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4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6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4">
      <style:table-cell-properties fo:border-top="thin dotted #000000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4">
      <style:table-cell-properties fo:border-top="thin dotted #000000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3">
      <style:table-cell-properties fo:border-top="thin dotted #000000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2">
      <style:table-cell-properties fo:border-top="thin dotted #000000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4">
      <style:table-cell-properties fo:border-top="thin dotted #000000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6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6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8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56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6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9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9">
      <style:table-cell-properties style:vertical-align="top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6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7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4">
      <style:table-cell-properties style:vertical-align="top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7">
      <style:table-cell-properties style:vertical-align="top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54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7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6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Default" style:data-style-name="N48">
      <style:text-properties style:font-name="細明體" style:font-name-asian="細明體" style:font-name-complex="細明體"/>
    </style:style>
    <style:style style:name="ce5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Default" style:data-style-name="N48"/>
    <style:style style:name="ce7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5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9" style:family="table-cell" style:parent-style-name="_19968__33324___36895__22577__34920_" style:data-style-name="N60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0" style:family="table-cell" style:parent-style-name="_19968__33324___36895__22577__34920_" style:data-style-name="N59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1" style:family="table-cell" style:parent-style-name="_19968__33324___36895__22577__34920_" style:data-style-name="N6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2" style:family="table-cell" style:parent-style-name="_21315__20998__20301__91_0_93_" style:data-style-name="N5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3" style:family="table-cell" style:parent-style-name="_21315__20998__20301__91_0_93_" style:data-style-name="N6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4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6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2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60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Default" style:data-style-name="N48">
      <style:text-properties fo:font-weight="bold" style:font-weight-asian="bold" style:font-weight-complex="bold"/>
    </style:style>
    <style:style style:name="ce95" style:family="table-cell" style:parent-style-name="_19968__33324___36895__22577__34920_" style:data-style-name="N60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1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1" style:family="table-cell" style:parent-style-name="_19968__33324___36895__22577__34920_" style:data-style-name="N67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3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3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5" style:family="table-cell" style:parent-style-name="_30334__20998__27604_" style:data-style-name="N68"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37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8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39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40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Default" style:data-style-name="N49"/>
    <style:style style:name="ce14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1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2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7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1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3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4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8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19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4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25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6" style:family="table-cell" style:parent-style-name="Default" style:data-style-name="N48">
      <style:table-cell-properties fo:border-top="thin dotted #000000" fo:border-bottom="2pt solid #000000" fo:border-left="none" fo:border-right="thin solid #000000"/>
    </style:style>
    <style:style style:name="ce22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9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0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31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40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6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7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8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9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0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1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3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5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7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9.05pt" style:use-optimal-row-height="false" fo:break-before="auto"/>
    </style:style>
    <style:style style:name="ro9" style:family="table-row">
      <style:table-row-properties style:row-height="2.4pt" style:use-optimal-row-height="false" fo:break-before="auto"/>
    </style:style>
    <style:style style:name="ro10" style:family="table-row">
      <style:table-row-properties style:row-height="35.4pt" style:use-optimal-row-height="false" fo:break-before="auto"/>
    </style:style>
    <style:style style:name="ro11" style:family="table-row">
      <style:table-row-properties style:row-height="34.8pt" style:use-optimal-row-height="false" fo:break-before="auto"/>
    </style:style>
    <style:style style:name="ro12" style:family="table-row">
      <style:table-row-properties style:row-height="28.05pt" style:use-optimal-row-height="false" fo:break-before="auto"/>
    </style:style>
    <style:style style:name="ro13" style:family="table-row">
      <style:table-row-properties style:row-height="16.05pt" style:use-optimal-row-height="false" fo:break-before="auto"/>
    </style:style>
    <style:style style:name="ro14" style:family="table-row">
      <style:table-row-properties style:row-height="14.4pt" style:use-optimal-row-height="false" fo:break-before="auto"/>
    </style:style>
    <style:style style:name="ro15" style:family="table-row">
      <style:table-row-properties style:row-height="15.6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30pt" style:use-optimal-row-height="false" fo:break-before="auto"/>
    </style:style>
    <style:style style:name="ro20" style:family="table-row">
      <style:table-row-properties style:row-height="19.8pt" style:use-optimal-row-height="false" fo:break-before="auto"/>
    </style:style>
    <style:style style:name="ro21" style:family="table-row">
      <style:table-row-properties style:row-height="22.95pt" style:use-optimal-row-height="false" fo:break-before="auto"/>
    </style:style>
    <style:style style:name="ro22" style:family="table-row">
      <style:table-row-properties style:row-height="27pt" style:use-optimal-row-height="false" fo:break-before="auto"/>
    </style:style>
    <style:style style:name="ro23" style:family="table-row">
      <style:table-row-properties style:row-height="24.6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25.95pt" style:use-optimal-row-height="false" fo:break-before="auto"/>
    </style:style>
    <style:style style:name="ro26" style:family="table-row">
      <style:table-row-properties style:row-height="24pt" style:use-optimal-row-height="false" fo:break-before="auto"/>
    </style:style>
    <style:style style:name="ro27" style:family="table-row">
      <style:table-row-properties style:row-height="28.8pt" style:use-optimal-row-height="false" fo:break-before="auto"/>
    </style:style>
    <style:style style:name="ro28" style:family="table-row">
      <style:table-row-properties style:row-height="21.6pt" style:use-optimal-row-height="false" fo:break-before="auto"/>
    </style:style>
    <style:style style:name="ro29" style:family="table-row">
      <style:table-row-properties style:row-height="3pt" style:use-optimal-row-height="false" fo:break-before="auto"/>
    </style:style>
    <style:style style:name="ro30" style:family="table-row">
      <style:table-row-properties style:row-height="16.95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8.25pt" style:use-optimal-row-height="false" fo:break-before="auto"/>
    </style:style>
    <style:style style:name="ro33" style:family="table-row">
      <style:table-row-properties style:row-height="22.2pt" style:use-optimal-row-height="false" fo:break-before="auto"/>
    </style:style>
    <style:style style:name="ro34" style:family="table-row">
      <style:table-row-properties style:row-height="25.2pt" style:use-optimal-row-height="false" fo:break-before="auto"/>
    </style:style>
    <style:style style:name="ro35" style:family="table-row">
      <style:table-row-properties style:row-height="22.05pt" style:use-optimal-row-height="false" fo:break-before="auto"/>
    </style:style>
    <style:style style:name="ro36" style:family="table-row">
      <style:table-row-properties style:row-height="26.4pt" style:use-optimal-row-height="false" fo:break-before="auto"/>
    </style:style>
    <style:style style:name="ro37" style:family="table-row">
      <style:table-row-properties style:row-height="4.8pt" style:use-optimal-row-height="false" fo:break-before="auto"/>
    </style:style>
    <style:style style:name="ro38" style:family="table-row">
      <style:table-row-properties style:row-height="16.2pt" style:use-optimal-row-height="true" fo:break-before="auto"/>
    </style:style>
    <style:style style:name="ro39" style:family="table-row">
      <style:table-row-properties style:row-height="17.4pt" style:use-optimal-row-height="false" fo:break-before="auto"/>
    </style:style>
    <style:style style:name="ro40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73"/>
        <table:table-column table:style-name="co2" table:default-cell-style-name="ce73"/>
        <table:table-column table:style-name="co3" table:default-cell-style-name="ce73"/>
        <table:table-column table:style-name="co4" table:number-columns-repeated="3" table:default-cell-style-name="ce73"/>
        <table:table-column table:style-name="co5" table:default-cell-style-name="ce73"/>
        <table:table-column table:style-name="co6" table:number-columns-repeated="2" table:default-cell-style-name="ce73"/>
        <table:table-column table:style-name="co7" table:default-cell-style-name="ce73"/>
        <table:table-column table:style-name="co6" table:default-cell-style-name="ce73"/>
        <table:table-column table:style-name="co8" table:default-cell-style-name="ce73"/>
        <table:table-column table:style-name="co9" table:default-cell-style-name="ce73"/>
        <table:table-column table:style-name="co10" table:default-cell-style-name="ce73"/>
        <table:table-column table:style-name="co11" table:default-cell-style-name="ce73"/>
        <table:table-column table:style-name="co3" table:default-cell-style-name="ce73"/>
        <table:table-column table:style-name="co12" table:default-cell-style-name="ce73"/>
        <table:table-column table:style-name="co13" table:default-cell-style-name="ce73"/>
        <table:table-column table:style-name="co1" table:default-cell-style-name="ce73"/>
        <table:table-column table:style-name="co10" table:default-cell-style-name="ce73"/>
        <table:table-column table:style-name="co13" table:default-cell-style-name="ce73"/>
        <table:table-column table:style-name="co3" table:default-cell-style-name="ce73"/>
        <table:table-column table:style-name="co1" table:default-cell-style-name="ce73"/>
        <table:table-column table:style-name="co14" table:default-cell-style-name="ce73"/>
        <table:table-column table:style-name="co15" table:default-cell-style-name="ce73"/>
        <table:table-column table:style-name="co14" table:number-columns-repeated="16359" table:default-cell-style-name="ce73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0">
            <text:p>民 國 105 年 1 月 戶 口 統 計 速 報 表</text:p>
          </table:table-cell>
          <table:covered-table-cell table:number-columns-repeated="22"/>
          <table:table-cell table:number-columns-repeated="16361" table:style-name="ce73"/>
        </table:table-row>
        <table:table-row table:style-name="ro3">
          <table:table-cell office:value-type="string" table:number-columns-spanned="2" table:number-rows-spanned="4" table:style-name="ce260">
            <text:p>年月別</text:p>
          </table:table-cell>
          <table:covered-table-cell/>
          <table:table-cell table:style-name="ce72"/>
          <table:table-cell office:value-type="string" table:style-name="ce71">
            <text:p>人</text:p>
          </table:table-cell>
          <table:table-cell office:value-type="string" table:style-name="ce71">
            <text:p>口</text:p>
          </table:table-cell>
          <table:table-cell office:value-type="string" table:style-name="ce71">
            <text:p>數</text:p>
          </table:table-cell>
          <table:table-cell office:value-type="string" table:style-name="ce70">
            <text:p>出 <text:s text:c="5"/>　 <text:s/>　生</text:p>
          </table:table-cell>
          <table:table-cell table:number-columns-repeated="3" table:style-name="ce69"/>
          <table:table-cell office:value-type="string" table:style-name="ce70">
            <text:p>死　 <text:s text:c="6"/>　亡</text:p>
          </table:table-cell>
          <table:table-cell table:number-columns-repeated="3" table:style-name="ce69"/>
          <table:table-cell office:value-type="string" table:number-columns-spanned="2" table:number-rows-spanned="1" table:style-name="ce262">
            <text:p>自 然 增 加</text:p>
          </table:table-cell>
          <table:covered-table-cell/>
          <table:table-cell office:value-type="string" table:number-columns-spanned="2" table:number-rows-spanned="1" table:style-name="ce26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2">
            <text:p>離 <text:s text:c="3"/>　婚</text:p>
          </table:table-cell>
          <table:covered-table-cell/>
          <table:table-cell office:value-type="string" table:number-columns-spanned="1" table:number-rows-spanned="4" table:style-name="ce263">
            <text:p>遷入</text:p>
            <text:p>人數</text:p>
          </table:table-cell>
          <table:table-cell office:value-type="string" table:number-columns-spanned="1" table:number-rows-spanned="4" table:style-name="ce263">
            <text:p>遷出</text:p>
            <text:p>人數</text:p>
          </table:table-cell>
          <table:table-cell office:value-type="string" table:number-columns-spanned="1" table:number-rows-spanned="4" table:style-name="ce261">
            <text:p>原住民</text:p>
            <text:p>人口數</text:p>
          </table:table-cell>
          <table:table-cell table:number-columns-repeated="16361" table:style-name="ce7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3">
            <text:p>戶　數</text:p>
          </table:table-cell>
          <table:table-cell table:number-columns-repeated="3" table:style-name="ce65"/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68">
            <text:p>折合年</text:p>
          </table:table-cell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66">
            <text:p>折合年</text:p>
          </table:table-cell>
          <table:table-cell office:value-type="string" table:style-name="ce65">
            <text:p><text:s/></text:p>
          </table:table-cell>
          <table:table-cell office:value-type="string" table:style-name="ce64">
            <text:p>折合年自</text:p>
          </table:table-cell>
          <table:table-cell office:value-type="string" table:style-name="ce67">
            <text:p><text:s/></text:p>
          </table:table-cell>
          <table:table-cell office:value-type="string" table:style-name="ce66">
            <text:p>折合年</text:p>
          </table:table-cell>
          <table:table-cell table:style-name="ce65"/>
          <table:table-cell office:value-type="string" table:style-name="ce65">
            <text:p>折合年</text:p>
          </table:table-cell>
          <table:covered-table-cell/>
          <table:covered-table-cell/>
          <table:covered-table-cell/>
          <table:table-cell table:number-columns-repeated="16361" table:style-name="ce73"/>
        </table:table-row>
        <table:table-row table:style-name="ro4">
          <table:covered-table-cell/>
          <table:covered-table-cell/>
          <table:covered-table-cell/>
          <table:table-cell office:value-type="string" table:style-name="ce63">
            <text:p>計</text:p>
          </table:table-cell>
          <table:table-cell office:value-type="string" table:style-name="ce63">
            <text:p>男</text:p>
          </table:table-cell>
          <table:table-cell office:value-type="string" table:style-name="ce63">
            <text:p>女</text:p>
          </table:table-cell>
          <table:covered-table-cell/>
          <table:covered-table-cell/>
          <table:covered-table-cell/>
          <table:table-cell office:value-type="string" table:style-name="ce62">
            <text:p>粗出生率</text:p>
          </table:table-cell>
          <table:covered-table-cell/>
          <table:covered-table-cell/>
          <table:covered-table-cell/>
          <table:table-cell office:value-type="string" table:style-name="ce62">
            <text:p>粗死亡率</text:p>
          </table:table-cell>
          <table:table-cell office:value-type="string" table:style-name="ce63">
            <text:p>人數</text:p>
          </table:table-cell>
          <table:table-cell office:value-type="string" table:style-name="ce64">
            <text:p>然增加率</text:p>
          </table:table-cell>
          <table:table-cell office:value-type="string" table:style-name="ce63">
            <text:p>對數</text:p>
          </table:table-cell>
          <table:table-cell office:value-type="string" table:style-name="ce62">
            <text:p>粗結婚率</text:p>
          </table:table-cell>
          <table:table-cell office:value-type="string" table:style-name="ce63">
            <text:p>對數</text:p>
          </table:table-cell>
          <table:table-cell office:value-type="string" table:style-name="ce62">
            <text:p>粗離婚率</text:p>
          </table:table-cell>
          <table:covered-table-cell/>
          <table:covered-table-cell/>
          <table:covered-table-cell/>
          <table:table-cell table:number-columns-repeated="16361" table:style-name="ce73"/>
        </table:table-row>
        <table:table-row table:style-name="ro4">
          <table:covered-table-cell/>
          <table:covered-table-cell/>
          <table:table-cell table:style-name="ce61"/>
          <table:table-cell table:style-name="ce60"/>
          <table:table-cell table:number-columns-repeated="2" table:style-name="ce59"/>
          <table:covered-table-cell/>
          <table:covered-table-cell/>
          <table:covered-table-cell/>
          <table:table-cell office:value-type="string" table:style-name="ce58">
            <text:p>‰</text:p>
          </table:table-cell>
          <table:covered-table-cell/>
          <table:covered-table-cell/>
          <table:covered-table-cell/>
          <table:table-cell office:value-type="string" table:style-name="ce58">
            <text:p>‰</text:p>
          </table:table-cell>
          <table:table-cell table:style-name="ce59"/>
          <table:table-cell office:value-type="string" table:style-name="ce58">
            <text:p>‰</text:p>
          </table:table-cell>
          <table:table-cell table:style-name="ce59"/>
          <table:table-cell office:value-type="string" table:style-name="ce58">
            <text:p>‰</text:p>
          </table:table-cell>
          <table:table-cell table:style-name="ce59"/>
          <table:table-cell office:value-type="string" table:style-name="ce58">
            <text:p>‰</text:p>
          </table:table-cell>
          <table:covered-table-cell/>
          <table:covered-table-cell/>
          <table:covered-table-cell/>
          <table:table-cell table:style-name="ce73"/>
          <table:table-cell table:style-name="ce57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59">
            <text:p>40 年</text:p>
          </table:table-cell>
          <table:covered-table-cell/>
          <table:table-cell office:value-type="float" office:value="1440787" table:style-name="ce56">
            <text:p>1,440,787</text:p>
          </table:table-cell>
          <table:table-cell office:value-type="float" office:value="7869247" table:style-name="ce52">
            <text:p>7,869,247</text:p>
          </table:table-cell>
          <table:table-cell office:value-type="float" office:value="4016708" table:style-name="ce52">
            <text:p>4,016,708</text:p>
          </table:table-cell>
          <table:table-cell office:value-type="float" office:value="3852539" table:style-name="ce52">
            <text:p>3,852,539</text:p>
          </table:table-cell>
          <table:table-cell office:value-type="float" office:value="385383" table:style-name="ce52">
            <text:p>385,383</text:p>
          </table:table-cell>
          <table:table-cell office:value-type="float" office:value="197297" table:style-name="ce52">
            <text:p>197,297</text:p>
          </table:table-cell>
          <table:table-cell office:value-type="float" office:value="188086" table:style-name="ce52">
            <text:p>188,086</text:p>
          </table:table-cell>
          <table:table-cell office:value-type="float" office:value="49.97" table:style-name="ce51">
            <text:p>49.97</text:p>
          </table:table-cell>
          <table:table-cell office:value-type="float" office:value="89259" table:style-name="ce52">
            <text:p>89,259</text:p>
          </table:table-cell>
          <table:table-cell office:value-type="float" office:value="46225" table:style-name="ce52">
            <text:p>46,225</text:p>
          </table:table-cell>
          <table:table-cell office:value-type="float" office:value="43034" table:style-name="ce52">
            <text:p>43,034</text:p>
          </table:table-cell>
          <table:table-cell office:value-type="float" office:value="11.57" table:style-name="ce51">
            <text:p>11.57</text:p>
          </table:table-cell>
          <table:table-cell office:value-type="float" office:value="296124" table:style-name="ce53">
            <text:p>296,124</text:p>
          </table:table-cell>
          <table:table-cell office:value-type="float" office:value="38.4" table:style-name="ce51">
            <text:p>38.40</text:p>
          </table:table-cell>
          <table:table-cell office:value-type="float" office:value="73676" table:style-name="ce52">
            <text:p>73,676</text:p>
          </table:table-cell>
          <table:table-cell office:value-type="float" office:value="9.5500000000000007" table:style-name="ce51">
            <text:p>9.55</text:p>
          </table:table-cell>
          <table:table-cell office:value-type="float" office:value="3858" table:style-name="ce52">
            <text:p>3,858</text:p>
          </table:table-cell>
          <table:table-cell office:value-type="float" office:value="0.5" table:style-name="ce51">
            <text:p>0.50</text:p>
          </table:table-cell>
          <table:table-cell office:value-type="string" table:style-name="ce55">
            <text:p>…</text:p>
          </table:table-cell>
          <table:table-cell office:value-type="string" table:style-name="ce55">
            <text:p>…</text:p>
          </table:table-cell>
          <table:table-cell office:value-type="float" office:value="170729" table:style-name="ce54">
            <text:p>170,729</text:p>
          </table:table-cell>
          <table:table-cell table:number-columns-repeated="16361" table:style-name="ce73"/>
        </table:table-row>
        <table:table-row table:style-name="ro6">
          <table:table-cell office:value-type="string" table:number-columns-spanned="2" table:number-rows-spanned="1" table:style-name="ce254">
            <text:p>50 年</text:p>
          </table:table-cell>
          <table:covered-table-cell/>
          <table:table-cell office:value-type="float" office:value="2002493" table:style-name="ce44">
            <text:p>2,002,493</text:p>
          </table:table-cell>
          <table:table-cell office:value-type="float" office:value="11149139" table:style-name="ce41">
            <text:p>11,149,139</text:p>
          </table:table-cell>
          <table:table-cell office:value-type="float" office:value="5715463" table:style-name="ce41">
            <text:p>5,715,463</text:p>
          </table:table-cell>
          <table:table-cell office:value-type="float" office:value="5433676" table:style-name="ce52">
            <text:p>5,433,676</text:p>
          </table:table-cell>
          <table:table-cell office:value-type="float" office:value="420254" table:style-name="ce52">
            <text:p>420,254</text:p>
          </table:table-cell>
          <table:table-cell office:value-type="float" office:value="216728" table:style-name="ce52">
            <text:p>216,728</text:p>
          </table:table-cell>
          <table:table-cell office:value-type="float" office:value="203526" table:style-name="ce52">
            <text:p>203,526</text:p>
          </table:table-cell>
          <table:table-cell office:value-type="float" office:value="38.31" table:style-name="ce51">
            <text:p>38.31</text:p>
          </table:table-cell>
          <table:table-cell office:value-type="float" office:value="73823" table:style-name="ce52">
            <text:p>73,823</text:p>
          </table:table-cell>
          <table:table-cell office:value-type="float" office:value="40570" table:style-name="ce52">
            <text:p>40,570</text:p>
          </table:table-cell>
          <table:table-cell office:value-type="float" office:value="33253" table:style-name="ce52">
            <text:p>33,253</text:p>
          </table:table-cell>
          <table:table-cell office:value-type="float" office:value="6.73" table:style-name="ce51">
            <text:p>6.73</text:p>
          </table:table-cell>
          <table:table-cell office:value-type="float" office:value="346431" table:style-name="ce53">
            <text:p>346,431</text:p>
          </table:table-cell>
          <table:table-cell office:value-type="float" office:value="31.58" table:style-name="ce51">
            <text:p>31.58</text:p>
          </table:table-cell>
          <table:table-cell office:value-type="float" office:value="83797" table:style-name="ce52">
            <text:p>83,797</text:p>
          </table:table-cell>
          <table:table-cell office:value-type="float" office:value="7.51" table:style-name="ce51">
            <text:p>7.51</text:p>
          </table:table-cell>
          <table:table-cell office:value-type="float" office:value="4487" table:style-name="ce52">
            <text:p>4,487</text:p>
          </table:table-cell>
          <table:table-cell office:value-type="float" office:value="0.4" table:style-name="ce51">
            <text:p>0.40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float" office:value="218098" table:style-name="ce49">
            <text:p>218,098</text:p>
          </table:table-cell>
          <table:table-cell table:number-columns-repeated="16361" table:style-name="ce73"/>
        </table:table-row>
        <table:table-row table:style-name="ro6">
          <table:table-cell office:value-type="string" table:number-columns-spanned="2" table:number-rows-spanned="1" table:style-name="ce254">
            <text:p>60 年</text:p>
          </table:table-cell>
          <table:covered-table-cell/>
          <table:table-cell office:value-type="float" office:value="2702792" table:style-name="ce44">
            <text:p>2,702,792</text:p>
          </table:table-cell>
          <table:table-cell office:value-type="float" office:value="14994823" table:style-name="ce41">
            <text:p>14,994,823</text:p>
          </table:table-cell>
          <table:table-cell office:value-type="float" office:value="7895140" table:style-name="ce41">
            <text:p>7,895,140</text:p>
          </table:table-cell>
          <table:table-cell office:value-type="float" office:value="7099683" table:style-name="ce41">
            <text:p>7,099,683</text:p>
          </table:table-cell>
          <table:table-cell office:value-type="float" office:value="380424" table:style-name="ce41">
            <text:p>380,424</text:p>
          </table:table-cell>
          <table:table-cell office:value-type="float" office:value="195938" table:style-name="ce41">
            <text:p>195,938</text:p>
          </table:table-cell>
          <table:table-cell office:value-type="float" office:value="184486" table:style-name="ce41">
            <text:p>184,486</text:p>
          </table:table-cell>
          <table:table-cell office:value-type="float" office:value="25.64" table:style-name="ce45">
            <text:p>25.64</text:p>
          </table:table-cell>
          <table:table-cell office:value-type="float" office:value="70954" table:style-name="ce41">
            <text:p>70,954</text:p>
          </table:table-cell>
          <table:table-cell office:value-type="float" office:value="41596" table:style-name="ce41">
            <text:p>41,596</text:p>
          </table:table-cell>
          <table:table-cell office:value-type="float" office:value="29358" table:style-name="ce41">
            <text:p>29,358</text:p>
          </table:table-cell>
          <table:table-cell office:value-type="float" office:value="4.78" table:style-name="ce45">
            <text:p>4.78</text:p>
          </table:table-cell>
          <table:table-cell office:value-type="float" office:value="309470" table:style-name="ce48">
            <text:p>309,470</text:p>
          </table:table-cell>
          <table:table-cell office:value-type="float" office:value="20.86" table:style-name="ce45">
            <text:p>20.86</text:p>
          </table:table-cell>
          <table:table-cell office:value-type="float" office:value="106812" table:style-name="ce41">
            <text:p>106,812</text:p>
          </table:table-cell>
          <table:table-cell office:value-type="float" office:value="7.2" table:style-name="ce45">
            <text:p>7.20</text:p>
          </table:table-cell>
          <table:table-cell office:value-type="float" office:value="5310" table:style-name="ce41">
            <text:p>5,310</text:p>
          </table:table-cell>
          <table:table-cell office:value-type="float" office:value="0.36" table:style-name="ce45">
            <text:p>0.36</text:p>
          </table:table-cell>
          <table:table-cell office:value-type="string" table:style-name="ce41">
            <text:p>…</text:p>
          </table:table-cell>
          <table:table-cell office:value-type="string" table:style-name="ce41">
            <text:p>…</text:p>
          </table:table-cell>
          <table:table-cell office:value-type="float" office:value="270905" table:style-name="ce40">
            <text:p>270,905</text:p>
          </table:table-cell>
          <table:table-cell table:number-columns-repeated="16361" table:style-name="ce73"/>
        </table:table-row>
        <table:table-row table:style-name="ro6">
          <table:table-cell office:value-type="string" table:number-columns-spanned="2" table:number-rows-spanned="1" table:style-name="ce254">
            <text:p>70 年</text:p>
          </table:table-cell>
          <table:covered-table-cell/>
          <table:table-cell office:value-type="float" office:value="3906015" table:style-name="ce44">
            <text:p>3,906,015</text:p>
          </table:table-cell>
          <table:table-cell office:value-type="float" office:value="18193955" table:style-name="ce41">
            <text:p>18,193,955</text:p>
          </table:table-cell>
          <table:table-cell office:value-type="float" office:value="9479508" table:style-name="ce41">
            <text:p>9,479,508</text:p>
          </table:table-cell>
          <table:table-cell office:value-type="float" office:value="8714447" table:style-name="ce41">
            <text:p>8,714,447</text:p>
          </table:table-cell>
          <table:table-cell office:value-type="float" office:value="412779" table:style-name="ce41">
            <text:p>412,779</text:p>
          </table:table-cell>
          <table:table-cell office:value-type="float" office:value="213273" table:style-name="ce41">
            <text:p>213,273</text:p>
          </table:table-cell>
          <table:table-cell office:value-type="float" office:value="199506" table:style-name="ce41">
            <text:p>199,506</text:p>
          </table:table-cell>
          <table:table-cell office:value-type="float" office:value="22.97" table:style-name="ce45">
            <text:p>22.97</text:p>
          </table:table-cell>
          <table:table-cell office:value-type="float" office:value="86848" table:style-name="ce41">
            <text:p>86,848</text:p>
          </table:table-cell>
          <table:table-cell office:value-type="float" office:value="52627" table:style-name="ce41">
            <text:p>52,627</text:p>
          </table:table-cell>
          <table:table-cell office:value-type="float" office:value="34221" table:style-name="ce41">
            <text:p>34,221</text:p>
          </table:table-cell>
          <table:table-cell office:value-type="float" office:value="4.83" table:style-name="ce45">
            <text:p>4.83</text:p>
          </table:table-cell>
          <table:table-cell office:value-type="float" office:value="325931" table:style-name="ce48">
            <text:p>325,931</text:p>
          </table:table-cell>
          <table:table-cell office:value-type="float" office:value="18.14" table:style-name="ce45">
            <text:p>18.14</text:p>
          </table:table-cell>
          <table:table-cell office:value-type="float" office:value="167496" table:style-name="ce41">
            <text:p>167,496</text:p>
          </table:table-cell>
          <table:table-cell office:value-type="float" office:value="9.2899999999999991" table:style-name="ce45">
            <text:p>9.29</text:p>
          </table:table-cell>
          <table:table-cell office:value-type="float" office:value="14875" table:style-name="ce41">
            <text:p>14,875</text:p>
          </table:table-cell>
          <table:table-cell office:value-type="float" office:value="0.83" table:style-name="ce45">
            <text:p>0.83</text:p>
          </table:table-cell>
          <table:table-cell office:value-type="string" table:style-name="ce41">
            <text:p>…</text:p>
          </table:table-cell>
          <table:table-cell office:value-type="string" table:style-name="ce41">
            <text:p>…</text:p>
          </table:table-cell>
          <table:table-cell office:value-type="float" office:value="310116" table:style-name="ce40">
            <text:p>310,116</text:p>
          </table:table-cell>
          <table:table-cell table:number-columns-repeated="16361" table:style-name="ce136"/>
        </table:table-row>
        <table:table-row table:style-name="ro6">
          <table:table-cell office:value-type="string" table:number-columns-spanned="2" table:number-rows-spanned="1" table:style-name="ce254">
            <text:p>80 年</text:p>
          </table:table-cell>
          <table:covered-table-cell/>
          <table:table-cell office:value-type="float" office:value="5227185" table:style-name="ce44">
            <text:p>5,227,185</text:p>
          </table:table-cell>
          <table:table-cell office:value-type="float" office:value="20605831" table:style-name="ce41">
            <text:p>20,605,831</text:p>
          </table:table-cell>
          <table:table-cell office:value-type="float" office:value="10640276" table:style-name="ce41">
            <text:p>10,640,276</text:p>
          </table:table-cell>
          <table:table-cell office:value-type="float" office:value="9965555" table:style-name="ce41">
            <text:p>9,965,555</text:p>
          </table:table-cell>
          <table:table-cell office:value-type="float" office:value="321932" table:style-name="ce41">
            <text:p>321,932</text:p>
          </table:table-cell>
          <table:table-cell office:value-type="float" office:value="168865" table:style-name="ce41">
            <text:p>168,865</text:p>
          </table:table-cell>
          <table:table-cell office:value-type="float" office:value="153067" table:style-name="ce41">
            <text:p>153,067</text:p>
          </table:table-cell>
          <table:table-cell office:value-type="float" office:value="15.7" table:style-name="ce45">
            <text:p>15.70</text:p>
          </table:table-cell>
          <table:table-cell office:value-type="float" office:value="106284" table:style-name="ce41">
            <text:p>106,284</text:p>
          </table:table-cell>
          <table:table-cell office:value-type="float" office:value="65386" table:style-name="ce41">
            <text:p>65,386</text:p>
          </table:table-cell>
          <table:table-cell office:value-type="float" office:value="40898" table:style-name="ce41">
            <text:p>40,898</text:p>
          </table:table-cell>
          <table:table-cell office:value-type="float" office:value="5.18" table:style-name="ce45">
            <text:p>5.18</text:p>
          </table:table-cell>
          <table:table-cell office:value-type="float" office:value="215648" table:style-name="ce48">
            <text:p>215,648</text:p>
          </table:table-cell>
          <table:table-cell office:value-type="float" office:value="10.52" table:style-name="ce45">
            <text:p>10.52</text:p>
          </table:table-cell>
          <table:table-cell office:value-type="float" office:value="162972" table:style-name="ce41">
            <text:p>162,972</text:p>
          </table:table-cell>
          <table:table-cell office:value-type="float" office:value="7.95" table:style-name="ce45">
            <text:p>7.95</text:p>
          </table:table-cell>
          <table:table-cell office:value-type="float" office:value="28298" table:style-name="ce41">
            <text:p>28,298</text:p>
          </table:table-cell>
          <table:table-cell office:value-type="float" office:value="1.38" table:style-name="ce45">
            <text:p>1.38</text:p>
          </table:table-cell>
          <table:table-cell office:value-type="float" office:value="1477764" table:style-name="ce41">
            <text:p>1,477,764</text:p>
          </table:table-cell>
          <table:table-cell office:value-type="float" office:value="1489892" table:style-name="ce41">
            <text:p>1,489,892</text:p>
          </table:table-cell>
          <table:table-cell office:value-type="float" office:value="345523" table:style-name="ce40">
            <text:p>345,523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54">
            <text:p>90 年</text:p>
          </table:table-cell>
          <table:covered-table-cell/>
          <table:table-cell office:value-type="float" office:value="6802281" table:style-name="ce41">
            <text:p>6,802,281</text:p>
          </table:table-cell>
          <table:table-cell office:value-type="float" office:value="22405568" table:style-name="ce41">
            <text:p>22,405,568</text:p>
          </table:table-cell>
          <table:table-cell office:value-type="float" office:value="11441651" table:style-name="ce41">
            <text:p>11,441,651</text:p>
          </table:table-cell>
          <table:table-cell office:value-type="float" office:value="10963917" table:style-name="ce41">
            <text:p>10,963,917</text:p>
          </table:table-cell>
          <table:table-cell office:value-type="float" office:value="260354" table:style-name="ce41">
            <text:p>260,354</text:p>
          </table:table-cell>
          <table:table-cell office:value-type="float" office:value="135596" table:style-name="ce41">
            <text:p>135,596</text:p>
          </table:table-cell>
          <table:table-cell office:value-type="float" office:value="124758" table:style-name="ce41">
            <text:p>124,758</text:p>
          </table:table-cell>
          <table:table-cell office:value-type="float" office:value="11.65" table:style-name="ce45">
            <text:p>11.65</text:p>
          </table:table-cell>
          <table:table-cell office:value-type="float" office:value="127647" table:style-name="ce41">
            <text:p>127,647</text:p>
          </table:table-cell>
          <table:table-cell office:value-type="float" office:value="79319" table:style-name="ce41">
            <text:p>79,319</text:p>
          </table:table-cell>
          <table:table-cell office:value-type="float" office:value="48328" table:style-name="ce41">
            <text:p>48,328</text:p>
          </table:table-cell>
          <table:table-cell office:value-type="float" office:value="5.71" table:style-name="ce45">
            <text:p>5.71</text:p>
          </table:table-cell>
          <table:table-cell office:value-type="float" office:value="132707" table:style-name="ce46">
            <text:p>132,707</text:p>
          </table:table-cell>
          <table:table-cell office:value-type="float" office:value="5.94" table:style-name="ce45">
            <text:p>5.94</text:p>
          </table:table-cell>
          <table:table-cell office:value-type="float" office:value="170515" table:style-name="ce41">
            <text:p>170,515</text:p>
          </table:table-cell>
          <table:table-cell office:value-type="float" office:value="7.63" table:style-name="ce45">
            <text:p>7.63</text:p>
          </table:table-cell>
          <table:table-cell office:value-type="float" office:value="56538" table:style-name="ce41">
            <text:p>56,538</text:p>
          </table:table-cell>
          <table:table-cell office:value-type="float" office:value="2.5299999999999998" table:style-name="ce45">
            <text:p>2.53</text:p>
          </table:table-cell>
          <table:table-cell office:value-type="float" office:value="1373363" table:style-name="ce41">
            <text:p>1,373,363</text:p>
          </table:table-cell>
          <table:table-cell office:value-type="float" office:value="1377174" table:style-name="ce41">
            <text:p>1,377,174</text:p>
          </table:table-cell>
          <table:table-cell office:value-type="float" office:value="420892" table:style-name="ce40">
            <text:p>420,892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54">
            <text:p>95 年</text:p>
          </table:table-cell>
          <table:covered-table-cell/>
          <table:table-cell office:value-type="float" office:value="7394758" table:style-name="ce41">
            <text:p>7,394,758</text:p>
          </table:table-cell>
          <table:table-cell office:value-type="float" office:value="22876527" table:style-name="ce41">
            <text:p>22,876,527</text:p>
          </table:table-cell>
          <table:table-cell office:value-type="float" office:value="11591707" table:style-name="ce41">
            <text:p>11,591,707</text:p>
          </table:table-cell>
          <table:table-cell office:value-type="float" office:value="11284820" table:style-name="ce41">
            <text:p>11,284,820</text:p>
          </table:table-cell>
          <table:table-cell office:value-type="float" office:value="204459" table:style-name="ce41">
            <text:p>204,459</text:p>
          </table:table-cell>
          <table:table-cell office:value-type="float" office:value="106936" table:style-name="ce41">
            <text:p>106,936</text:p>
          </table:table-cell>
          <table:table-cell office:value-type="float" office:value="97523" table:style-name="ce41">
            <text:p>97,523</text:p>
          </table:table-cell>
          <table:table-cell office:value-type="float" office:value="8.9600000000000009" table:style-name="ce45">
            <text:p>8.96</text:p>
          </table:table-cell>
          <table:table-cell office:value-type="float" office:value="135839" table:style-name="ce41">
            <text:p>135,839</text:p>
          </table:table-cell>
          <table:table-cell office:value-type="float" office:value="84800" table:style-name="ce41">
            <text:p>84,800</text:p>
          </table:table-cell>
          <table:table-cell office:value-type="float" office:value="51039" table:style-name="ce41">
            <text:p>51,039</text:p>
          </table:table-cell>
          <table:table-cell office:value-type="float" office:value="5.95" table:style-name="ce45">
            <text:p>5.95</text:p>
          </table:table-cell>
          <table:table-cell office:value-type="float" office:value="68620" table:style-name="ce46">
            <text:p>68,620</text:p>
          </table:table-cell>
          <table:table-cell office:value-type="float" office:value="3.01" table:style-name="ce45">
            <text:p>3.01</text:p>
          </table:table-cell>
          <table:table-cell office:value-type="float" office:value="142669" table:style-name="ce41">
            <text:p>142,669</text:p>
          </table:table-cell>
          <table:table-cell office:value-type="float" office:value="6.25" table:style-name="ce45">
            <text:p>6.25</text:p>
          </table:table-cell>
          <table:table-cell office:value-type="float" office:value="64540" table:style-name="ce41">
            <text:p>64,540</text:p>
          </table:table-cell>
          <table:table-cell office:value-type="float" office:value="2.83" table:style-name="ce45">
            <text:p>2.83</text:p>
          </table:table-cell>
          <table:table-cell office:value-type="float" office:value="1414340" table:style-name="ce41">
            <text:p>1,414,340</text:p>
          </table:table-cell>
          <table:table-cell office:value-type="float" office:value="1376816" table:style-name="ce41">
            <text:p>1,376,816</text:p>
          </table:table-cell>
          <table:table-cell office:value-type="float" office:value="474919" table:style-name="ce40">
            <text:p>474,919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54">
            <text:p>96 年</text:p>
          </table:table-cell>
          <table:covered-table-cell/>
          <table:table-cell office:value-type="float" office:value="7512449" table:style-name="ce44">
            <text:p>7,512,449</text:p>
          </table:table-cell>
          <table:table-cell office:value-type="float" office:value="22958360" table:style-name="ce41">
            <text:p>22,958,360</text:p>
          </table:table-cell>
          <table:table-cell office:value-type="float" office:value="11608767" table:style-name="ce41">
            <text:p>11,608,767</text:p>
          </table:table-cell>
          <table:table-cell office:value-type="float" office:value="11349593" table:style-name="ce41">
            <text:p>11,349,593</text:p>
          </table:table-cell>
          <table:table-cell office:value-type="float" office:value="204414" table:style-name="ce41">
            <text:p>204,414</text:p>
          </table:table-cell>
          <table:table-cell office:value-type="float" office:value="106898" table:style-name="ce41">
            <text:p>106,898</text:p>
          </table:table-cell>
          <table:table-cell office:value-type="float" office:value="97516" table:style-name="ce41">
            <text:p>97,516</text:p>
          </table:table-cell>
          <table:table-cell office:value-type="float" office:value="8.92" table:style-name="ce47">
            <text:p>8.92</text:p>
          </table:table-cell>
          <table:table-cell office:value-type="float" office:value="141111" table:style-name="ce41">
            <text:p>141,111</text:p>
          </table:table-cell>
          <table:table-cell office:value-type="float" office:value="87029" table:style-name="ce41">
            <text:p>87,029</text:p>
          </table:table-cell>
          <table:table-cell office:value-type="float" office:value="54082" table:style-name="ce41">
            <text:p>54,082</text:p>
          </table:table-cell>
          <table:table-cell office:value-type="float" office:value="6.16" table:style-name="ce45">
            <text:p>6.16</text:p>
          </table:table-cell>
          <table:table-cell office:value-type="float" office:value="63303" table:style-name="ce46">
            <text:p>63,303</text:p>
          </table:table-cell>
          <table:table-cell office:value-type="float" office:value="2.76" table:style-name="ce45">
            <text:p>2.76</text:p>
          </table:table-cell>
          <table:table-cell office:value-type="float" office:value="135041" table:style-name="ce41">
            <text:p>135,041</text:p>
          </table:table-cell>
          <table:table-cell office:value-type="float" office:value="5.89" table:style-name="ce45">
            <text:p>5.89</text:p>
          </table:table-cell>
          <table:table-cell office:value-type="float" office:value="58518" table:style-name="ce41">
            <text:p>58,518</text:p>
          </table:table-cell>
          <table:table-cell office:value-type="float" office:value="2.5499999999999998" table:style-name="ce45">
            <text:p>2.55</text:p>
          </table:table-cell>
          <table:table-cell office:value-type="float" office:value="1173040" table:style-name="ce41">
            <text:p>1,173,040</text:p>
          </table:table-cell>
          <table:table-cell office:value-type="float" office:value="1154510" table:style-name="ce41">
            <text:p>1,154,510</text:p>
          </table:table-cell>
          <table:table-cell office:value-type="float" office:value="484174" table:style-name="ce40">
            <text:p>484,174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54">
            <text:p>97 年</text:p>
          </table:table-cell>
          <table:covered-table-cell/>
          <table:table-cell office:value-type="float" office:value="7655772" table:style-name="ce44">
            <text:p>7,655,772</text:p>
          </table:table-cell>
          <table:table-cell office:value-type="float" office:value="23037031" table:style-name="ce41">
            <text:p>23,037,031</text:p>
          </table:table-cell>
          <table:table-cell office:value-type="float" office:value="11626351" table:style-name="ce41">
            <text:p>11,626,351</text:p>
          </table:table-cell>
          <table:table-cell office:value-type="float" office:value="11410680" table:style-name="ce41">
            <text:p>11,410,680</text:p>
          </table:table-cell>
          <table:table-cell office:value-type="float" office:value="198733" table:style-name="ce41">
            <text:p>198,733</text:p>
          </table:table-cell>
          <table:table-cell office:value-type="float" office:value="103937" table:style-name="ce41">
            <text:p>103,937</text:p>
          </table:table-cell>
          <table:table-cell office:value-type="float" office:value="94796" table:style-name="ce41">
            <text:p>94,796</text:p>
          </table:table-cell>
          <table:table-cell office:value-type="float" office:value="8.64" table:style-name="ce45">
            <text:p>8.64</text:p>
          </table:table-cell>
          <table:table-cell office:value-type="float" office:value="143624" table:style-name="ce41">
            <text:p>143,624</text:p>
          </table:table-cell>
          <table:table-cell office:value-type="float" office:value="88541" table:style-name="ce41">
            <text:p>88,541</text:p>
          </table:table-cell>
          <table:table-cell office:value-type="float" office:value="55083" table:style-name="ce41">
            <text:p>55,083</text:p>
          </table:table-cell>
          <table:table-cell office:value-type="float" office:value="6.25" table:style-name="ce45">
            <text:p>6.25</text:p>
          </table:table-cell>
          <table:table-cell office:value-type="float" office:value="55109" table:style-name="ce46">
            <text:p>55,109</text:p>
          </table:table-cell>
          <table:table-cell office:value-type="float" office:value="2.4" table:style-name="ce45">
            <text:p>2.40</text:p>
          </table:table-cell>
          <table:table-cell office:value-type="float" office:value="154866" table:style-name="ce41">
            <text:p>154,866</text:p>
          </table:table-cell>
          <table:table-cell office:value-type="float" office:value="6.73" table:style-name="ce45">
            <text:p>6.73</text:p>
          </table:table-cell>
          <table:table-cell office:value-type="float" office:value="55995" table:style-name="ce41">
            <text:p>55,995</text:p>
          </table:table-cell>
          <table:table-cell office:value-type="float" office:value="2.4300000000000002" table:style-name="ce45">
            <text:p>2.43</text:p>
          </table:table-cell>
          <table:table-cell office:value-type="float" office:value="1196407" table:style-name="ce41">
            <text:p>1,196,407</text:p>
          </table:table-cell>
          <table:table-cell office:value-type="float" office:value="1172845" table:style-name="ce41">
            <text:p>1,172,845</text:p>
          </table:table-cell>
          <table:table-cell office:value-type="float" office:value="494107" table:style-name="ce40">
            <text:p>494,107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54">
            <text:p>98 年</text:p>
          </table:table-cell>
          <table:covered-table-cell/>
          <table:table-cell office:value-type="float" office:value="7805834" table:style-name="ce44">
            <text:p>7,805,834</text:p>
          </table:table-cell>
          <table:table-cell office:value-type="float" office:value="23119772" table:style-name="ce41">
            <text:p>23,119,772</text:p>
          </table:table-cell>
          <table:table-cell office:value-type="float" office:value="11636734" table:style-name="ce41">
            <text:p>11,636,734</text:p>
          </table:table-cell>
          <table:table-cell office:value-type="float" office:value="11483038" table:style-name="ce41">
            <text:p>11,483,038</text:p>
          </table:table-cell>
          <table:table-cell office:value-type="float" office:value="191310" table:style-name="ce41">
            <text:p>191,310</text:p>
          </table:table-cell>
          <table:table-cell office:value-type="float" office:value="99492" table:style-name="ce41">
            <text:p>99,492</text:p>
          </table:table-cell>
          <table:table-cell office:value-type="float" office:value="91818" table:style-name="ce41">
            <text:p>91,818</text:p>
          </table:table-cell>
          <table:table-cell office:value-type="float" office:value="8.2899999999999991" table:style-name="ce45">
            <text:p>8.29</text:p>
          </table:table-cell>
          <table:table-cell office:value-type="float" office:value="143582" table:style-name="ce41">
            <text:p>143,582</text:p>
          </table:table-cell>
          <table:table-cell office:value-type="float" office:value="88088" table:style-name="ce41">
            <text:p>88,088</text:p>
          </table:table-cell>
          <table:table-cell office:value-type="float" office:value="55494" table:style-name="ce41">
            <text:p>55,494</text:p>
          </table:table-cell>
          <table:table-cell office:value-type="float" office:value="6.22" table:style-name="ce45">
            <text:p>6.22</text:p>
          </table:table-cell>
          <table:table-cell office:value-type="float" office:value="47728" table:style-name="ce46">
            <text:p>47,728</text:p>
          </table:table-cell>
          <table:table-cell office:value-type="float" office:value="2.0699999999999998" table:style-name="ce45">
            <text:p>2.07</text:p>
          </table:table-cell>
          <table:table-cell office:value-type="float" office:value="117099" table:style-name="ce41">
            <text:p>117,099</text:p>
          </table:table-cell>
          <table:table-cell office:value-type="float" office:value="5.07" table:style-name="ce45">
            <text:p>5.07</text:p>
          </table:table-cell>
          <table:table-cell office:value-type="float" office:value="57223" table:style-name="ce41">
            <text:p>57,223</text:p>
          </table:table-cell>
          <table:table-cell office:value-type="float" office:value="2.48" table:style-name="ce45">
            <text:p>2.48</text:p>
          </table:table-cell>
          <table:table-cell office:value-type="float" office:value="1198561" table:style-name="ce41">
            <text:p>1,198,561</text:p>
          </table:table-cell>
          <table:table-cell office:value-type="float" office:value="1163548" table:style-name="ce41">
            <text:p>1,163,548</text:p>
          </table:table-cell>
          <table:table-cell office:value-type="float" office:value="504531" table:style-name="ce40">
            <text:p>504,531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54">
            <text:p>99 年</text:p>
          </table:table-cell>
          <table:covered-table-cell/>
          <table:table-cell office:value-type="float" office:value="7937024" table:style-name="ce44">
            <text:p>7,937,024</text:p>
          </table:table-cell>
          <table:table-cell office:value-type="float" office:value="23162123" table:style-name="ce41">
            <text:p>23,162,123</text:p>
          </table:table-cell>
          <table:table-cell office:value-type="float" office:value="11635225" table:style-name="ce41">
            <text:p>11,635,225</text:p>
          </table:table-cell>
          <table:table-cell office:value-type="float" office:value="11526898" table:style-name="ce41">
            <text:p>11,526,898</text:p>
          </table:table-cell>
          <table:table-cell office:value-type="float" office:value="166886" table:style-name="ce41">
            <text:p>166,886</text:p>
          </table:table-cell>
          <table:table-cell office:value-type="float" office:value="87213" table:style-name="ce41">
            <text:p>87,213</text:p>
          </table:table-cell>
          <table:table-cell office:value-type="float" office:value="79673" table:style-name="ce41">
            <text:p>79,673</text:p>
          </table:table-cell>
          <table:table-cell office:value-type="float" office:value="7.21" table:style-name="ce45">
            <text:p>7.21</text:p>
          </table:table-cell>
          <table:table-cell office:value-type="float" office:value="145772" table:style-name="ce41">
            <text:p>145,772</text:p>
          </table:table-cell>
          <table:table-cell office:value-type="float" office:value="89152" table:style-name="ce41">
            <text:p>89,152</text:p>
          </table:table-cell>
          <table:table-cell office:value-type="float" office:value="56620" table:style-name="ce41">
            <text:p>56,620</text:p>
          </table:table-cell>
          <table:table-cell office:value-type="float" office:value="6.3" table:style-name="ce45">
            <text:p>6.30</text:p>
          </table:table-cell>
          <table:table-cell office:value-type="float" office:value="21114" table:style-name="ce46">
            <text:p>21,114</text:p>
          </table:table-cell>
          <table:table-cell office:value-type="float" office:value="0.91" table:style-name="ce45">
            <text:p>0.91</text:p>
          </table:table-cell>
          <table:table-cell office:value-type="float" office:value="138819" table:style-name="ce41">
            <text:p>138,819</text:p>
          </table:table-cell>
          <table:table-cell office:value-type="float" office:value="6" table:style-name="ce45">
            <text:p>6.00</text:p>
          </table:table-cell>
          <table:table-cell office:value-type="float" office:value="58115" table:style-name="ce41">
            <text:p>58,115</text:p>
          </table:table-cell>
          <table:table-cell office:value-type="float" office:value="2.5099999999999998" table:style-name="ce45">
            <text:p>2.51</text:p>
          </table:table-cell>
          <table:table-cell office:value-type="float" office:value="1213899" table:style-name="ce41">
            <text:p>1,213,899</text:p>
          </table:table-cell>
          <table:table-cell office:value-type="float" office:value="1192662" table:style-name="ce41">
            <text:p>1,192,662</text:p>
          </table:table-cell>
          <table:table-cell office:value-type="float" office:value="512701" table:style-name="ce40">
            <text:p>512,701</text:p>
          </table:table-cell>
          <table:table-cell table:number-columns-repeated="16361" table:style-name="ce136"/>
        </table:table-row>
        <table:table-row table:style-name="ro6">
          <table:table-cell office:value-type="string" table:number-columns-spanned="2" table:number-rows-spanned="1" table:style-name="ce255">
            <text:p>100年</text:p>
          </table:table-cell>
          <table:covered-table-cell/>
          <table:table-cell office:value-type="float" office:value="8057761" table:style-name="ce41">
            <text:p>8,057,761</text:p>
          </table:table-cell>
          <table:table-cell office:value-type="float" office:value="23224912" table:style-name="ce41">
            <text:p>23,224,912</text:p>
          </table:table-cell>
          <table:table-cell office:value-type="float" office:value="11645674" table:style-name="ce41">
            <text:p>11,645,674</text:p>
          </table:table-cell>
          <table:table-cell office:value-type="float" office:value="11579238" table:style-name="ce41">
            <text:p>11,579,238</text:p>
          </table:table-cell>
          <table:table-cell office:value-type="float" office:value="196627" table:style-name="ce41">
            <text:p>196,627</text:p>
          </table:table-cell>
          <table:table-cell office:value-type="float" office:value="101943" table:style-name="ce41">
            <text:p>101,943</text:p>
          </table:table-cell>
          <table:table-cell office:value-type="float" office:value="94684" table:style-name="ce41">
            <text:p>94,684</text:p>
          </table:table-cell>
          <table:table-cell office:value-type="float" office:value="8.48" table:style-name="ce42">
            <text:p><text:s text:c="3"/>8.48</text:p>
          </table:table-cell>
          <table:table-cell office:value-type="float" office:value="152915" table:style-name="ce41">
            <text:p>152,915</text:p>
          </table:table-cell>
          <table:table-cell office:value-type="float" office:value="93810" table:style-name="ce41">
            <text:p>93,810</text:p>
          </table:table-cell>
          <table:table-cell office:value-type="float" office:value="59105" table:style-name="ce41">
            <text:p>59,105</text:p>
          </table:table-cell>
          <table:table-cell office:value-type="float" office:value="6.59" table:style-name="ce42">
            <text:p><text:s text:c="3"/>6.59</text:p>
          </table:table-cell>
          <table:table-cell office:value-type="float" office:value="43712" table:style-name="ce41">
            <text:p>43,712</text:p>
          </table:table-cell>
          <table:table-cell office:value-type="float" office:value="1.88" table:style-name="ce42">
            <text:p><text:s text:c="3"/>1.88</text:p>
          </table:table-cell>
          <table:table-cell office:value-type="float" office:value="165327" table:style-name="ce41">
            <text:p>165,327</text:p>
          </table:table-cell>
          <table:table-cell office:value-type="float" office:value="7.13" table:style-name="ce42">
            <text:p><text:s text:c="3"/>7.13</text:p>
          </table:table-cell>
          <table:table-cell office:value-type="float" office:value="57008" table:style-name="ce41">
            <text:p>57,008</text:p>
          </table:table-cell>
          <table:table-cell office:value-type="float" office:value="2.46" table:style-name="ce42">
            <text:p><text:s text:c="3"/>2.46</text:p>
          </table:table-cell>
          <table:table-cell office:value-type="float" office:value="1128449" table:style-name="ce41">
            <text:p>1,128,449</text:p>
          </table:table-cell>
          <table:table-cell office:value-type="float" office:value="1109372" table:style-name="ce41">
            <text:p>1,109,372</text:p>
          </table:table-cell>
          <table:table-cell office:value-type="float" office:value="519984" table:style-name="ce40">
            <text:p>519,984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55">
            <text:p>101年</text:p>
          </table:table-cell>
          <table:covered-table-cell/>
          <table:table-cell office:value-type="float" office:value="8186432" table:style-name="ce44">
            <text:p>8,186,432</text:p>
          </table:table-cell>
          <table:table-cell office:value-type="float" office:value="23315822" table:style-name="ce44">
            <text:p>23,315,822</text:p>
          </table:table-cell>
          <table:table-cell office:value-type="float" office:value="11673319" table:style-name="ce44">
            <text:p>11,673,319</text:p>
          </table:table-cell>
          <table:table-cell office:value-type="float" office:value="11642503" table:style-name="ce44">
            <text:p>11,642,503</text:p>
          </table:table-cell>
          <table:table-cell office:value-type="float" office:value="229481" table:style-name="ce41">
            <text:p>229,481</text:p>
          </table:table-cell>
          <table:table-cell office:value-type="float" office:value="118848" table:style-name="ce41">
            <text:p>118,848</text:p>
          </table:table-cell>
          <table:table-cell office:value-type="float" office:value="110633" table:style-name="ce41">
            <text:p>110,633</text:p>
          </table:table-cell>
          <table:table-cell office:value-type="float" office:value="9.86" table:style-name="ce43">
            <text:p><text:s text:c="3"/>9.86</text:p>
          </table:table-cell>
          <table:table-cell office:value-type="float" office:value="154251" table:style-name="ce41">
            <text:p>154,251</text:p>
          </table:table-cell>
          <table:table-cell office:value-type="float" office:value="93618" table:style-name="ce41">
            <text:p>93,618</text:p>
          </table:table-cell>
          <table:table-cell office:value-type="float" office:value="60633" table:style-name="ce41">
            <text:p>60,633</text:p>
          </table:table-cell>
          <table:table-cell office:value-type="float" office:value="6.63" table:style-name="ce42">
            <text:p><text:s text:c="3"/>6.63</text:p>
          </table:table-cell>
          <table:table-cell office:value-type="float" office:value="75230" table:style-name="ce41">
            <text:p>75,230</text:p>
          </table:table-cell>
          <table:table-cell office:value-type="float" office:value="3.23" table:style-name="ce42">
            <text:p><text:s text:c="3"/>3.23</text:p>
          </table:table-cell>
          <table:table-cell office:value-type="float" office:value="143384" table:style-name="ce41">
            <text:p>143,384</text:p>
          </table:table-cell>
          <table:table-cell office:value-type="float" office:value="6.16" table:style-name="ce42">
            <text:p><text:s text:c="3"/>6.16</text:p>
          </table:table-cell>
          <table:table-cell office:value-type="float" office:value="55980" table:style-name="ce41">
            <text:p>55,980</text:p>
          </table:table-cell>
          <table:table-cell office:value-type="float" office:value="2.41" table:style-name="ce42">
            <text:p><text:s text:c="3"/>2.41</text:p>
          </table:table-cell>
          <table:table-cell office:value-type="float" office:value="1118006" table:style-name="ce41">
            <text:p>1,118,006</text:p>
          </table:table-cell>
          <table:table-cell office:value-type="float" office:value="1102326" table:style-name="ce41">
            <text:p>1,102,326</text:p>
          </table:table-cell>
          <table:table-cell office:value-type="float" office:value="527250" table:style-name="ce40">
            <text:p>527,250</text:p>
          </table:table-cell>
          <table:table-cell table:number-columns-repeated="16361" table:style-name="ce138"/>
        </table:table-row>
        <table:table-row table:style-name="ro6">
          <table:table-cell office:value-type="string" table:number-columns-spanned="2" table:number-rows-spanned="1" table:style-name="ce254">
            <text:p>102年</text:p>
          </table:table-cell>
          <table:covered-table-cell/>
          <table:table-cell office:value-type="float" office:value="8286260" table:style-name="ce41">
            <text:p>8,286,260</text:p>
          </table:table-cell>
          <table:table-cell office:value-type="float" office:value="23373517" table:style-name="ce41">
            <text:p>23,373,517</text:p>
          </table:table-cell>
          <table:table-cell office:value-type="float" office:value="11684674" table:style-name="ce41">
            <text:p>11,684,674</text:p>
          </table:table-cell>
          <table:table-cell office:value-type="float" office:value="11688843" table:style-name="ce41">
            <text:p>11,688,843</text:p>
          </table:table-cell>
          <table:table-cell office:value-type="float" office:value="199113" table:style-name="ce41">
            <text:p>199,113</text:p>
          </table:table-cell>
          <table:table-cell office:value-type="float" office:value="103120" table:style-name="ce41">
            <text:p>103,120</text:p>
          </table:table-cell>
          <table:table-cell office:value-type="float" office:value="95993" table:style-name="ce41">
            <text:p>95,993</text:p>
          </table:table-cell>
          <table:table-cell office:value-type="float" office:value="8.5299999999999994" table:style-name="ce42">
            <text:p><text:s text:c="3"/>8.53</text:p>
          </table:table-cell>
          <table:table-cell office:value-type="float" office:value="155908" table:style-name="ce41">
            <text:p>155,908</text:p>
          </table:table-cell>
          <table:table-cell office:value-type="float" office:value="94505" table:style-name="ce41">
            <text:p>94,505</text:p>
          </table:table-cell>
          <table:table-cell office:value-type="float" office:value="61403" table:style-name="ce41">
            <text:p>61,403</text:p>
          </table:table-cell>
          <table:table-cell office:value-type="float" office:value="6.68" table:style-name="ce42">
            <text:p><text:s text:c="3"/>6.68</text:p>
          </table:table-cell>
          <table:table-cell office:value-type="float" office:value="43205" table:style-name="ce41">
            <text:p>43,205</text:p>
          </table:table-cell>
          <table:table-cell office:value-type="float" office:value="1.85" table:style-name="ce42">
            <text:p><text:s text:c="3"/>1.85</text:p>
          </table:table-cell>
          <table:table-cell office:value-type="float" office:value="147636" table:style-name="ce41">
            <text:p>147,636</text:p>
          </table:table-cell>
          <table:table-cell office:value-type="float" office:value="6.32" table:style-name="ce42">
            <text:p><text:s text:c="3"/>6.32</text:p>
          </table:table-cell>
          <table:table-cell office:value-type="float" office:value="53604" table:style-name="ce41">
            <text:p>53,604</text:p>
          </table:table-cell>
          <table:table-cell office:value-type="float" office:value="2.2999999999999998" table:style-name="ce42">
            <text:p><text:s text:c="3"/>2.30</text:p>
          </table:table-cell>
          <table:table-cell office:value-type="float" office:value="1079702" table:style-name="ce41">
            <text:p>1,079,702</text:p>
          </table:table-cell>
          <table:table-cell office:value-type="float" office:value="1065212" table:style-name="ce41">
            <text:p>1,065,212</text:p>
          </table:table-cell>
          <table:table-cell office:value-type="float" office:value="533601" table:style-name="ce40">
            <text:p>533,601</text:p>
          </table:table-cell>
          <table:table-cell table:number-columns-repeated="16361" table:style-name="ce136"/>
        </table:table-row>
        <table:table-row table:style-name="ro7">
          <table:table-cell office:value-type="string" table:number-columns-spanned="2" table:number-rows-spanned="1" table:style-name="ce254">
            <text:p>103年</text:p>
          </table:table-cell>
          <table:covered-table-cell/>
          <table:table-cell office:value-type="float" office:value="8382699" table:style-name="ce41">
            <text:p>8,382,699</text:p>
          </table:table-cell>
          <table:table-cell office:value-type="float" office:value="23433753" table:style-name="ce41">
            <text:p>23,433,753</text:p>
          </table:table-cell>
          <table:table-cell office:value-type="float" office:value="11697971" table:style-name="ce41">
            <text:p>11,697,971</text:p>
          </table:table-cell>
          <table:table-cell office:value-type="float" office:value="11735782" table:style-name="ce41">
            <text:p>11,735,782</text:p>
          </table:table-cell>
          <table:table-cell office:value-type="float" office:value="210383" table:style-name="ce41">
            <text:p>210,383</text:p>
          </table:table-cell>
          <table:table-cell office:value-type="float" office:value="108817" table:style-name="ce41">
            <text:p>108,817</text:p>
          </table:table-cell>
          <table:table-cell office:value-type="float" office:value="101566" table:style-name="ce41">
            <text:p>101,566</text:p>
          </table:table-cell>
          <table:table-cell office:value-type="float" office:value="8.99" table:style-name="ce42">
            <text:p><text:s text:c="3"/>8.99</text:p>
          </table:table-cell>
          <table:table-cell office:value-type="float" office:value="163929" table:style-name="ce41">
            <text:p>163,929</text:p>
          </table:table-cell>
          <table:table-cell office:value-type="float" office:value="98733" table:style-name="ce41">
            <text:p>98,733</text:p>
          </table:table-cell>
          <table:table-cell office:value-type="float" office:value="65196" table:style-name="ce41">
            <text:p>65,196</text:p>
          </table:table-cell>
          <table:table-cell office:value-type="float" office:value="7" table:style-name="ce42">
            <text:p><text:s text:c="3"/>7.00</text:p>
          </table:table-cell>
          <table:table-cell office:value-type="float" office:value="46454" table:style-name="ce41">
            <text:p>46,454</text:p>
          </table:table-cell>
          <table:table-cell office:value-type="float" office:value="1.98" table:style-name="ce42">
            <text:p><text:s text:c="3"/>1.98</text:p>
          </table:table-cell>
          <table:table-cell office:value-type="float" office:value="149287" table:style-name="ce41">
            <text:p>149,287</text:p>
          </table:table-cell>
          <table:table-cell office:value-type="float" office:value="6.38" table:style-name="ce42">
            <text:p><text:s text:c="3"/>6.38</text:p>
          </table:table-cell>
          <table:table-cell office:value-type="float" office:value="53190" table:style-name="ce41">
            <text:p>53,190</text:p>
          </table:table-cell>
          <table:table-cell office:value-type="float" office:value="2.27" table:style-name="ce42">
            <text:p><text:s text:c="3"/>2.27</text:p>
          </table:table-cell>
          <table:table-cell office:value-type="float" office:value="1073783" table:style-name="ce41">
            <text:p>1,073,783</text:p>
          </table:table-cell>
          <table:table-cell office:value-type="float" office:value="1060001" table:style-name="ce41">
            <text:p>1,060,001</text:p>
          </table:table-cell>
          <table:table-cell office:value-type="float" office:value="540023" table:style-name="ce40">
            <text:p>540,023</text:p>
          </table:table-cell>
          <table:table-cell table:number-columns-repeated="16361" table:style-name="ce136"/>
        </table:table-row>
        <table:table-row table:style-name="ro6">
          <table:table-cell office:value-type="string" table:number-columns-spanned="2" table:number-rows-spanned="1" table:style-name="ce253">
            <text:p>104年</text:p>
          </table:table-cell>
          <table:covered-table-cell/>
          <table:table-cell office:value-type="float" office:value="8468978" table:style-name="ce41">
            <text:p>8,468,978</text:p>
          </table:table-cell>
          <table:table-cell office:value-type="float" office:value="23492074" table:style-name="ce41">
            <text:p>23,492,074</text:p>
          </table:table-cell>
          <table:table-cell office:value-type="float" office:value="11712047" table:style-name="ce41">
            <text:p>11,712,047</text:p>
          </table:table-cell>
          <table:table-cell office:value-type="float" office:value="11780027" table:style-name="ce41">
            <text:p>11,780,027</text:p>
          </table:table-cell>
          <table:table-cell office:value-type="float" office:value="213598" table:style-name="ce41">
            <text:p>213,598</text:p>
          </table:table-cell>
          <table:table-cell office:value-type="float" office:value="111041" table:style-name="ce41">
            <text:p>111,041</text:p>
          </table:table-cell>
          <table:table-cell office:value-type="float" office:value="102557" table:style-name="ce41">
            <text:p>102,557</text:p>
          </table:table-cell>
          <table:table-cell office:value-type="float" office:value="9.1" table:style-name="ce42">
            <text:p><text:s text:c="3"/>9.10</text:p>
          </table:table-cell>
          <table:table-cell office:value-type="float" office:value="163858" table:style-name="ce41">
            <text:p>163,858</text:p>
          </table:table-cell>
          <table:table-cell office:value-type="float" office:value="98580" table:style-name="ce41">
            <text:p>98,580</text:p>
          </table:table-cell>
          <table:table-cell office:value-type="float" office:value="65278" table:style-name="ce41">
            <text:p>65,278</text:p>
          </table:table-cell>
          <table:table-cell office:value-type="float" office:value="6.98" table:style-name="ce42">
            <text:p><text:s text:c="3"/>6.98</text:p>
          </table:table-cell>
          <table:table-cell office:value-type="float" office:value="49740" table:style-name="ce41">
            <text:p>49,740</text:p>
          </table:table-cell>
          <table:table-cell office:value-type="float" office:value="2.12" table:style-name="ce42">
            <text:p><text:s text:c="3"/>2.12</text:p>
          </table:table-cell>
          <table:table-cell office:value-type="float" office:value="154346" table:style-name="ce41">
            <text:p>154,346</text:p>
          </table:table-cell>
          <table:table-cell office:value-type="float" office:value="6.58" table:style-name="ce42">
            <text:p><text:s text:c="3"/>6.58</text:p>
          </table:table-cell>
          <table:table-cell office:value-type="float" office:value="53459" table:style-name="ce41">
            <text:p>53,459</text:p>
          </table:table-cell>
          <table:table-cell office:value-type="float" office:value="2.2799999999999998" table:style-name="ce42">
            <text:p><text:s text:c="3"/>2.28</text:p>
          </table:table-cell>
          <table:table-cell office:value-type="float" office:value="1004108" table:style-name="ce41">
            <text:p>1,004,108</text:p>
          </table:table-cell>
          <table:table-cell office:value-type="float" office:value="995527" table:style-name="ce41">
            <text:p>995,527</text:p>
          </table:table-cell>
          <table:table-cell office:value-type="float" office:value="546698" table:style-name="ce40">
            <text:p>546,698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23">
            <text:p>1 月</text:p>
          </table:table-cell>
          <table:covered-table-cell/>
          <table:table-cell office:value-type="float" office:value="8388883" table:style-name="ce13">
            <text:p>8,388,883</text:p>
          </table:table-cell>
          <table:table-cell office:value-type="float" office:value="23440278" table:style-name="ce13">
            <text:p>23,440,278</text:p>
          </table:table-cell>
          <table:table-cell office:value-type="float" office:value="11699917" table:style-name="ce13">
            <text:p>11,699,917</text:p>
          </table:table-cell>
          <table:table-cell office:value-type="float" office:value="11740361" table:style-name="ce37">
            <text:p>11,740,361</text:p>
          </table:table-cell>
          <table:table-cell office:value-type="float" office:value="18192" table:style-name="ce37">
            <text:p>18,192</text:p>
          </table:table-cell>
          <table:table-cell office:value-type="float" office:value="9527" table:style-name="ce37">
            <text:p>9,527</text:p>
          </table:table-cell>
          <table:table-cell office:value-type="float" office:value="8665" table:style-name="ce37">
            <text:p>8,665</text:p>
          </table:table-cell>
          <table:table-cell office:value-type="float" office:value="9.14" table:style-name="ce38">
            <text:p>9.14</text:p>
          </table:table-cell>
          <table:table-cell office:value-type="float" office:value="14310" table:style-name="ce37">
            <text:p>14,310</text:p>
          </table:table-cell>
          <table:table-cell office:value-type="float" office:value="8584" table:style-name="ce37">
            <text:p>8,584</text:p>
          </table:table-cell>
          <table:table-cell office:value-type="float" office:value="5726" table:style-name="ce37">
            <text:p>5,726</text:p>
          </table:table-cell>
          <table:table-cell office:value-type="float" office:value="7.19" table:style-name="ce38">
            <text:p>7.19</text:p>
          </table:table-cell>
          <table:table-cell office:value-type="float" office:value="3882" table:style-name="ce39">
            <text:p><text:s text:c="3"/>3,882</text:p>
          </table:table-cell>
          <table:table-cell office:value-type="float" office:value="1.95" table:style-name="ce38">
            <text:p>1.95</text:p>
          </table:table-cell>
          <table:table-cell office:value-type="float" office:value="16146" table:style-name="ce37">
            <text:p>16,146</text:p>
          </table:table-cell>
          <table:table-cell office:value-type="float" office:value="8.11" table:style-name="ce38">
            <text:p>8.11</text:p>
          </table:table-cell>
          <table:table-cell office:value-type="float" office:value="4000" table:style-name="ce37">
            <text:p>4,000</text:p>
          </table:table-cell>
          <table:table-cell office:value-type="float" office:value="2.0099999999999998" table:style-name="ce38">
            <text:p>2.01</text:p>
          </table:table-cell>
          <table:table-cell office:value-type="float" office:value="84318" table:style-name="ce37">
            <text:p>84,318</text:p>
          </table:table-cell>
          <table:table-cell office:value-type="float" office:value="81675" table:style-name="ce37">
            <text:p>81,675</text:p>
          </table:table-cell>
          <table:table-cell office:value-type="float" office:value="540583" table:style-name="ce36">
            <text:p>540,583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23">
            <text:p>2 月</text:p>
          </table:table-cell>
          <table:covered-table-cell/>
          <table:table-cell office:value-type="float" office:value="8393138" table:style-name="ce13">
            <text:p>8,393,138</text:p>
          </table:table-cell>
          <table:table-cell office:value-type="float" office:value="23445534" table:style-name="ce13">
            <text:p>23,445,534</text:p>
          </table:table-cell>
          <table:table-cell office:value-type="float" office:value="11701275" table:style-name="ce13">
            <text:p>11,701,275</text:p>
          </table:table-cell>
          <table:table-cell office:value-type="float" office:value="11744259" table:style-name="ce37">
            <text:p>11,744,259</text:p>
          </table:table-cell>
          <table:table-cell office:value-type="float" office:value="14933" table:style-name="ce37">
            <text:p>14,933</text:p>
          </table:table-cell>
          <table:table-cell office:value-type="float" office:value="7679" table:style-name="ce37">
            <text:p>7,679</text:p>
          </table:table-cell>
          <table:table-cell office:value-type="float" office:value="7254" table:style-name="ce37">
            <text:p>7,254</text:p>
          </table:table-cell>
          <table:table-cell office:value-type="float" office:value="8.3000000000000007" table:style-name="ce38">
            <text:p>8.30</text:p>
          </table:table-cell>
          <table:table-cell office:value-type="float" office:value="12122" table:style-name="ce37">
            <text:p>12,122</text:p>
          </table:table-cell>
          <table:table-cell office:value-type="float" office:value="7312" table:style-name="ce37">
            <text:p>7,312</text:p>
          </table:table-cell>
          <table:table-cell office:value-type="float" office:value="4810" table:style-name="ce37">
            <text:p>4,810</text:p>
          </table:table-cell>
          <table:table-cell office:value-type="float" office:value="6.74" table:style-name="ce38">
            <text:p>6.74</text:p>
          </table:table-cell>
          <table:table-cell office:value-type="float" office:value="2811" table:style-name="ce39">
            <text:p><text:s text:c="3"/>2,811</text:p>
          </table:table-cell>
          <table:table-cell office:value-type="float" office:value="1.56" table:style-name="ce38">
            <text:p>1.56</text:p>
          </table:table-cell>
          <table:table-cell office:value-type="float" office:value="10812" table:style-name="ce37">
            <text:p>10,812</text:p>
          </table:table-cell>
          <table:table-cell office:value-type="float" office:value="6.01" table:style-name="ce38">
            <text:p>6.01</text:p>
          </table:table-cell>
          <table:table-cell office:value-type="float" office:value="3155" table:style-name="ce37">
            <text:p>3,155</text:p>
          </table:table-cell>
          <table:table-cell office:value-type="float" office:value="1.75" table:style-name="ce38">
            <text:p>1.75</text:p>
          </table:table-cell>
          <table:table-cell office:value-type="float" office:value="67270" table:style-name="ce37">
            <text:p>67,270</text:p>
          </table:table-cell>
          <table:table-cell office:value-type="float" office:value="64825" table:style-name="ce37">
            <text:p>64,825</text:p>
          </table:table-cell>
          <table:table-cell office:value-type="float" office:value="540963" table:style-name="ce36">
            <text:p>540,963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23">
            <text:p>3 月</text:p>
          </table:table-cell>
          <table:covered-table-cell/>
          <table:table-cell office:value-type="float" office:value="8402104" table:style-name="ce13">
            <text:p>8,402,104</text:p>
          </table:table-cell>
          <table:table-cell office:value-type="float" office:value="23449287" table:style-name="ce13">
            <text:p>23,449,287</text:p>
          </table:table-cell>
          <table:table-cell office:value-type="float" office:value="11701844" table:style-name="ce13">
            <text:p>11,701,844</text:p>
          </table:table-cell>
          <table:table-cell office:value-type="float" office:value="11747443" table:style-name="ce37">
            <text:p>11,747,443</text:p>
          </table:table-cell>
          <table:table-cell office:value-type="float" office:value="19384" table:style-name="ce37">
            <text:p>19,384</text:p>
          </table:table-cell>
          <table:table-cell office:value-type="float" office:value="10041" table:style-name="ce37">
            <text:p>10,041</text:p>
          </table:table-cell>
          <table:table-cell office:value-type="float" office:value="9343" table:style-name="ce37">
            <text:p>9,343</text:p>
          </table:table-cell>
          <table:table-cell office:value-type="float" office:value="9.73" table:style-name="ce38">
            <text:p>9.73</text:p>
          </table:table-cell>
          <table:table-cell office:value-type="float" office:value="16092" table:style-name="ce37">
            <text:p>16,092</text:p>
          </table:table-cell>
          <table:table-cell office:value-type="float" office:value="9625" table:style-name="ce37">
            <text:p>9,625</text:p>
          </table:table-cell>
          <table:table-cell office:value-type="float" office:value="6467" table:style-name="ce37">
            <text:p>6,467</text:p>
          </table:table-cell>
          <table:table-cell office:value-type="float" office:value="8.08" table:style-name="ce38">
            <text:p>8.08</text:p>
          </table:table-cell>
          <table:table-cell office:value-type="float" office:value="3292" table:style-name="ce39">
            <text:p><text:s text:c="3"/>3,292</text:p>
          </table:table-cell>
          <table:table-cell office:value-type="float" office:value="1.65" table:style-name="ce38">
            <text:p>1.65</text:p>
          </table:table-cell>
          <table:table-cell office:value-type="float" office:value="13395" table:style-name="ce37">
            <text:p>13,395</text:p>
          </table:table-cell>
          <table:table-cell office:value-type="float" office:value="6.73" table:style-name="ce38">
            <text:p>6.73</text:p>
          </table:table-cell>
          <table:table-cell office:value-type="float" office:value="4916" table:style-name="ce37">
            <text:p>4,916</text:p>
          </table:table-cell>
          <table:table-cell office:value-type="float" office:value="2.4700000000000002" table:style-name="ce38">
            <text:p>2.47</text:p>
          </table:table-cell>
          <table:table-cell office:value-type="float" office:value="102171" table:style-name="ce37">
            <text:p>102,171</text:p>
          </table:table-cell>
          <table:table-cell office:value-type="float" office:value="101710" table:style-name="ce37">
            <text:p>101,710</text:p>
          </table:table-cell>
          <table:table-cell office:value-type="float" office:value="541494" table:style-name="ce36">
            <text:p>541,494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23">
            <text:p>4 月</text:p>
          </table:table-cell>
          <table:covered-table-cell/>
          <table:table-cell office:value-type="float" office:value="8410079" table:style-name="ce13">
            <text:p>8,410,079</text:p>
          </table:table-cell>
          <table:table-cell office:value-type="float" office:value="23452387" table:style-name="ce13">
            <text:p>23,452,387</text:p>
          </table:table-cell>
          <table:table-cell office:value-type="float" office:value="11702120" table:style-name="ce13">
            <text:p>11,702,120</text:p>
          </table:table-cell>
          <table:table-cell office:value-type="float" office:value="11750267" table:style-name="ce37">
            <text:p>11,750,267</text:p>
          </table:table-cell>
          <table:table-cell office:value-type="float" office:value="16586" table:style-name="ce37">
            <text:p>16,586</text:p>
          </table:table-cell>
          <table:table-cell office:value-type="float" office:value="8602" table:style-name="ce37">
            <text:p>8,602</text:p>
          </table:table-cell>
          <table:table-cell office:value-type="float" office:value="7984" table:style-name="ce37">
            <text:p>7,984</text:p>
          </table:table-cell>
          <table:table-cell office:value-type="float" office:value="8.61" table:style-name="ce38">
            <text:p>8.61</text:p>
          </table:table-cell>
          <table:table-cell office:value-type="float" office:value="14002" table:style-name="ce37">
            <text:p>14,002</text:p>
          </table:table-cell>
          <table:table-cell office:value-type="float" office:value="8490" table:style-name="ce37">
            <text:p>8,490</text:p>
          </table:table-cell>
          <table:table-cell office:value-type="float" office:value="5512" table:style-name="ce37">
            <text:p>5,512</text:p>
          </table:table-cell>
          <table:table-cell office:value-type="float" office:value="7.26" table:style-name="ce38">
            <text:p>7.26</text:p>
          </table:table-cell>
          <table:table-cell office:value-type="float" office:value="2584" table:style-name="ce39">
            <text:p><text:s text:c="3"/>2,584</text:p>
          </table:table-cell>
          <table:table-cell office:value-type="float" office:value="1.34" table:style-name="ce38">
            <text:p>1.34</text:p>
          </table:table-cell>
          <table:table-cell office:value-type="float" office:value="9763" table:style-name="ce37">
            <text:p>9,763</text:p>
          </table:table-cell>
          <table:table-cell office:value-type="float" office:value="5.07" table:style-name="ce38">
            <text:p>5.07</text:p>
          </table:table-cell>
          <table:table-cell office:value-type="float" office:value="4434" table:style-name="ce37">
            <text:p>4,434</text:p>
          </table:table-cell>
          <table:table-cell office:value-type="float" office:value="2.2999999999999998" table:style-name="ce38">
            <text:p>2.30</text:p>
          </table:table-cell>
          <table:table-cell office:value-type="float" office:value="88547" table:style-name="ce37">
            <text:p>88,547</text:p>
          </table:table-cell>
          <table:table-cell office:value-type="float" office:value="88031" table:style-name="ce37">
            <text:p>88,031</text:p>
          </table:table-cell>
          <table:table-cell office:value-type="float" office:value="541987" table:style-name="ce36">
            <text:p>541,987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23">
            <text:p>5 月</text:p>
          </table:table-cell>
          <table:covered-table-cell/>
          <table:table-cell office:value-type="float" office:value="8419246" table:style-name="ce13">
            <text:p>8,419,246</text:p>
          </table:table-cell>
          <table:table-cell office:value-type="float" office:value="23456545" table:style-name="ce13">
            <text:p>23,456,545</text:p>
          </table:table-cell>
          <table:table-cell office:value-type="float" office:value="11702890" table:style-name="ce13">
            <text:p>11,702,890</text:p>
          </table:table-cell>
          <table:table-cell office:value-type="float" office:value="11753655" table:style-name="ce37">
            <text:p>11,753,655</text:p>
          </table:table-cell>
          <table:table-cell office:value-type="float" office:value="16271" table:style-name="ce37">
            <text:p>16,271</text:p>
          </table:table-cell>
          <table:table-cell office:value-type="float" office:value="8515" table:style-name="ce37">
            <text:p>8,515</text:p>
          </table:table-cell>
          <table:table-cell office:value-type="float" office:value="7756" table:style-name="ce37">
            <text:p>7,756</text:p>
          </table:table-cell>
          <table:table-cell office:value-type="float" office:value="8.17" table:style-name="ce38">
            <text:p>8.17</text:p>
          </table:table-cell>
          <table:table-cell office:value-type="float" office:value="12802" table:style-name="ce37">
            <text:p>12,802</text:p>
          </table:table-cell>
          <table:table-cell office:value-type="float" office:value="7734" table:style-name="ce37">
            <text:p>7,734</text:p>
          </table:table-cell>
          <table:table-cell office:value-type="float" office:value="5068" table:style-name="ce37">
            <text:p>5,068</text:p>
          </table:table-cell>
          <table:table-cell office:value-type="float" office:value="6.43" table:style-name="ce38">
            <text:p>6.43</text:p>
          </table:table-cell>
          <table:table-cell office:value-type="float" office:value="3469" table:style-name="ce39">
            <text:p><text:s text:c="3"/>3,469</text:p>
          </table:table-cell>
          <table:table-cell office:value-type="float" office:value="1.74" table:style-name="ce38">
            <text:p>1.74</text:p>
          </table:table-cell>
          <table:table-cell office:value-type="float" office:value="18379" table:style-name="ce37">
            <text:p>18,379</text:p>
          </table:table-cell>
          <table:table-cell office:value-type="float" office:value="9.23" table:style-name="ce38">
            <text:p>9.23</text:p>
          </table:table-cell>
          <table:table-cell office:value-type="float" office:value="4451" table:style-name="ce37">
            <text:p>4,451</text:p>
          </table:table-cell>
          <table:table-cell office:value-type="float" office:value="2.23" table:style-name="ce38">
            <text:p>2.23</text:p>
          </table:table-cell>
          <table:table-cell office:value-type="float" office:value="91853" table:style-name="ce37">
            <text:p>91,853</text:p>
          </table:table-cell>
          <table:table-cell office:value-type="float" office:value="91164" table:style-name="ce37">
            <text:p>91,164</text:p>
          </table:table-cell>
          <table:table-cell office:value-type="float" office:value="542460" table:style-name="ce36">
            <text:p>542,460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23">
            <text:p>6 月</text:p>
          </table:table-cell>
          <table:covered-table-cell/>
          <table:table-cell office:value-type="float" office:value="8427075" table:style-name="ce13">
            <text:p>8,427,075</text:p>
          </table:table-cell>
          <table:table-cell office:value-type="float" office:value="23461562" table:style-name="ce13">
            <text:p>23,461,562</text:p>
          </table:table-cell>
          <table:table-cell office:value-type="float" office:value="11704067" table:style-name="ce13">
            <text:p>11,704,067</text:p>
          </table:table-cell>
          <table:table-cell office:value-type="float" office:value="11757495" table:style-name="ce37">
            <text:p>11,757,495</text:p>
          </table:table-cell>
          <table:table-cell office:value-type="float" office:value="17203" table:style-name="ce37">
            <text:p>17,203</text:p>
          </table:table-cell>
          <table:table-cell office:value-type="float" office:value="8934" table:style-name="ce37">
            <text:p>8,934</text:p>
          </table:table-cell>
          <table:table-cell office:value-type="float" office:value="8269" table:style-name="ce37">
            <text:p>8,269</text:p>
          </table:table-cell>
          <table:table-cell office:value-type="float" office:value="8.92" table:style-name="ce38">
            <text:p>8.92</text:p>
          </table:table-cell>
          <table:table-cell office:value-type="float" office:value="13712" table:style-name="ce37">
            <text:p>13,712</text:p>
          </table:table-cell>
          <table:table-cell office:value-type="float" office:value="8127" table:style-name="ce37">
            <text:p>8,127</text:p>
          </table:table-cell>
          <table:table-cell office:value-type="float" office:value="5585" table:style-name="ce37">
            <text:p>5,585</text:p>
          </table:table-cell>
          <table:table-cell office:value-type="float" office:value="7.11" table:style-name="ce38">
            <text:p>7.11</text:p>
          </table:table-cell>
          <table:table-cell office:value-type="float" office:value="3491" table:style-name="ce39">
            <text:p><text:s text:c="3"/>3,491</text:p>
          </table:table-cell>
          <table:table-cell office:value-type="float" office:value="1.81" table:style-name="ce38">
            <text:p>1.81</text:p>
          </table:table-cell>
          <table:table-cell office:value-type="float" office:value="10714" table:style-name="ce37">
            <text:p>10,714</text:p>
          </table:table-cell>
          <table:table-cell office:value-type="float" office:value="5.56" table:style-name="ce38">
            <text:p>5.56</text:p>
          </table:table-cell>
          <table:table-cell office:value-type="float" office:value="4732" table:style-name="ce37">
            <text:p>4,732</text:p>
          </table:table-cell>
          <table:table-cell office:value-type="float" office:value="2.4500000000000002" table:style-name="ce38">
            <text:p>2.45</text:p>
          </table:table-cell>
          <table:table-cell office:value-type="float" office:value="88231" table:style-name="ce37">
            <text:p>88,231</text:p>
          </table:table-cell>
          <table:table-cell office:value-type="float" office:value="86705" table:style-name="ce37">
            <text:p>86,705</text:p>
          </table:table-cell>
          <table:table-cell office:value-type="float" office:value="542973" table:style-name="ce36">
            <text:p>542,973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23">
            <text:p>7 月</text:p>
          </table:table-cell>
          <table:covered-table-cell/>
          <table:table-cell office:value-type="float" office:value="8433668" table:style-name="ce13">
            <text:p>8,433,668</text:p>
          </table:table-cell>
          <table:table-cell office:value-type="float" office:value="23461708" table:style-name="ce13">
            <text:p>23,461,708</text:p>
          </table:table-cell>
          <table:table-cell office:value-type="float" office:value="11702949" table:style-name="ce13">
            <text:p>11,702,949</text:p>
          </table:table-cell>
          <table:table-cell office:value-type="float" office:value="11758759" table:style-name="ce37">
            <text:p>11,758,759</text:p>
          </table:table-cell>
          <table:table-cell office:value-type="float" office:value="17530" table:style-name="ce37">
            <text:p>17,530</text:p>
          </table:table-cell>
          <table:table-cell office:value-type="float" office:value="9145" table:style-name="ce37">
            <text:p>9,145</text:p>
          </table:table-cell>
          <table:table-cell office:value-type="float" office:value="8385" table:style-name="ce37">
            <text:p>8,385</text:p>
          </table:table-cell>
          <table:table-cell office:value-type="float" office:value="8.8000000000000007" table:style-name="ce38">
            <text:p>8.80</text:p>
          </table:table-cell>
          <table:table-cell office:value-type="float" office:value="14475" table:style-name="ce37">
            <text:p>14,475</text:p>
          </table:table-cell>
          <table:table-cell office:value-type="float" office:value="8659" table:style-name="ce37">
            <text:p>8,659</text:p>
          </table:table-cell>
          <table:table-cell office:value-type="float" office:value="5816" table:style-name="ce37">
            <text:p>5,816</text:p>
          </table:table-cell>
          <table:table-cell office:value-type="float" office:value="7.26" table:style-name="ce38">
            <text:p>7.26</text:p>
          </table:table-cell>
          <table:table-cell office:value-type="float" office:value="3055" table:style-name="ce39">
            <text:p><text:s text:c="3"/>3,055</text:p>
          </table:table-cell>
          <table:table-cell office:value-type="float" office:value="1.53" table:style-name="ce38">
            <text:p>1.53</text:p>
          </table:table-cell>
          <table:table-cell office:value-type="float" office:value="11552" table:style-name="ce37">
            <text:p>11,552</text:p>
          </table:table-cell>
          <table:table-cell office:value-type="float" office:value="5.8" table:style-name="ce38">
            <text:p>5.80</text:p>
          </table:table-cell>
          <table:table-cell office:value-type="float" office:value="5085" table:style-name="ce37">
            <text:p>5,085</text:p>
          </table:table-cell>
          <table:table-cell office:value-type="float" office:value="2.5499999999999998" table:style-name="ce38">
            <text:p>2.55</text:p>
          </table:table-cell>
          <table:table-cell office:value-type="float" office:value="98521" table:style-name="ce37">
            <text:p>98,521</text:p>
          </table:table-cell>
          <table:table-cell office:value-type="float" office:value="101430" table:style-name="ce37">
            <text:p>101,430</text:p>
          </table:table-cell>
          <table:table-cell office:value-type="float" office:value="543661" table:style-name="ce36">
            <text:p>543,661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23">
            <text:p>8 月</text:p>
          </table:table-cell>
          <table:covered-table-cell/>
          <table:table-cell office:value-type="float" office:value="8444518" table:style-name="ce13">
            <text:p>8,444,518</text:p>
          </table:table-cell>
          <table:table-cell office:value-type="float" office:value="23465003" table:style-name="ce13">
            <text:p>23,465,003</text:p>
          </table:table-cell>
          <table:table-cell office:value-type="float" office:value="11703598" table:style-name="ce13">
            <text:p>11,703,598</text:p>
          </table:table-cell>
          <table:table-cell office:value-type="float" office:value="11761405" table:style-name="ce37">
            <text:p>11,761,405</text:p>
          </table:table-cell>
          <table:table-cell office:value-type="float" office:value="16836" table:style-name="ce37">
            <text:p>16,836</text:p>
          </table:table-cell>
          <table:table-cell office:value-type="float" office:value="8813" table:style-name="ce37">
            <text:p>8,813</text:p>
          </table:table-cell>
          <table:table-cell office:value-type="float" office:value="8023" table:style-name="ce37">
            <text:p>8,023</text:p>
          </table:table-cell>
          <table:table-cell office:value-type="float" office:value="8.4499999999999993" table:style-name="ce38">
            <text:p>8.45</text:p>
          </table:table-cell>
          <table:table-cell office:value-type="float" office:value="12586" table:style-name="ce37">
            <text:p>12,586</text:p>
          </table:table-cell>
          <table:table-cell office:value-type="float" office:value="7604" table:style-name="ce37">
            <text:p>7,604</text:p>
          </table:table-cell>
          <table:table-cell office:value-type="float" office:value="4982" table:style-name="ce37">
            <text:p>4,982</text:p>
          </table:table-cell>
          <table:table-cell office:value-type="float" office:value="6.32" table:style-name="ce38">
            <text:p>6.32</text:p>
          </table:table-cell>
          <table:table-cell office:value-type="float" office:value="4250" table:style-name="ce39">
            <text:p><text:s text:c="3"/>4,250</text:p>
          </table:table-cell>
          <table:table-cell office:value-type="float" office:value="2.13" table:style-name="ce38">
            <text:p>2.13</text:p>
          </table:table-cell>
          <table:table-cell office:value-type="float" office:value="7239" table:style-name="ce37">
            <text:p>7,239</text:p>
          </table:table-cell>
          <table:table-cell office:value-type="float" office:value="3.63" table:style-name="ce38">
            <text:p>3.63</text:p>
          </table:table-cell>
          <table:table-cell office:value-type="float" office:value="4510" table:style-name="ce37">
            <text:p>4,510</text:p>
          </table:table-cell>
          <table:table-cell office:value-type="float" office:value="2.2599999999999998" table:style-name="ce38">
            <text:p>2.26</text:p>
          </table:table-cell>
          <table:table-cell office:value-type="float" office:value="91083" table:style-name="ce37">
            <text:p>91,083</text:p>
          </table:table-cell>
          <table:table-cell office:value-type="float" office:value="92038" table:style-name="ce37">
            <text:p>92,038</text:p>
          </table:table-cell>
          <table:table-cell office:value-type="float" office:value="544369" table:style-name="ce36">
            <text:p>544,369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23">
            <text:p>9 月</text:p>
          </table:table-cell>
          <table:covered-table-cell/>
          <table:table-cell office:value-type="float" office:value="8459688" table:style-name="ce13">
            <text:p>8,459,688</text:p>
          </table:table-cell>
          <table:table-cell office:value-type="float" office:value="23468748" table:style-name="ce13">
            <text:p>23,468,748</text:p>
          </table:table-cell>
          <table:table-cell office:value-type="float" office:value="11704323" table:style-name="ce13">
            <text:p>11,704,323</text:p>
          </table:table-cell>
          <table:table-cell office:value-type="float" office:value="11764425" table:style-name="ce37">
            <text:p>11,764,425</text:p>
          </table:table-cell>
          <table:table-cell office:value-type="float" office:value="17106" table:style-name="ce37">
            <text:p>17,106</text:p>
          </table:table-cell>
          <table:table-cell office:value-type="float" office:value="8814" table:style-name="ce37">
            <text:p>8,814</text:p>
          </table:table-cell>
          <table:table-cell office:value-type="float" office:value="8292" table:style-name="ce37">
            <text:p>8,292</text:p>
          </table:table-cell>
          <table:table-cell office:value-type="float" office:value="8.8699999999999992" table:style-name="ce38">
            <text:p>8.87</text:p>
          </table:table-cell>
          <table:table-cell office:value-type="float" office:value="12527" table:style-name="ce37">
            <text:p>12,527</text:p>
          </table:table-cell>
          <table:table-cell office:value-type="float" office:value="7549" table:style-name="ce37">
            <text:p>7,549</text:p>
          </table:table-cell>
          <table:table-cell office:value-type="float" office:value="4978" table:style-name="ce37">
            <text:p>4,978</text:p>
          </table:table-cell>
          <table:table-cell office:value-type="float" office:value="6.49" table:style-name="ce38">
            <text:p>6.49</text:p>
          </table:table-cell>
          <table:table-cell office:value-type="float" office:value="4579" table:style-name="ce39">
            <text:p><text:s text:c="3"/>4,579</text:p>
          </table:table-cell>
          <table:table-cell office:value-type="float" office:value="2.37" table:style-name="ce38">
            <text:p>2.37</text:p>
          </table:table-cell>
          <table:table-cell office:value-type="float" office:value="8333" table:style-name="ce37">
            <text:p>8,333</text:p>
          </table:table-cell>
          <table:table-cell office:value-type="float" office:value="4.32" table:style-name="ce38">
            <text:p>4.32</text:p>
          </table:table-cell>
          <table:table-cell office:value-type="float" office:value="4289" table:style-name="ce37">
            <text:p>4,289</text:p>
          </table:table-cell>
          <table:table-cell office:value-type="float" office:value="2.2200000000000002" table:style-name="ce38">
            <text:p>2.22</text:p>
          </table:table-cell>
          <table:table-cell office:value-type="float" office:value="85488" table:style-name="ce37">
            <text:p>85,488</text:p>
          </table:table-cell>
          <table:table-cell office:value-type="float" office:value="86322" table:style-name="ce37">
            <text:p>86,322</text:p>
          </table:table-cell>
          <table:table-cell office:value-type="float" office:value="545032" table:style-name="ce36">
            <text:p>545,032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23">
            <text:p>10 月</text:p>
          </table:table-cell>
          <table:covered-table-cell/>
          <table:table-cell office:value-type="float" office:value="8461618" table:style-name="ce13">
            <text:p>8,461,618</text:p>
          </table:table-cell>
          <table:table-cell office:value-type="float" office:value="23476640" table:style-name="ce13">
            <text:p>23,476,640</text:p>
          </table:table-cell>
          <table:table-cell office:value-type="float" office:value="11706976" table:style-name="ce13">
            <text:p>11,706,976</text:p>
          </table:table-cell>
          <table:table-cell office:value-type="float" office:value="11769664" table:style-name="ce37">
            <text:p>11,769,664</text:p>
          </table:table-cell>
          <table:table-cell office:value-type="float" office:value="20004" table:style-name="ce37">
            <text:p>20,004</text:p>
          </table:table-cell>
          <table:table-cell office:value-type="float" office:value="10477" table:style-name="ce37">
            <text:p>10,477</text:p>
          </table:table-cell>
          <table:table-cell office:value-type="float" office:value="9527" table:style-name="ce37">
            <text:p>9,527</text:p>
          </table:table-cell>
          <table:table-cell office:value-type="float" office:value="10.029999999999999" table:style-name="ce38">
            <text:p>10.03</text:p>
          </table:table-cell>
          <table:table-cell office:value-type="float" office:value="13794" table:style-name="ce37">
            <text:p>13,794</text:p>
          </table:table-cell>
          <table:table-cell office:value-type="float" office:value="8352" table:style-name="ce37">
            <text:p>8,352</text:p>
          </table:table-cell>
          <table:table-cell office:value-type="float" office:value="5442" table:style-name="ce37">
            <text:p>5,442</text:p>
          </table:table-cell>
          <table:table-cell office:value-type="float" office:value="6.92" table:style-name="ce38">
            <text:p>6.92</text:p>
          </table:table-cell>
          <table:table-cell office:value-type="float" office:value="6210" table:style-name="ce39">
            <text:p><text:s text:c="3"/>6,210</text:p>
          </table:table-cell>
          <table:table-cell office:value-type="float" office:value="3.12" table:style-name="ce38">
            <text:p>3.12</text:p>
          </table:table-cell>
          <table:table-cell office:value-type="float" office:value="16948" table:style-name="ce37">
            <text:p>16,948</text:p>
          </table:table-cell>
          <table:table-cell office:value-type="float" office:value="8.5" table:style-name="ce38">
            <text:p>8.50</text:p>
          </table:table-cell>
          <table:table-cell office:value-type="float" office:value="4818" table:style-name="ce37">
            <text:p>4,818</text:p>
          </table:table-cell>
          <table:table-cell office:value-type="float" office:value="2.42" table:style-name="ce38">
            <text:p>2.42</text:p>
          </table:table-cell>
          <table:table-cell office:value-type="float" office:value="71109" table:style-name="ce37">
            <text:p>71,109</text:p>
          </table:table-cell>
          <table:table-cell office:value-type="float" office:value="69427" table:style-name="ce37">
            <text:p>69,427</text:p>
          </table:table-cell>
          <table:table-cell office:value-type="float" office:value="545657" table:style-name="ce36">
            <text:p>545,657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23">
            <text:p>11 月</text:p>
          </table:table-cell>
          <table:covered-table-cell/>
          <table:table-cell office:value-type="float" office:value="8465553" table:style-name="ce13">
            <text:p>8,465,553</text:p>
          </table:table-cell>
          <table:table-cell office:value-type="float" office:value="23483793" table:style-name="ce13">
            <text:p>23,483,793</text:p>
          </table:table-cell>
          <table:table-cell office:value-type="float" office:value="11709439" table:style-name="ce13">
            <text:p>11,709,439</text:p>
          </table:table-cell>
          <table:table-cell office:value-type="float" office:value="11774354" table:style-name="ce37">
            <text:p>11,774,354</text:p>
          </table:table-cell>
          <table:table-cell office:value-type="float" office:value="18971" table:style-name="ce37">
            <text:p>18,971</text:p>
          </table:table-cell>
          <table:table-cell office:value-type="float" office:value="9852" table:style-name="ce37">
            <text:p>9,852</text:p>
          </table:table-cell>
          <table:table-cell office:value-type="float" office:value="9119" table:style-name="ce37">
            <text:p>9,119</text:p>
          </table:table-cell>
          <table:table-cell office:value-type="float" office:value="9.83" table:style-name="ce38">
            <text:p>9.83</text:p>
          </table:table-cell>
          <table:table-cell office:value-type="float" office:value="13010" table:style-name="ce37">
            <text:p>13,010</text:p>
          </table:table-cell>
          <table:table-cell office:value-type="float" office:value="7807" table:style-name="ce37">
            <text:p>7,807</text:p>
          </table:table-cell>
          <table:table-cell office:value-type="float" office:value="5203" table:style-name="ce37">
            <text:p>5,203</text:p>
          </table:table-cell>
          <table:table-cell office:value-type="float" office:value="6.74" table:style-name="ce38">
            <text:p>6.74</text:p>
          </table:table-cell>
          <table:table-cell office:value-type="float" office:value="5961" table:style-name="ce39">
            <text:p><text:s text:c="3"/>5,961</text:p>
          </table:table-cell>
          <table:table-cell office:value-type="float" office:value="3.09" table:style-name="ce38">
            <text:p>3.09</text:p>
          </table:table-cell>
          <table:table-cell office:value-type="float" office:value="14388" table:style-name="ce37">
            <text:p>14,388</text:p>
          </table:table-cell>
          <table:table-cell office:value-type="float" office:value="7.46" table:style-name="ce38">
            <text:p>7.46</text:p>
          </table:table-cell>
          <table:table-cell office:value-type="float" office:value="4384" table:style-name="ce37">
            <text:p>4,384</text:p>
          </table:table-cell>
          <table:table-cell office:value-type="float" office:value="2.27" table:style-name="ce38">
            <text:p>2.27</text:p>
          </table:table-cell>
          <table:table-cell office:value-type="float" office:value="65740" table:style-name="ce37">
            <text:p>65,740</text:p>
          </table:table-cell>
          <table:table-cell office:value-type="float" office:value="64548" table:style-name="ce37">
            <text:p>64,548</text:p>
          </table:table-cell>
          <table:table-cell office:value-type="float" office:value="546218" table:style-name="ce36">
            <text:p>546,218</text:p>
          </table:table-cell>
          <table:table-cell table:number-columns-repeated="16361" table:style-name="ce137"/>
        </table:table-row>
        <table:table-row table:style-name="ro6">
          <table:table-cell office:value-type="string" table:number-columns-spanned="2" table:number-rows-spanned="1" table:style-name="ce223">
            <text:p>12 月</text:p>
          </table:table-cell>
          <table:covered-table-cell/>
          <table:table-cell office:value-type="float" office:value="8468978" table:style-name="ce13">
            <text:p>8,468,978</text:p>
          </table:table-cell>
          <table:table-cell office:value-type="float" office:value="23492074" table:style-name="ce13">
            <text:p>23,492,074</text:p>
          </table:table-cell>
          <table:table-cell office:value-type="float" office:value="11712047" table:style-name="ce13">
            <text:p>11,712,047</text:p>
          </table:table-cell>
          <table:table-cell office:value-type="float" office:value="11780027" table:style-name="ce37">
            <text:p>11,780,027</text:p>
          </table:table-cell>
          <table:table-cell office:value-type="float" office:value="20582" table:style-name="ce37">
            <text:p>20,582</text:p>
          </table:table-cell>
          <table:table-cell office:value-type="float" office:value="10642" table:style-name="ce37">
            <text:p>10,642</text:p>
          </table:table-cell>
          <table:table-cell office:value-type="float" office:value="9940" table:style-name="ce37">
            <text:p>9,940</text:p>
          </table:table-cell>
          <table:table-cell office:value-type="float" office:value="10.32" table:style-name="ce38">
            <text:p>10.32</text:p>
          </table:table-cell>
          <table:table-cell office:value-type="float" office:value="14426" table:style-name="ce37">
            <text:p>14,426</text:p>
          </table:table-cell>
          <table:table-cell office:value-type="float" office:value="8737" table:style-name="ce37">
            <text:p>8,737</text:p>
          </table:table-cell>
          <table:table-cell office:value-type="float" office:value="5689" table:style-name="ce37">
            <text:p>5,689</text:p>
          </table:table-cell>
          <table:table-cell office:value-type="float" office:value="7.23" table:style-name="ce38">
            <text:p>7.23</text:p>
          </table:table-cell>
          <table:table-cell office:value-type="float" office:value="6156" table:style-name="ce39">
            <text:p><text:s text:c="3"/>6,156</text:p>
          </table:table-cell>
          <table:table-cell office:value-type="float" office:value="3.09" table:style-name="ce38">
            <text:p>3.09</text:p>
          </table:table-cell>
          <table:table-cell office:value-type="float" office:value="16677" table:style-name="ce37">
            <text:p>16,677</text:p>
          </table:table-cell>
          <table:table-cell office:value-type="float" office:value="8.36" table:style-name="ce38">
            <text:p>8.36</text:p>
          </table:table-cell>
          <table:table-cell office:value-type="float" office:value="4685" table:style-name="ce37">
            <text:p>4,685</text:p>
          </table:table-cell>
          <table:table-cell office:value-type="float" office:value="2.35" table:style-name="ce38">
            <text:p>2.35</text:p>
          </table:table-cell>
          <table:table-cell office:value-type="float" office:value="69777" table:style-name="ce37">
            <text:p>69,777</text:p>
          </table:table-cell>
          <table:table-cell office:value-type="float" office:value="67652" table:style-name="ce37">
            <text:p>67,652</text:p>
          </table:table-cell>
          <table:table-cell office:value-type="float" office:value="546698" table:style-name="ce36">
            <text:p>546,698</text:p>
          </table:table-cell>
          <table:table-cell table:number-columns-repeated="16361" table:style-name="ce137"/>
        </table:table-row>
        <table:table-row table:style-name="ro8">
          <table:table-cell office:value-type="string" table:number-columns-spanned="2" table:number-rows-spanned="1" table:style-name="ce253">
            <text:p>105年</text:p>
          </table:table-cell>
          <table:covered-table-cell/>
          <table:table-cell table:number-columns-repeated="7" table:style-name="ce13"/>
          <table:table-cell table:style-name="ce34"/>
          <table:table-cell table:number-columns-repeated="3" table:style-name="ce13"/>
          <table:table-cell table:style-name="ce34"/>
          <table:table-cell table:style-name="ce35"/>
          <table:table-cell table:style-name="ce34"/>
          <table:table-cell table:style-name="ce13"/>
          <table:table-cell table:style-name="ce34"/>
          <table:table-cell table:style-name="ce13"/>
          <table:table-cell table:style-name="ce34"/>
          <table:table-cell table:number-columns-repeated="2" table:style-name="ce13"/>
          <table:table-cell table:style-name="ce33"/>
          <table:table-cell table:number-columns-repeated="16361" table:style-name="ce137"/>
        </table:table-row>
        <table:table-row table:style-name="ro8">
          <table:table-cell office:value-type="string" table:number-columns-spanned="2" table:number-rows-spanned="1" table:style-name="ce223">
            <text:p>1 月</text:p>
          </table:table-cell>
          <table:covered-table-cell/>
          <table:table-cell office:value-type="float" office:value="8471543" table:style-name="ce13">
            <text:p>8,471,543</text:p>
          </table:table-cell>
          <table:table-cell office:value-type="float" office:value="23496068" table:style-name="ce13">
            <text:p>23,496,068</text:p>
          </table:table-cell>
          <table:table-cell office:value-type="float" office:value="11712764" table:style-name="ce13">
            <text:p>11,712,764</text:p>
          </table:table-cell>
          <table:table-cell office:value-type="float" office:value="11783304" table:style-name="ce13">
            <text:p>11,783,304</text:p>
          </table:table-cell>
          <table:table-cell office:value-type="float" office:value="17190" table:style-name="ce13">
            <text:p>17,190</text:p>
          </table:table-cell>
          <table:table-cell office:value-type="float" office:value="9015" table:style-name="ce13">
            <text:p>9,015</text:p>
          </table:table-cell>
          <table:table-cell office:value-type="float" office:value="8175" table:style-name="ce13">
            <text:p>8,175</text:p>
          </table:table-cell>
          <table:table-cell office:value-type="float" office:value="8.64" table:style-name="ce34">
            <text:p>8.64</text:p>
          </table:table-cell>
          <table:table-cell office:value-type="float" office:value="14292" table:style-name="ce13">
            <text:p>14,292</text:p>
          </table:table-cell>
          <table:table-cell office:value-type="float" office:value="8606" table:style-name="ce13">
            <text:p>8,606</text:p>
          </table:table-cell>
          <table:table-cell office:value-type="float" office:value="5686" table:style-name="ce13">
            <text:p>5,686</text:p>
          </table:table-cell>
          <table:table-cell office:value-type="float" office:value="7.18" table:style-name="ce34">
            <text:p>7.18</text:p>
          </table:table-cell>
          <table:table-cell office:value-type="float" office:value="2898" table:style-name="ce35">
            <text:p><text:s text:c="3"/>2,898</text:p>
          </table:table-cell>
          <table:table-cell office:value-type="float" office:value="1.46" table:style-name="ce34">
            <text:p>1.46</text:p>
          </table:table-cell>
          <table:table-cell office:value-type="float" office:value="16588" table:style-name="ce13">
            <text:p>16,588</text:p>
          </table:table-cell>
          <table:table-cell office:value-type="float" office:value="8.34" table:style-name="ce34">
            <text:p>8.34</text:p>
          </table:table-cell>
          <table:table-cell office:value-type="float" office:value="3919" table:style-name="ce13">
            <text:p>3,919</text:p>
          </table:table-cell>
          <table:table-cell office:value-type="float" office:value="1.97" table:style-name="ce34">
            <text:p>1.97</text:p>
          </table:table-cell>
          <table:table-cell office:value-type="float" office:value="73751" table:style-name="ce13">
            <text:p>73,751</text:p>
          </table:table-cell>
          <table:table-cell office:value-type="float" office:value="72655" table:style-name="ce13">
            <text:p>72,655</text:p>
          </table:table-cell>
          <table:table-cell office:value-type="float" office:value="547035" table:style-name="ce33">
            <text:p>547,035</text:p>
          </table:table-cell>
          <table:table-cell table:number-columns-repeated="16361" table:style-name="ce137"/>
        </table:table-row>
        <table:table-row table:style-name="ro9">
          <table:table-cell table:style-name="ce32"/>
          <table:table-cell table:style-name="ce31"/>
          <table:table-cell table:style-name="ce30"/>
          <table:table-cell table:number-columns-repeated="6" table:style-name="ce28"/>
          <table:table-cell table:style-name="ce27"/>
          <table:table-cell table:number-columns-repeated="3" table:style-name="ce28"/>
          <table:table-cell table:style-name="ce27"/>
          <table:table-cell table:style-name="ce29"/>
          <table:table-cell table:style-name="ce27"/>
          <table:table-cell table:style-name="ce28"/>
          <table:table-cell table:style-name="ce27"/>
          <table:table-cell table:style-name="ce28"/>
          <table:table-cell table:number-columns-repeated="2" table:style-name="ce27"/>
          <table:table-cell table:style-name="ce26"/>
          <table:table-cell table:style-name="ce25"/>
          <table:table-cell table:number-columns-repeated="16361" table:style-name="ce139"/>
        </table:table-row>
        <table:table-row table:style-name="ro10">
          <table:table-cell office:value-type="string" table:number-columns-spanned="2" table:number-rows-spanned="1" table:style-name="ce257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0.99" table:style-name="ce24">
            <text:p>0.99</text:p>
          </table:table-cell>
          <table:table-cell office:value-type="float" office:value="0.24" table:style-name="ce24">
            <text:p>0.24</text:p>
          </table:table-cell>
          <table:table-cell office:value-type="float" office:value="0.11" table:style-name="ce24">
            <text:p>0.11</text:p>
          </table:table-cell>
          <table:table-cell office:value-type="float" office:value="0.37" table:style-name="ce24">
            <text:p>0.37</text:p>
          </table:table-cell>
          <table:table-cell office:value-type="float" office:value="-5.51" table:style-name="ce24">
            <text:p>－ <text:s text:c="2"/>5.51</text:p>
          </table:table-cell>
          <table:table-cell office:value-type="float" office:value="-5.37" table:style-name="ce24">
            <text:p>－ <text:s text:c="2"/>5.37</text:p>
          </table:table-cell>
          <table:table-cell office:value-type="float" office:value="-5.65" table:style-name="ce24">
            <text:p>－ <text:s text:c="2"/>5.65</text:p>
          </table:table-cell>
          <table:table-cell office:value-type="float" office:value="-0.5" table:style-name="ce23">
            <text:p>－ <text:s/>0.50</text:p>
          </table:table-cell>
          <table:table-cell office:value-type="float" office:value="-0.13" table:style-name="ce23">
            <text:p>－ <text:s/>0.13</text:p>
          </table:table-cell>
          <table:table-cell office:value-type="float" office:value="0.26" table:style-name="ce24">
            <text:p>0.26</text:p>
          </table:table-cell>
          <table:table-cell office:value-type="float" office:value="-0.7" table:style-name="ce23">
            <text:p>－ <text:s/>0.70</text:p>
          </table:table-cell>
          <table:table-cell office:value-type="float" office:value="-1.0000000000000675E-2" table:style-name="ce23">
            <text:p>－ <text:s/>0.01</text:p>
          </table:table-cell>
          <table:table-cell office:value-type="float" office:value="-25.35" table:style-name="ce22">
            <text:p>－ 25.35</text:p>
          </table:table-cell>
          <table:table-cell office:value-type="float" office:value="-0.49" table:style-name="ce23">
            <text:p>－ <text:s/>0.49</text:p>
          </table:table-cell>
          <table:table-cell office:value-type="float" office:value="2.74" table:style-name="ce24">
            <text:p>2.74</text:p>
          </table:table-cell>
          <table:table-cell office:value-type="float" office:value="0.23000000000000043" table:style-name="ce23">
            <text:p>0.23</text:p>
          </table:table-cell>
          <table:table-cell office:value-type="float" office:value="-2.0299999999999998" table:style-name="ce24">
            <text:p>－ <text:s text:c="2"/>2.03</text:p>
          </table:table-cell>
          <table:table-cell office:value-type="float" office:value="-3.9999999999999813E-2" table:style-name="ce23">
            <text:p>－ <text:s/>0.04</text:p>
          </table:table-cell>
          <table:table-cell office:value-type="float" office:value="-12.53" table:style-name="ce22">
            <text:p>－ 12.53</text:p>
          </table:table-cell>
          <table:table-cell office:value-type="float" office:value="-11.04" table:style-name="ce22">
            <text:p>－ 11.04</text:p>
          </table:table-cell>
          <table:table-cell office:value-type="float" office:value="1.19" table:style-name="ce21">
            <text:p>1.19</text:p>
          </table:table-cell>
          <table:table-cell table:number-columns-repeated="16361" table:style-name="ce139"/>
        </table:table-row>
        <table:table-row table:style-name="ro11">
          <table:table-cell office:value-type="string" table:number-columns-spanned="2" table:number-rows-spanned="1" table:style-name="ce256">
            <text:p>較 <text:s text:c="2"/>上 <text:s text:c="2"/>月</text:p>
            <text:p>増減 (%)<text:s/><text:span text:style-name="T5">△</text:span></text:p>
          </table:table-cell>
          <table:covered-table-cell/>
          <table:table-cell office:value-type="float" office:value="0.03" table:style-name="ce20">
            <text:p>0.03</text:p>
          </table:table-cell>
          <table:table-cell office:value-type="float" office:value="0.02" table:style-name="ce17">
            <text:p>0.02</text:p>
          </table:table-cell>
          <table:table-cell office:value-type="float" office:value="0.01" table:style-name="ce17">
            <text:p>0.01</text:p>
          </table:table-cell>
          <table:table-cell office:value-type="float" office:value="0.03" table:style-name="ce17">
            <text:p>0.03</text:p>
          </table:table-cell>
          <table:table-cell office:value-type="float" office:value="-16.48" table:style-name="ce19">
            <text:p>－ 16.48</text:p>
          </table:table-cell>
          <table:table-cell office:value-type="float" office:value="-15.29" table:style-name="ce19">
            <text:p>－ 15.29</text:p>
          </table:table-cell>
          <table:table-cell office:value-type="float" office:value="-17.760000000000002" table:style-name="ce19">
            <text:p>－ 17.76</text:p>
          </table:table-cell>
          <table:table-cell office:value-type="float" office:value="-1.6799999999999997" table:style-name="ce18">
            <text:p>－ <text:s/>1.68</text:p>
          </table:table-cell>
          <table:table-cell office:value-type="float" office:value="-0.93" table:style-name="ce18">
            <text:p>－ <text:s/>0.93</text:p>
          </table:table-cell>
          <table:table-cell office:value-type="float" office:value="-1.5" table:style-name="ce18">
            <text:p>－ <text:s/>1.50</text:p>
          </table:table-cell>
          <table:table-cell office:value-type="float" office:value="-0.05" table:style-name="ce18">
            <text:p>－ <text:s/>0.05</text:p>
          </table:table-cell>
          <table:table-cell office:value-type="float" office:value="-5.0000000000000711E-2" table:style-name="ce18">
            <text:p>－ <text:s/>0.05</text:p>
          </table:table-cell>
          <table:table-cell office:value-type="float" office:value="-52.92" table:style-name="ce19">
            <text:p>－ 52.92</text:p>
          </table:table-cell>
          <table:table-cell office:value-type="float" office:value="-1.63" table:style-name="ce18">
            <text:p>－ <text:s/>1.63</text:p>
          </table:table-cell>
          <table:table-cell office:value-type="float" office:value="-0.53" table:style-name="ce17">
            <text:p>－ <text:s text:c="2"/>0.53</text:p>
          </table:table-cell>
          <table:table-cell office:value-type="float" office:value="-1.9999999999999574E-2" table:style-name="ce18">
            <text:p>－ <text:s/>0.02</text:p>
          </table:table-cell>
          <table:table-cell office:value-type="float" office:value="-16.350000000000001" table:style-name="ce19">
            <text:p>－ 16.35</text:p>
          </table:table-cell>
          <table:table-cell office:value-type="float" office:value="-0.38000000000000012" table:style-name="ce18">
            <text:p>－ <text:s/>0.38</text:p>
          </table:table-cell>
          <table:table-cell office:value-type="float" office:value="5.7" table:style-name="ce17">
            <text:p>5.70</text:p>
          </table:table-cell>
          <table:table-cell office:value-type="float" office:value="7.4" table:style-name="ce17">
            <text:p>7.40</text:p>
          </table:table-cell>
          <table:table-cell office:value-type="float" office:value="0.06" table:style-name="ce16">
            <text:p>0.06</text:p>
          </table:table-cell>
          <table:table-cell table:number-columns-repeated="16361" table:style-name="ce139"/>
        </table:table-row>
        <table:table-row table:style-name="ro12" table:visibility="collapse">
          <table:table-cell office:value-type="string" table:number-columns-spanned="1" table:number-rows-spanned="2" table:style-name="ce252">
            <text:p>本年1~1月較上年1~1月増減</text:p>
          </table:table-cell>
          <table:table-cell office:value-type="string" table:style-name="ce15">
            <text:p>實數</text:p>
          </table:table-cell>
          <table:table-cell office:value-type="float" office:value="8471520" table:style-name="ce14">
            <text:p>8,471,520</text:p>
          </table:table-cell>
          <table:table-cell office:value-type="float" office:value="23496045" table:style-name="ce13">
            <text:p>23,496,045</text:p>
          </table:table-cell>
          <table:table-cell office:value-type="float" office:value="11712741" table:style-name="ce13">
            <text:p>11,712,741</text:p>
          </table:table-cell>
          <table:table-cell office:value-type="float" office:value="11783281" table:style-name="ce13">
            <text:p>11,783,281</text:p>
          </table:table-cell>
          <table:table-cell office:value-type="float" office:value="195406" table:style-name="ce140">
            <text:p>195,406</text:p>
          </table:table-cell>
          <table:table-cell office:value-type="float" office:value="101514" table:style-name="ce140">
            <text:p>101,514</text:p>
          </table:table-cell>
          <table:table-cell office:value-type="float" office:value="93892" table:style-name="ce140">
            <text:p>93,892</text:p>
          </table:table-cell>
          <table:table-cell office:value-type="string" table:style-name="ce12">
            <text:p>…</text:p>
          </table:table-cell>
          <table:table-cell office:value-type="float" office:value="149548" table:style-name="ce140">
            <text:p>149,548</text:p>
          </table:table-cell>
          <table:table-cell office:value-type="float" office:value="89996" table:style-name="ce140">
            <text:p>89,996</text:p>
          </table:table-cell>
          <table:table-cell office:value-type="float" office:value="59552" table:style-name="ce140">
            <text:p>59,552</text:p>
          </table:table-cell>
          <table:table-cell office:value-type="string" table:style-name="ce12">
            <text:p>…</text:p>
          </table:table-cell>
          <table:table-cell office:value-type="float" office:value="45858" table:style-name="ce140">
            <text:p>45,858</text:p>
          </table:table-cell>
          <table:table-cell office:value-type="string" table:style-name="ce12">
            <text:p>…</text:p>
          </table:table-cell>
          <table:table-cell office:value-type="float" office:value="138200" table:style-name="ce140">
            <text:p>138,200</text:p>
          </table:table-cell>
          <table:table-cell office:value-type="string" table:style-name="ce12">
            <text:p>…</text:p>
          </table:table-cell>
          <table:table-cell office:value-type="float" office:value="49459" table:style-name="ce140">
            <text:p>49,459</text:p>
          </table:table-cell>
          <table:table-cell office:value-type="string" table:style-name="ce12">
            <text:p>…</text:p>
          </table:table-cell>
          <table:table-cell office:value-type="float" office:value="919790" table:style-name="ce140">
            <text:p>919,790</text:p>
          </table:table-cell>
          <table:table-cell office:value-type="float" office:value="913852" table:style-name="ce140">
            <text:p>913,852</text:p>
          </table:table-cell>
          <table:table-cell office:value-type="float" office:value="6115" table:style-name="ce141">
            <text:p>6,115</text:p>
          </table:table-cell>
          <table:table-cell table:number-columns-repeated="16361" table:style-name="ce139"/>
        </table:table-row>
        <table:table-row table:style-name="ro13" table:visibility="collapse">
          <table:covered-table-cell/>
          <table:table-cell office:value-type="string" table:style-name="ce11">
            <text:p>%<text:s/><text:span text:style-name="T5">△</text:span></text:p>
          </table:table-cell>
          <table:table-cell office:value-type="float" office:value="100.99" table:style-name="ce10">
            <text:p>100.99</text:p>
          </table:table-cell>
          <table:table-cell office:value-type="float" office:value="100.24" table:style-name="ce9">
            <text:p>100.24</text:p>
          </table:table-cell>
          <table:table-cell office:value-type="float" office:value="100.11" table:style-name="ce9">
            <text:p>100.11</text:p>
          </table:table-cell>
          <table:table-cell office:value-type="float" office:value="100.37" table:style-name="ce9">
            <text:p>100.37</text:p>
          </table:table-cell>
          <table:table-cell office:value-type="float" office:value="1074.1314863676341" table:style-name="ce142">
            <text:p>1,074.13</text:p>
          </table:table-cell>
          <table:table-cell office:value-type="float" office:value="1065.5400440852316" table:style-name="ce142">
            <text:p>1,065.54</text:p>
          </table:table-cell>
          <table:table-cell office:value-type="float" office:value="1083.5776110790537" table:style-name="ce142">
            <text:p>1,083.58</text:p>
          </table:table-cell>
          <table:table-cell office:value-type="float" office:value="-4.0000000000000924E-2" table:style-name="ce142">
            <text:p>－ 0.04</text:p>
          </table:table-cell>
          <table:table-cell office:value-type="float" office:value="1045.0593990216632" table:style-name="ce143">
            <text:p>1,045.06</text:p>
          </table:table-cell>
          <table:table-cell office:value-type="float" office:value="1048.4156570363466" table:style-name="ce143">
            <text:p>1,048.42</text:p>
          </table:table-cell>
          <table:table-cell office:value-type="float" office:value="1040.0279427174294" table:style-name="ce143">
            <text:p>1,040.03</text:p>
          </table:table-cell>
          <table:table-cell office:value-type="float" office:value="-0.20999999999999996" table:style-name="ce143">
            <text:p>－ <text:s/>0.21</text:p>
          </table:table-cell>
          <table:table-cell office:value-type="float" office:value="1181.2982998454406" table:style-name="ce142">
            <text:p>1,181.30</text:p>
          </table:table-cell>
          <table:table-cell office:value-type="float" office:value="0.17000000000000015" table:style-name="ce142">
            <text:p>0.17</text:p>
          </table:table-cell>
          <table:table-cell office:value-type="float" office:value="855.9395515917256" table:style-name="ce143">
            <text:p>855.94</text:p>
          </table:table-cell>
          <table:table-cell office:value-type="float" office:value="-1.5299999999999994" table:style-name="ce143">
            <text:p>－ <text:s/>1.53</text:p>
          </table:table-cell>
          <table:table-cell office:value-type="float" office:value="1236.4750000000001" table:style-name="ce143">
            <text:p>1,236.48</text:p>
          </table:table-cell>
          <table:table-cell office:value-type="float" office:value="0.27" table:style-name="ce143">
            <text:p>0.27</text:p>
          </table:table-cell>
          <table:table-cell office:value-type="float" office:value="1090.8584169453734" table:style-name="ce143">
            <text:p>1,090.86</text:p>
          </table:table-cell>
          <table:table-cell office:value-type="float" office:value="1118.8882767064586" table:style-name="ce143">
            <text:p>1,118.89</text:p>
          </table:table-cell>
          <table:table-cell office:value-type="float" office:value="1.1311861453282845" table:style-name="ce144">
            <text:p>1.13</text:p>
          </table:table-cell>
          <table:table-cell table:number-columns-repeated="16361" table:style-name="ce139"/>
        </table:table-row>
        <table:table-row table:style-name="ro13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8"/>
          <table:table-cell table:number-columns-repeated="8" table:style-name="ce7"/>
          <table:table-cell table:number-columns-repeated="3" table:style-name="ce73"/>
          <table:table-cell table:style-name="ce6"/>
          <table:table-cell table:style-name="ce5"/>
          <table:table-cell table:number-columns-repeated="2" table:style-name="ce73"/>
          <table:table-cell table:style-name="ce6"/>
          <table:table-cell table:style-name="ce5"/>
          <table:table-cell table:number-columns-repeated="3" table:style-name="ce73"/>
          <table:table-cell office:value-type="string" table:style-name="ce4">
            <text:p><text:s text:c="25"/>內 政 部 戶 政 司 <text:s/>民 國 105 年 2 月 3 日 編製</text:p>
          </table:table-cell>
          <table:table-cell table:number-columns-repeated="16361"/>
        </table:table-row>
        <table:table-row table:style-name="ro14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73"/>
        </table:table-row>
        <table:table-row table:style-name="ro15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7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45"/>
          <table:table-cell table:number-columns-repeated="16380"/>
        </table:table-row>
        <table:table-row table:number-rows-repeated="1048527" table:style-name="ro1">
          <table:table-cell table:number-columns-repeated="16384"/>
        </table:table-row>
        <table:named-expressions>
          <table:named-range table:name="Print_Area" table:cell-range-address="年月別.$A$2:年月別.$W$44" table:base-cell-address="年月別.$A$1"/>
        </table:named-expressions>
      </table:table>
      <table:table table:name="縣市別" table:style-name="ta2">
        <table:table-column table:style-name="co14" table:default-cell-style-name="ce73"/>
        <table:table-column table:style-name="co16" table:default-cell-style-name="ce73"/>
        <table:table-column table:style-name="co4" table:default-cell-style-name="ce73"/>
        <table:table-column table:style-name="co17" table:default-cell-style-name="ce73"/>
        <table:table-column table:style-name="co18" table:default-cell-style-name="ce73"/>
        <table:table-column table:style-name="co19" table:number-columns-repeated="3" table:default-cell-style-name="ce73"/>
        <table:table-column table:style-name="co10" table:default-cell-style-name="ce73"/>
        <table:table-column table:style-name="co19" table:number-columns-repeated="3" table:default-cell-style-name="ce73"/>
        <table:table-column table:style-name="co7" table:default-cell-style-name="ce73"/>
        <table:table-column table:style-name="co20" table:default-cell-style-name="ce73"/>
        <table:table-column table:style-name="co21" table:default-cell-style-name="ce73"/>
        <table:table-column table:style-name="co19" table:default-cell-style-name="ce73"/>
        <table:table-column table:style-name="co7" table:default-cell-style-name="ce73"/>
        <table:table-column table:style-name="co22" table:default-cell-style-name="ce73"/>
        <table:table-column table:style-name="co23" table:default-cell-style-name="ce73"/>
        <table:table-column table:style-name="co9" table:default-cell-style-name="ce73"/>
        <table:table-column table:style-name="co12" table:default-cell-style-name="ce73"/>
        <table:table-column table:style-name="co1" table:default-cell-style-name="ce2"/>
        <table:table-column table:style-name="co14" table:number-columns-repeated="16362" table:default-cell-style-name="ce73"/>
        <table:table-row table:style-name="ro16">
          <table:table-cell table:number-columns-repeated="17" table:style-name="ce73"/>
          <table:table-cell table:style-name="ce135"/>
          <table:table-cell table:number-columns-repeated="3" table:style-name="ce73"/>
          <table:table-cell table:style-name="ce2"/>
          <table:table-cell table:number-columns-repeated="16362" table:style-name="ce73"/>
        </table:table-row>
        <table:table-row table:style-name="ro17">
          <table:table-cell office:value-type="string" table:style-name="ce132">
            <text:p>民 國 105 年 1 月 戶 口 統 計 速 報 表 (續)</text:p>
          </table:table-cell>
          <table:table-cell table:number-columns-repeated="14" table:style-name="ce132"/>
          <table:table-cell table:style-name="ce134"/>
          <table:table-cell table:style-name="ce132"/>
          <table:table-cell table:style-name="ce133"/>
          <table:table-cell table:style-name="ce132"/>
          <table:table-cell table:number-columns-repeated="2" table:style-name="ce131"/>
          <table:table-cell table:style-name="ce130"/>
          <table:table-cell table:number-columns-repeated="16362" table:style-name="ce73"/>
        </table:table-row>
        <table:table-row table:style-name="ro18">
          <table:table-cell table:style-name="ce129"/>
          <table:table-cell table:style-name="ce128"/>
          <table:table-cell office:value-type="string" table:style-name="ce71">
            <text:p>人</text:p>
          </table:table-cell>
          <table:table-cell office:value-type="string" table:style-name="ce71">
            <text:p>口</text:p>
          </table:table-cell>
          <table:table-cell office:value-type="string" table:style-name="ce71">
            <text:p>數</text:p>
          </table:table-cell>
          <table:table-cell office:value-type="string" table:style-name="ce70">
            <text:p>出　 <text:s text:c="2"/>　　生</text:p>
          </table:table-cell>
          <table:table-cell table:number-columns-repeated="3" table:style-name="ce69"/>
          <table:table-cell office:value-type="string" table:style-name="ce70">
            <text:p>死 <text:s text:c="4"/>　　亡</text:p>
          </table:table-cell>
          <table:table-cell table:number-columns-repeated="3" table:style-name="ce69"/>
          <table:table-cell office:value-type="string" table:number-columns-spanned="2" table:number-rows-spanned="1" table:style-name="ce262">
            <text:p>自 然 增 加</text:p>
          </table:table-cell>
          <table:covered-table-cell/>
          <table:table-cell office:value-type="string" table:number-columns-spanned="2" table:number-rows-spanned="1" table:style-name="ce26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2">
            <text:p>離 <text:s text:c="3"/>　婚</text:p>
          </table:table-cell>
          <table:covered-table-cell/>
          <table:table-cell office:value-type="string" table:number-columns-spanned="1" table:number-rows-spanned="4" table:style-name="ce263">
            <text:p>遷入</text:p>
            <text:p>人數</text:p>
          </table:table-cell>
          <table:table-cell office:value-type="string" table:number-columns-spanned="1" table:number-rows-spanned="4" table:style-name="ce263">
            <text:p>遷出</text:p>
            <text:p>人數</text:p>
          </table:table-cell>
          <table:table-cell office:value-type="string" table:number-columns-spanned="1" table:number-rows-spanned="4" table:style-name="ce261">
            <text:p>原住民</text:p>
            <text:p>人口數</text:p>
          </table:table-cell>
          <table:table-cell table:style-name="ce122"/>
          <table:table-cell table:number-columns-repeated="16361"/>
        </table:table-row>
        <table:table-row table:style-name="ro6">
          <table:table-cell office:value-type="string" table:number-columns-spanned="1" table:number-rows-spanned="2" table:style-name="ce227">
            <text:p>區 域 別</text:p>
          </table:table-cell>
          <table:table-cell office:value-type="string" table:number-columns-spanned="1" table:number-rows-spanned="2" table:style-name="ce203">
            <text:p>戶　數</text:p>
          </table:table-cell>
          <table:table-cell table:number-columns-repeated="3" table:style-name="ce127"/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123">
            <text:p>折合年</text:p>
          </table:table-cell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125">
            <text:p>折合年</text:p>
          </table:table-cell>
          <table:table-cell table:style-name="ce124"/>
          <table:table-cell office:value-type="string" table:style-name="ce124">
            <text:p>折合年自</text:p>
          </table:table-cell>
          <table:table-cell table:style-name="ce126"/>
          <table:table-cell office:value-type="string" table:style-name="ce125">
            <text:p>折合年</text:p>
          </table:table-cell>
          <table:table-cell table:style-name="ce124"/>
          <table:table-cell office:value-type="string" table:style-name="ce123">
            <text:p>折合年</text:p>
          </table:table-cell>
          <table:covered-table-cell/>
          <table:covered-table-cell/>
          <table:covered-table-cell/>
          <table:table-cell table:style-name="ce122"/>
          <table:table-cell table:number-columns-repeated="16361"/>
        </table:table-row>
        <table:table-row table:style-name="ro6">
          <table:covered-table-cell/>
          <table:covered-table-cell/>
          <table:table-cell office:value-type="string" table:style-name="ce63">
            <text:p>計</text:p>
          </table:table-cell>
          <table:table-cell office:value-type="string" table:style-name="ce63">
            <text:p>男</text:p>
          </table:table-cell>
          <table:table-cell office:value-type="string" table:style-name="ce63">
            <text:p>女</text:p>
          </table:table-cell>
          <table:covered-table-cell/>
          <table:covered-table-cell/>
          <table:covered-table-cell/>
          <table:table-cell office:value-type="string" table:style-name="ce62">
            <text:p>粗出生率</text:p>
          </table:table-cell>
          <table:covered-table-cell/>
          <table:covered-table-cell/>
          <table:covered-table-cell/>
          <table:table-cell office:value-type="string" table:style-name="ce62">
            <text:p>粗死亡率</text:p>
          </table:table-cell>
          <table:table-cell office:value-type="string" table:style-name="ce63">
            <text:p>人數</text:p>
          </table:table-cell>
          <table:table-cell office:value-type="string" table:style-name="ce121">
            <text:p>然增加率</text:p>
          </table:table-cell>
          <table:table-cell office:value-type="string" table:style-name="ce63">
            <text:p>對數</text:p>
          </table:table-cell>
          <table:table-cell office:value-type="string" table:style-name="ce62">
            <text:p>粗結婚率</text:p>
          </table:table-cell>
          <table:table-cell office:value-type="string" table:style-name="ce63">
            <text:p>對數</text:p>
          </table:table-cell>
          <table:table-cell office:value-type="string" table:style-name="ce62">
            <text:p>粗離婚率</text:p>
          </table:table-cell>
          <table:covered-table-cell/>
          <table:covered-table-cell/>
          <table:covered-table-cell/>
          <table:table-cell table:style-name="ce120"/>
          <table:table-cell table:number-columns-repeated="16361"/>
        </table:table-row>
        <table:table-row table:style-name="ro6">
          <table:table-cell table:style-name="ce119"/>
          <table:table-cell table:style-name="ce118"/>
          <table:table-cell table:style-name="ce117"/>
          <table:table-cell table:number-columns-repeated="2" table:style-name="ce59"/>
          <table:covered-table-cell/>
          <table:covered-table-cell/>
          <table:covered-table-cell/>
          <table:table-cell office:value-type="string" table:style-name="ce58">
            <text:p>‰</text:p>
          </table:table-cell>
          <table:covered-table-cell/>
          <table:covered-table-cell/>
          <table:covered-table-cell/>
          <table:table-cell office:value-type="string" table:style-name="ce58">
            <text:p>‰</text:p>
          </table:table-cell>
          <table:table-cell table:style-name="ce59"/>
          <table:table-cell office:value-type="string" table:style-name="ce58">
            <text:p>‰</text:p>
          </table:table-cell>
          <table:table-cell table:style-name="ce59"/>
          <table:table-cell office:value-type="string" table:style-name="ce58">
            <text:p>‰</text:p>
          </table:table-cell>
          <table:table-cell table:style-name="ce59"/>
          <table:table-cell office:value-type="string" table:style-name="ce58">
            <text:p>‰</text:p>
          </table:table-cell>
          <table:covered-table-cell/>
          <table:covered-table-cell/>
          <table:covered-table-cell/>
          <table:table-cell table:style-name="ce116"/>
          <table:table-cell table:number-columns-repeated="16361"/>
        </table:table-row>
        <table:table-row table:style-name="ro19">
          <table:table-cell office:value-type="string" table:style-name="ce101">
            <text:p>總 <text:s text:c="7"/>計</text:p>
          </table:table-cell>
          <table:table-cell office:value-type="float" office:value="8471543" table:style-name="ce96">
            <text:p>8,471,543</text:p>
          </table:table-cell>
          <table:table-cell office:value-type="float" office:value="23496068" table:style-name="ce96">
            <text:p>23,496,068</text:p>
          </table:table-cell>
          <table:table-cell office:value-type="float" office:value="11712764" table:style-name="ce96">
            <text:p>11,712,764</text:p>
          </table:table-cell>
          <table:table-cell office:value-type="float" office:value="11783304" table:style-name="ce96">
            <text:p>11,783,304</text:p>
          </table:table-cell>
          <table:table-cell office:value-type="float" office:value="17190" table:style-name="ce96">
            <text:p>17,190</text:p>
          </table:table-cell>
          <table:table-cell office:value-type="float" office:value="9015" table:style-name="ce96">
            <text:p>9,015</text:p>
          </table:table-cell>
          <table:table-cell office:value-type="float" office:value="8175" table:style-name="ce96">
            <text:p>8,175</text:p>
          </table:table-cell>
          <table:table-cell office:value-type="float" office:value="8.64" table:style-name="ce97">
            <text:p><text:s text:c="3"/>8.64</text:p>
          </table:table-cell>
          <table:table-cell office:value-type="float" office:value="14292" table:style-name="ce96">
            <text:p>14,292</text:p>
          </table:table-cell>
          <table:table-cell office:value-type="float" office:value="8606" table:style-name="ce96">
            <text:p>8,606</text:p>
          </table:table-cell>
          <table:table-cell office:value-type="float" office:value="5686" table:style-name="ce96">
            <text:p>5,686</text:p>
          </table:table-cell>
          <table:table-cell office:value-type="float" office:value="7.18" table:style-name="ce97">
            <text:p><text:s text:c="3"/>7.18</text:p>
          </table:table-cell>
          <table:table-cell office:value-type="float" office:value="2898" table:style-name="ce96">
            <text:p>2,898</text:p>
          </table:table-cell>
          <table:table-cell office:value-type="float" office:value="1.46" table:style-name="ce97">
            <text:p><text:s text:c="3"/>1.46</text:p>
          </table:table-cell>
          <table:table-cell office:value-type="float" office:value="16588" table:style-name="ce96">
            <text:p>16,588</text:p>
          </table:table-cell>
          <table:table-cell office:value-type="float" office:value="8.34" table:style-name="ce97">
            <text:p><text:s text:c="3"/>8.34</text:p>
          </table:table-cell>
          <table:table-cell office:value-type="float" office:value="3919" table:style-name="ce96">
            <text:p>3,919</text:p>
          </table:table-cell>
          <table:table-cell office:value-type="float" office:value="1.97" table:style-name="ce97">
            <text:p><text:s text:c="3"/>1.97</text:p>
          </table:table-cell>
          <table:table-cell office:value-type="float" office:value="73751" table:style-name="ce96">
            <text:p>73,751</text:p>
          </table:table-cell>
          <table:table-cell office:value-type="float" office:value="72655" table:style-name="ce96">
            <text:p>72,655</text:p>
          </table:table-cell>
          <table:table-cell office:value-type="float" office:value="547035" table:style-name="ce115">
            <text:p>547,035</text:p>
          </table:table-cell>
          <table:table-cell table:number-columns-repeated="16362" table:style-name="ce73"/>
        </table:table-row>
        <table:table-row table:style-name="ro20">
          <table:table-cell office:value-type="string" table:style-name="ce113">
            <text:p>新 <text:s/>北 <text:s/>市</text:p>
          </table:table-cell>
          <table:table-cell office:value-type="float" office:value="1511307" table:style-name="ce52">
            <text:p>1,511,307</text:p>
          </table:table-cell>
          <table:table-cell office:value-type="float" office:value="3971250" table:style-name="ce52">
            <text:p>3,971,250</text:p>
          </table:table-cell>
          <table:table-cell office:value-type="float" office:value="1951393" table:style-name="ce52">
            <text:p>1,951,393</text:p>
          </table:table-cell>
          <table:table-cell office:value-type="float" office:value="2019857" table:style-name="ce52">
            <text:p>2,019,857</text:p>
          </table:table-cell>
          <table:table-cell office:value-type="float" office:value="2865" table:style-name="ce52">
            <text:p>2,865</text:p>
          </table:table-cell>
          <table:table-cell office:value-type="float" office:value="1486" table:style-name="ce52">
            <text:p>1,486</text:p>
          </table:table-cell>
          <table:table-cell office:value-type="float" office:value="1379" table:style-name="ce52">
            <text:p>1,379</text:p>
          </table:table-cell>
          <table:table-cell office:value-type="float" office:value="8.52" table:style-name="ce107">
            <text:p><text:s text:c="3"/>8.52</text:p>
          </table:table-cell>
          <table:table-cell office:value-type="float" office:value="1973" table:style-name="ce52">
            <text:p>1,973</text:p>
          </table:table-cell>
          <table:table-cell office:value-type="float" office:value="1220" table:style-name="ce52">
            <text:p>1,220</text:p>
          </table:table-cell>
          <table:table-cell office:value-type="float" office:value="753" table:style-name="ce52">
            <text:p>753</text:p>
          </table:table-cell>
          <table:table-cell office:value-type="float" office:value="5.87" table:style-name="ce107">
            <text:p><text:s text:c="3"/>5.87</text:p>
          </table:table-cell>
          <table:table-cell office:value-type="float" office:value="892" table:style-name="ce52">
            <text:p>892</text:p>
          </table:table-cell>
          <table:table-cell office:value-type="float" office:value="2.65" table:style-name="ce107">
            <text:p><text:s text:c="3"/>2.65</text:p>
          </table:table-cell>
          <table:table-cell office:value-type="float" office:value="2961" table:style-name="ce52">
            <text:p>2,961</text:p>
          </table:table-cell>
          <table:table-cell office:value-type="float" office:value="8.8000000000000007" table:style-name="ce107">
            <text:p><text:s text:c="3"/>8.80</text:p>
          </table:table-cell>
          <table:table-cell office:value-type="float" office:value="718" table:style-name="ce52">
            <text:p>718</text:p>
          </table:table-cell>
          <table:table-cell office:value-type="float" office:value="2.13" table:style-name="ce107">
            <text:p><text:s text:c="3"/>2.13</text:p>
          </table:table-cell>
          <table:table-cell office:value-type="float" office:value="12036" table:style-name="ce52">
            <text:p>12,036</text:p>
          </table:table-cell>
          <table:table-cell office:value-type="float" office:value="12322" table:style-name="ce52">
            <text:p>12,322</text:p>
          </table:table-cell>
          <table:table-cell office:value-type="float" office:value="54252" table:style-name="ce106">
            <text:p>54,252</text:p>
          </table:table-cell>
          <table:table-cell table:number-columns-repeated="16362" table:style-name="ce73"/>
        </table:table-row>
        <table:table-row table:style-name="ro21">
          <table:table-cell office:value-type="string" table:style-name="ce113">
            <text:p>臺 <text:s/>北 <text:s/>市</text:p>
          </table:table-cell>
          <table:table-cell office:value-type="float" office:value="1043859" table:style-name="ce52">
            <text:p>1,043,859</text:p>
          </table:table-cell>
          <table:table-cell office:value-type="float" office:value="2704974" table:style-name="ce52">
            <text:p>2,704,974</text:p>
          </table:table-cell>
          <table:table-cell office:value-type="float" office:value="1295411" table:style-name="ce52">
            <text:p>1,295,411</text:p>
          </table:table-cell>
          <table:table-cell office:value-type="float" office:value="1409563" table:style-name="ce52">
            <text:p>1,409,563</text:p>
          </table:table-cell>
          <table:table-cell office:value-type="float" office:value="2379" table:style-name="ce52">
            <text:p>2,379</text:p>
          </table:table-cell>
          <table:table-cell office:value-type="float" office:value="1249" table:style-name="ce52">
            <text:p>1,249</text:p>
          </table:table-cell>
          <table:table-cell office:value-type="float" office:value="1130" table:style-name="ce52">
            <text:p>1,130</text:p>
          </table:table-cell>
          <table:table-cell office:value-type="float" office:value="10.38" table:style-name="ce107">
            <text:p><text:s text:c="3"/>10.38</text:p>
          </table:table-cell>
          <table:table-cell office:value-type="float" office:value="1448" table:style-name="ce52">
            <text:p>1,448</text:p>
          </table:table-cell>
          <table:table-cell office:value-type="float" office:value="873" table:style-name="ce52">
            <text:p>873</text:p>
          </table:table-cell>
          <table:table-cell office:value-type="float" office:value="575" table:style-name="ce52">
            <text:p>575</text:p>
          </table:table-cell>
          <table:table-cell office:value-type="float" office:value="6.32" table:style-name="ce107">
            <text:p><text:s text:c="3"/>6.32</text:p>
          </table:table-cell>
          <table:table-cell office:value-type="float" office:value="931" table:style-name="ce52">
            <text:p>931</text:p>
          </table:table-cell>
          <table:table-cell office:value-type="float" office:value="4.0599999999999996" table:style-name="ce107">
            <text:p><text:s text:c="3"/>4.06</text:p>
          </table:table-cell>
          <table:table-cell office:value-type="float" office:value="1823" table:style-name="ce52">
            <text:p>1,823</text:p>
          </table:table-cell>
          <table:table-cell office:value-type="float" office:value="7.96" table:style-name="ce107">
            <text:p><text:s text:c="3"/>7.96</text:p>
          </table:table-cell>
          <table:table-cell office:value-type="float" office:value="410" table:style-name="ce52">
            <text:p>410</text:p>
          </table:table-cell>
          <table:table-cell office:value-type="float" office:value="1.79" table:style-name="ce107">
            <text:p><text:s text:c="3"/>1.79</text:p>
          </table:table-cell>
          <table:table-cell office:value-type="float" office:value="9781" table:style-name="ce52">
            <text:p>9,781</text:p>
          </table:table-cell>
          <table:table-cell office:value-type="float" office:value="10548" table:style-name="ce52">
            <text:p>10,548</text:p>
          </table:table-cell>
          <table:table-cell office:value-type="float" office:value="15893" table:style-name="ce106">
            <text:p>15,893</text:p>
          </table:table-cell>
          <table:table-cell table:number-columns-repeated="16362" table:style-name="ce73"/>
        </table:table-row>
        <table:table-row table:style-name="ro21">
          <table:table-cell office:value-type="string" table:style-name="ce113">
            <text:p>桃 <text:s/>園 <text:s/>市</text:p>
          </table:table-cell>
          <table:table-cell office:value-type="float" office:value="751269" table:style-name="ce52">
            <text:p>751,269</text:p>
          </table:table-cell>
          <table:table-cell office:value-type="float" office:value="2108786" table:style-name="ce52">
            <text:p>2,108,786</text:p>
          </table:table-cell>
          <table:table-cell office:value-type="float" office:value="1054308" table:style-name="ce52">
            <text:p>1,054,308</text:p>
          </table:table-cell>
          <table:table-cell office:value-type="float" office:value="1054478" table:style-name="ce52">
            <text:p>1,054,478</text:p>
          </table:table-cell>
          <table:table-cell office:value-type="float" office:value="1853" table:style-name="ce52">
            <text:p>1,853</text:p>
          </table:table-cell>
          <table:table-cell office:value-type="float" office:value="982" table:style-name="ce52">
            <text:p>982</text:p>
          </table:table-cell>
          <table:table-cell office:value-type="float" office:value="871" table:style-name="ce52">
            <text:p>871</text:p>
          </table:table-cell>
          <table:table-cell office:value-type="float" office:value="10.38" table:style-name="ce107">
            <text:p><text:s text:c="3"/>10.38</text:p>
          </table:table-cell>
          <table:table-cell office:value-type="float" office:value="1006" table:style-name="ce52">
            <text:p>1,006</text:p>
          </table:table-cell>
          <table:table-cell office:value-type="float" office:value="633" table:style-name="ce52">
            <text:p>633</text:p>
          </table:table-cell>
          <table:table-cell office:value-type="float" office:value="373" table:style-name="ce52">
            <text:p>373</text:p>
          </table:table-cell>
          <table:table-cell office:value-type="float" office:value="5.64" table:style-name="ce107">
            <text:p><text:s text:c="3"/>5.64</text:p>
          </table:table-cell>
          <table:table-cell office:value-type="float" office:value="847" table:style-name="ce52">
            <text:p>847</text:p>
          </table:table-cell>
          <table:table-cell office:value-type="float" office:value="4.75" table:style-name="ce107">
            <text:p><text:s text:c="3"/>4.75</text:p>
          </table:table-cell>
          <table:table-cell office:value-type="float" office:value="1652" table:style-name="ce52">
            <text:p>1,652</text:p>
          </table:table-cell>
          <table:table-cell office:value-type="float" office:value="9.26" table:style-name="ce107">
            <text:p><text:s text:c="3"/>9.26</text:p>
          </table:table-cell>
          <table:table-cell office:value-type="float" office:value="373" table:style-name="ce52">
            <text:p>373</text:p>
          </table:table-cell>
          <table:table-cell office:value-type="float" office:value="2.09" table:style-name="ce107">
            <text:p><text:s text:c="3"/>2.09</text:p>
          </table:table-cell>
          <table:table-cell office:value-type="float" office:value="8015" table:style-name="ce52">
            <text:p>8,015</text:p>
          </table:table-cell>
          <table:table-cell office:value-type="float" office:value="5856" table:style-name="ce52">
            <text:p>5,856</text:p>
          </table:table-cell>
          <table:table-cell office:value-type="float" office:value="67869" table:style-name="ce106">
            <text:p>67,869</text:p>
          </table:table-cell>
          <table:table-cell table:number-columns-repeated="16362" table:style-name="ce73"/>
        </table:table-row>
        <table:table-row table:style-name="ro22">
          <table:table-cell office:value-type="string" table:style-name="ce113">
            <text:p>臺 <text:s/>中 <text:s/>市</text:p>
          </table:table-cell>
          <table:table-cell office:value-type="float" office:value="928435" table:style-name="ce52">
            <text:p>928,435</text:p>
          </table:table-cell>
          <table:table-cell office:value-type="float" office:value="2746112" table:style-name="ce52">
            <text:p>2,746,112</text:p>
          </table:table-cell>
          <table:table-cell office:value-type="float" office:value="1357629" table:style-name="ce52">
            <text:p>1,357,629</text:p>
          </table:table-cell>
          <table:table-cell office:value-type="float" office:value="1388483" table:style-name="ce52">
            <text:p>1,388,483</text:p>
          </table:table-cell>
          <table:table-cell office:value-type="float" office:value="2118" table:style-name="ce52">
            <text:p>2,118</text:p>
          </table:table-cell>
          <table:table-cell office:value-type="float" office:value="1108" table:style-name="ce52">
            <text:p>1,108</text:p>
          </table:table-cell>
          <table:table-cell office:value-type="float" office:value="1010" table:style-name="ce52">
            <text:p>1,010</text:p>
          </table:table-cell>
          <table:table-cell office:value-type="float" office:value="9.11" table:style-name="ce107">
            <text:p><text:s text:c="3"/>9.11</text:p>
          </table:table-cell>
          <table:table-cell office:value-type="float" office:value="1451" table:style-name="ce52">
            <text:p>1,451</text:p>
          </table:table-cell>
          <table:table-cell office:value-type="float" office:value="893" table:style-name="ce52">
            <text:p>893</text:p>
          </table:table-cell>
          <table:table-cell office:value-type="float" office:value="558" table:style-name="ce52">
            <text:p>558</text:p>
          </table:table-cell>
          <table:table-cell office:value-type="float" office:value="6.24" table:style-name="ce107">
            <text:p><text:s text:c="3"/>6.24</text:p>
          </table:table-cell>
          <table:table-cell office:value-type="float" office:value="667" table:style-name="ce52">
            <text:p>667</text:p>
          </table:table-cell>
          <table:table-cell office:value-type="float" office:value="2.87" table:style-name="ce107">
            <text:p><text:s text:c="3"/>2.87</text:p>
          </table:table-cell>
          <table:table-cell office:value-type="float" office:value="2197" table:style-name="ce52">
            <text:p>2,197</text:p>
          </table:table-cell>
          <table:table-cell office:value-type="float" office:value="9.4499999999999993" table:style-name="ce107">
            <text:p><text:s text:c="3"/>9.45</text:p>
          </table:table-cell>
          <table:table-cell office:value-type="float" office:value="460" table:style-name="ce52">
            <text:p>460</text:p>
          </table:table-cell>
          <table:table-cell office:value-type="float" office:value="1.98" table:style-name="ce107">
            <text:p><text:s text:c="3"/>1.98</text:p>
          </table:table-cell>
          <table:table-cell office:value-type="float" office:value="9905" table:style-name="ce52">
            <text:p>9,905</text:p>
          </table:table-cell>
          <table:table-cell office:value-type="float" office:value="8905" table:style-name="ce52">
            <text:p>8,905</text:p>
          </table:table-cell>
          <table:table-cell office:value-type="float" office:value="32173" table:style-name="ce106">
            <text:p>32,173</text:p>
          </table:table-cell>
          <table:table-cell table:number-columns-repeated="16362" table:style-name="ce73"/>
        </table:table-row>
        <table:table-row table:style-name="ro21">
          <table:table-cell office:value-type="string" table:style-name="ce113">
            <text:p>臺 <text:s/>南 <text:s/>市</text:p>
          </table:table-cell>
          <table:table-cell office:value-type="float" office:value="672518" table:style-name="ce52">
            <text:p>672,518</text:p>
          </table:table-cell>
          <table:table-cell office:value-type="float" office:value="1885550" table:style-name="ce52">
            <text:p>1,885,550</text:p>
          </table:table-cell>
          <table:table-cell office:value-type="float" office:value="943812" table:style-name="ce52">
            <text:p>943,812</text:p>
          </table:table-cell>
          <table:table-cell office:value-type="float" office:value="941738" table:style-name="ce52">
            <text:p>941,738</text:p>
          </table:table-cell>
          <table:table-cell office:value-type="float" office:value="1234" table:style-name="ce52">
            <text:p>1,234</text:p>
          </table:table-cell>
          <table:table-cell office:value-type="float" office:value="667" table:style-name="ce52">
            <text:p>667</text:p>
          </table:table-cell>
          <table:table-cell office:value-type="float" office:value="567" table:style-name="ce52">
            <text:p>567</text:p>
          </table:table-cell>
          <table:table-cell office:value-type="float" office:value="7.73" table:style-name="ce107">
            <text:p><text:s text:c="3"/>7.73</text:p>
          </table:table-cell>
          <table:table-cell office:value-type="float" office:value="1257" table:style-name="ce52">
            <text:p>1,257</text:p>
          </table:table-cell>
          <table:table-cell office:value-type="float" office:value="740" table:style-name="ce52">
            <text:p>740</text:p>
          </table:table-cell>
          <table:table-cell office:value-type="float" office:value="517" table:style-name="ce52">
            <text:p>517</text:p>
          </table:table-cell>
          <table:table-cell office:value-type="float" office:value="7.87" table:style-name="ce107">
            <text:p><text:s text:c="3"/>7.87</text:p>
          </table:table-cell>
          <table:table-cell office:value-type="float" office:value="-23" table:style-name="ce114">
            <text:p>－ <text:s text:c="2"/>23</text:p>
          </table:table-cell>
          <table:table-cell office:value-type="float" office:value="-0.14000000000000001" table:style-name="ce111">
            <text:p>－ <text:s/>0.14</text:p>
          </table:table-cell>
          <table:table-cell office:value-type="float" office:value="1239" table:style-name="ce52">
            <text:p>1,239</text:p>
          </table:table-cell>
          <table:table-cell office:value-type="float" office:value="7.76" table:style-name="ce107">
            <text:p><text:s text:c="3"/>7.76</text:p>
          </table:table-cell>
          <table:table-cell office:value-type="float" office:value="316" table:style-name="ce52">
            <text:p>316</text:p>
          </table:table-cell>
          <table:table-cell office:value-type="float" office:value="1.98" table:style-name="ce107">
            <text:p><text:s text:c="3"/>1.98</text:p>
          </table:table-cell>
          <table:table-cell office:value-type="float" office:value="5397" table:style-name="ce52">
            <text:p>5,397</text:p>
          </table:table-cell>
          <table:table-cell office:value-type="float" office:value="5365" table:style-name="ce52">
            <text:p>5,365</text:p>
          </table:table-cell>
          <table:table-cell office:value-type="float" office:value="7269" table:style-name="ce106">
            <text:p>7,269</text:p>
          </table:table-cell>
          <table:table-cell table:number-columns-repeated="16362" table:style-name="ce73"/>
        </table:table-row>
        <table:table-row table:style-name="ro21">
          <table:table-cell office:value-type="string" table:style-name="ce113">
            <text:p>高 <text:s/>雄 <text:s/>市</text:p>
          </table:table-cell>
          <table:table-cell office:value-type="float" office:value="1073237" table:style-name="ce52">
            <text:p>1,073,237</text:p>
          </table:table-cell>
          <table:table-cell office:value-type="float" office:value="2778729" table:style-name="ce52">
            <text:p>2,778,729</text:p>
          </table:table-cell>
          <table:table-cell office:value-type="float" office:value="1380719" table:style-name="ce52">
            <text:p>1,380,719</text:p>
          </table:table-cell>
          <table:table-cell office:value-type="float" office:value="1398010" table:style-name="ce52">
            <text:p>1,398,010</text:p>
          </table:table-cell>
          <table:table-cell office:value-type="float" office:value="1769" table:style-name="ce52">
            <text:p>1,769</text:p>
          </table:table-cell>
          <table:table-cell office:value-type="float" office:value="897" table:style-name="ce52">
            <text:p>897</text:p>
          </table:table-cell>
          <table:table-cell office:value-type="float" office:value="872" table:style-name="ce52">
            <text:p>872</text:p>
          </table:table-cell>
          <table:table-cell office:value-type="float" office:value="7.52" table:style-name="ce107">
            <text:p><text:s text:c="3"/>7.52</text:p>
          </table:table-cell>
          <table:table-cell office:value-type="float" office:value="1752" table:style-name="ce52">
            <text:p>1,752</text:p>
          </table:table-cell>
          <table:table-cell office:value-type="float" office:value="1039" table:style-name="ce52">
            <text:p>1,039</text:p>
          </table:table-cell>
          <table:table-cell office:value-type="float" office:value="713" table:style-name="ce52">
            <text:p>713</text:p>
          </table:table-cell>
          <table:table-cell office:value-type="float" office:value="7.44" table:style-name="ce107">
            <text:p><text:s text:c="3"/>7.44</text:p>
          </table:table-cell>
          <table:table-cell office:value-type="float" office:value="17" table:style-name="ce112">
            <text:p><text:s text:c="3"/>17</text:p>
          </table:table-cell>
          <table:table-cell office:value-type="float" office:value="7.0000000000000007E-2" table:style-name="ce111">
            <text:p><text:s text:c="4"/>0.07</text:p>
          </table:table-cell>
          <table:table-cell office:value-type="float" office:value="1856" table:style-name="ce52">
            <text:p>1,856</text:p>
          </table:table-cell>
          <table:table-cell office:value-type="float" office:value="7.89" table:style-name="ce107">
            <text:p><text:s text:c="3"/>7.89</text:p>
          </table:table-cell>
          <table:table-cell office:value-type="float" office:value="488" table:style-name="ce52">
            <text:p>488</text:p>
          </table:table-cell>
          <table:table-cell office:value-type="float" office:value="2.0699999999999998" table:style-name="ce107">
            <text:p><text:s text:c="3"/>2.07</text:p>
          </table:table-cell>
          <table:table-cell office:value-type="float" office:value="9064" table:style-name="ce52">
            <text:p>9,064</text:p>
          </table:table-cell>
          <table:table-cell office:value-type="float" office:value="9270" table:style-name="ce52">
            <text:p>9,270</text:p>
          </table:table-cell>
          <table:table-cell office:value-type="float" office:value="32927" table:style-name="ce106">
            <text:p>32,927</text:p>
          </table:table-cell>
          <table:table-cell table:number-columns-repeated="16362" table:style-name="ce73"/>
        </table:table-row>
        <table:table-row table:style-name="ro23">
          <table:table-cell office:value-type="string" table:style-name="ce110">
            <text:p><text:s/>臺 <text:s/>灣 <text:s/>省<text:s/></text:p>
          </table:table-cell>
          <table:table-cell office:value-type="float" office:value="2449709" table:style-name="ce52">
            <text:p>2,449,709</text:p>
          </table:table-cell>
          <table:table-cell office:value-type="float" office:value="7155139" table:style-name="ce52">
            <text:p>7,155,139</text:p>
          </table:table-cell>
          <table:table-cell office:value-type="float" office:value="3655634" table:style-name="ce52">
            <text:p>3,655,634</text:p>
          </table:table-cell>
          <table:table-cell office:value-type="float" office:value="3499505" table:style-name="ce52">
            <text:p>3,499,505</text:p>
          </table:table-cell>
          <table:table-cell office:value-type="float" office:value="4827" table:style-name="ce52">
            <text:p>4,827</text:p>
          </table:table-cell>
          <table:table-cell office:value-type="float" office:value="2556" table:style-name="ce52">
            <text:p>2,556</text:p>
          </table:table-cell>
          <table:table-cell office:value-type="float" office:value="2271" table:style-name="ce52">
            <text:p>2,271</text:p>
          </table:table-cell>
          <table:table-cell office:value-type="float" office:value="7.96" table:style-name="ce107">
            <text:p><text:s text:c="3"/>7.96</text:p>
          </table:table-cell>
          <table:table-cell office:value-type="float" office:value="5343" table:style-name="ce52">
            <text:p>5,343</text:p>
          </table:table-cell>
          <table:table-cell office:value-type="float" office:value="3169" table:style-name="ce52">
            <text:p>3,169</text:p>
          </table:table-cell>
          <table:table-cell office:value-type="float" office:value="2174" table:style-name="ce52">
            <text:p>2,174</text:p>
          </table:table-cell>
          <table:table-cell office:value-type="float" office:value="8.82" table:style-name="ce107">
            <text:p><text:s text:c="3"/>8.82</text:p>
          </table:table-cell>
          <table:table-cell office:value-type="float" office:value="-516" table:style-name="ce109">
            <text:p>－ <text:s/>516</text:p>
          </table:table-cell>
          <table:table-cell office:value-type="float" office:value="-0.85" table:style-name="ce108">
            <text:p>－ <text:s/>0.85</text:p>
          </table:table-cell>
          <table:table-cell office:value-type="float" office:value="4793" table:style-name="ce52">
            <text:p>4,793</text:p>
          </table:table-cell>
          <table:table-cell office:value-type="float" office:value="7.91" table:style-name="ce107">
            <text:p><text:s text:c="3"/>7.91</text:p>
          </table:table-cell>
          <table:table-cell office:value-type="float" office:value="1133" table:style-name="ce52">
            <text:p>1,133</text:p>
          </table:table-cell>
          <table:table-cell office:value-type="float" office:value="1.87" table:style-name="ce107">
            <text:p><text:s text:c="3"/>1.87</text:p>
          </table:table-cell>
          <table:table-cell office:value-type="float" office:value="18882" table:style-name="ce52">
            <text:p>18,882</text:p>
          </table:table-cell>
          <table:table-cell office:value-type="float" office:value="19817" table:style-name="ce52">
            <text:p>19,817</text:p>
          </table:table-cell>
          <table:table-cell office:value-type="float" office:value="335495" table:style-name="ce106">
            <text:p>335,495</text:p>
          </table:table-cell>
          <table:table-cell table:number-columns-repeated="16362" table:style-name="ce73"/>
        </table:table-row>
        <table:table-row table:style-name="ro24">
          <table:table-cell office:value-type="string" table:style-name="ce91">
            <text:p>宜 蘭 縣</text:p>
          </table:table-cell>
          <table:table-cell office:value-type="float" office:value="164945" table:style-name="ce88">
            <text:p><text:s text:c="3"/>164,945</text:p>
          </table:table-cell>
          <table:table-cell office:value-type="float" office:value="458037" table:style-name="ce88">
            <text:p><text:s text:c="3"/>458,037</text:p>
          </table:table-cell>
          <table:table-cell office:value-type="float" office:value="232193" table:style-name="ce88">
            <text:p><text:s text:c="3"/>232,193</text:p>
          </table:table-cell>
          <table:table-cell office:value-type="float" office:value="225844" table:style-name="ce88">
            <text:p><text:s text:c="3"/>225,844</text:p>
          </table:table-cell>
          <table:table-cell office:value-type="float" office:value="259" table:style-name="ce86">
            <text:p>259</text:p>
          </table:table-cell>
          <table:table-cell office:value-type="float" office:value="153" table:style-name="ce86">
            <text:p>153</text:p>
          </table:table-cell>
          <table:table-cell office:value-type="float" office:value="106" table:style-name="ce86">
            <text:p>106</text:p>
          </table:table-cell>
          <table:table-cell office:value-type="float" office:value="6.68" table:style-name="ce87">
            <text:p><text:s text:c="3"/>6.68</text:p>
          </table:table-cell>
          <table:table-cell office:value-type="float" office:value="328" table:style-name="ce88">
            <text:p><text:s text:c="3"/>328</text:p>
          </table:table-cell>
          <table:table-cell office:value-type="float" office:value="184" table:style-name="ce86">
            <text:p>184</text:p>
          </table:table-cell>
          <table:table-cell office:value-type="float" office:value="144" table:style-name="ce86">
            <text:p>144</text:p>
          </table:table-cell>
          <table:table-cell office:value-type="float" office:value="8.4499999999999993" table:style-name="ce87">
            <text:p><text:s text:c="3"/>8.45</text:p>
          </table:table-cell>
          <table:table-cell office:value-type="float" office:value="-69" table:style-name="ce90">
            <text:p>－ <text:s text:c="3"/>69</text:p>
          </table:table-cell>
          <table:table-cell office:value-type="float" office:value="-1.78" table:style-name="ce92">
            <text:p>－ <text:s text:c="2"/>1.78</text:p>
          </table:table-cell>
          <table:table-cell office:value-type="float" office:value="274" table:style-name="ce88">
            <text:p><text:s text:c="3"/>274</text:p>
          </table:table-cell>
          <table:table-cell office:value-type="float" office:value="7.06" table:style-name="ce87">
            <text:p><text:s text:c="3"/>7.06</text:p>
          </table:table-cell>
          <table:table-cell office:value-type="float" office:value="86" table:style-name="ce88">
            <text:p><text:s text:c="3"/>86</text:p>
          </table:table-cell>
          <table:table-cell office:value-type="float" office:value="2.2200000000000002" table:style-name="ce87">
            <text:p><text:s text:c="3"/>2.22</text:p>
          </table:table-cell>
          <table:table-cell office:value-type="float" office:value="1452" table:style-name="ce86">
            <text:p>1,452</text:p>
          </table:table-cell>
          <table:table-cell office:value-type="float" office:value="1463" table:style-name="ce86">
            <text:p>1,463</text:p>
          </table:table-cell>
          <table:table-cell office:value-type="float" office:value="16720" table:style-name="ce85">
            <text:p><text:s text:c="3"/>16,720</text:p>
          </table:table-cell>
          <table:table-cell table:number-columns-repeated="16362" table:style-name="ce73"/>
        </table:table-row>
        <table:table-row table:style-name="ro5">
          <table:table-cell office:value-type="string" table:style-name="ce91">
            <text:p>新 竹 縣</text:p>
          </table:table-cell>
          <table:table-cell office:value-type="float" office:value="183398" table:style-name="ce88">
            <text:p><text:s text:c="3"/>183,398</text:p>
          </table:table-cell>
          <table:table-cell office:value-type="float" office:value="542513" table:style-name="ce88">
            <text:p><text:s text:c="3"/>542,513</text:p>
          </table:table-cell>
          <table:table-cell office:value-type="float" office:value="277668" table:style-name="ce88">
            <text:p><text:s text:c="3"/>277,668</text:p>
          </table:table-cell>
          <table:table-cell office:value-type="float" office:value="264845" table:style-name="ce88">
            <text:p><text:s text:c="3"/>264,845</text:p>
          </table:table-cell>
          <table:table-cell office:value-type="float" office:value="429" table:style-name="ce88">
            <text:p><text:s text:c="3"/>429</text:p>
          </table:table-cell>
          <table:table-cell office:value-type="float" office:value="222" table:style-name="ce86">
            <text:p>222</text:p>
          </table:table-cell>
          <table:table-cell office:value-type="float" office:value="207" table:style-name="ce86">
            <text:p>207</text:p>
          </table:table-cell>
          <table:table-cell office:value-type="float" office:value="9.34" table:style-name="ce87">
            <text:p><text:s text:c="3"/>9.34</text:p>
          </table:table-cell>
          <table:table-cell office:value-type="float" office:value="307" table:style-name="ce88">
            <text:p><text:s text:c="3"/>307</text:p>
          </table:table-cell>
          <table:table-cell office:value-type="float" office:value="183" table:style-name="ce86">
            <text:p>183</text:p>
          </table:table-cell>
          <table:table-cell office:value-type="float" office:value="124" table:style-name="ce86">
            <text:p>124</text:p>
          </table:table-cell>
          <table:table-cell office:value-type="float" office:value="6.68" table:style-name="ce87">
            <text:p><text:s text:c="3"/>6.68</text:p>
          </table:table-cell>
          <table:table-cell office:value-type="float" office:value="122" table:style-name="ce90">
            <text:p><text:s text:c="3"/>122</text:p>
          </table:table-cell>
          <table:table-cell office:value-type="float" office:value="2.66" table:style-name="ce92">
            <text:p><text:s text:c="4"/>2.66</text:p>
          </table:table-cell>
          <table:table-cell office:value-type="float" office:value="401" table:style-name="ce88">
            <text:p><text:s text:c="3"/>401</text:p>
          </table:table-cell>
          <table:table-cell office:value-type="float" office:value="8.73" table:style-name="ce87">
            <text:p><text:s text:c="3"/>8.73</text:p>
          </table:table-cell>
          <table:table-cell office:value-type="float" office:value="91" table:style-name="ce88">
            <text:p><text:s text:c="3"/>91</text:p>
          </table:table-cell>
          <table:table-cell office:value-type="float" office:value="1.98" table:style-name="ce87">
            <text:p><text:s text:c="3"/>1.98</text:p>
          </table:table-cell>
          <table:table-cell office:value-type="float" office:value="1879" table:style-name="ce86">
            <text:p>1,879</text:p>
          </table:table-cell>
          <table:table-cell office:value-type="float" office:value="1530" table:style-name="ce86">
            <text:p>1,530</text:p>
          </table:table-cell>
          <table:table-cell office:value-type="float" office:value="21110" table:style-name="ce85">
            <text:p><text:s text:c="3"/>21,110</text:p>
          </table:table-cell>
          <table:table-cell table:number-columns-repeated="16362" table:style-name="ce73"/>
        </table:table-row>
        <table:table-row table:style-name="ro5">
          <table:table-cell office:value-type="string" table:style-name="ce91">
            <text:p>苗 栗 縣</text:p>
          </table:table-cell>
          <table:table-cell office:value-type="float" office:value="184382" table:style-name="ce88">
            <text:p><text:s text:c="3"/>184,382</text:p>
          </table:table-cell>
          <table:table-cell office:value-type="float" office:value="563489" table:style-name="ce88">
            <text:p><text:s text:c="3"/>563,489</text:p>
          </table:table-cell>
          <table:table-cell office:value-type="float" office:value="290511" table:style-name="ce88">
            <text:p><text:s text:c="3"/>290,511</text:p>
          </table:table-cell>
          <table:table-cell office:value-type="float" office:value="272978" table:style-name="ce88">
            <text:p><text:s text:c="3"/>272,978</text:p>
          </table:table-cell>
          <table:table-cell office:value-type="float" office:value="394" table:style-name="ce88">
            <text:p><text:s text:c="3"/>394</text:p>
          </table:table-cell>
          <table:table-cell office:value-type="float" office:value="207" table:style-name="ce86">
            <text:p>207</text:p>
          </table:table-cell>
          <table:table-cell office:value-type="float" office:value="187" table:style-name="ce86">
            <text:p>187</text:p>
          </table:table-cell>
          <table:table-cell office:value-type="float" office:value="8.25" table:style-name="ce87">
            <text:p><text:s text:c="3"/>8.25</text:p>
          </table:table-cell>
          <table:table-cell office:value-type="float" office:value="451" table:style-name="ce88">
            <text:p><text:s text:c="3"/>451</text:p>
          </table:table-cell>
          <table:table-cell office:value-type="float" office:value="284" table:style-name="ce86">
            <text:p>284</text:p>
          </table:table-cell>
          <table:table-cell office:value-type="float" office:value="167" table:style-name="ce86">
            <text:p>167</text:p>
          </table:table-cell>
          <table:table-cell office:value-type="float" office:value="9.4499999999999993" table:style-name="ce87">
            <text:p><text:s text:c="3"/>9.45</text:p>
          </table:table-cell>
          <table:table-cell office:value-type="float" office:value="-57" table:style-name="ce90">
            <text:p>－ <text:s text:c="3"/>57</text:p>
          </table:table-cell>
          <table:table-cell office:value-type="float" office:value="-1.19" table:style-name="ce92">
            <text:p>－ <text:s text:c="2"/>1.19</text:p>
          </table:table-cell>
          <table:table-cell office:value-type="float" office:value="436" table:style-name="ce88">
            <text:p><text:s text:c="3"/>436</text:p>
          </table:table-cell>
          <table:table-cell office:value-type="float" office:value="9.1300000000000008" table:style-name="ce87">
            <text:p><text:s text:c="3"/>9.13</text:p>
          </table:table-cell>
          <table:table-cell office:value-type="float" office:value="94" table:style-name="ce88">
            <text:p><text:s text:c="3"/>94</text:p>
          </table:table-cell>
          <table:table-cell office:value-type="float" office:value="1.97" table:style-name="ce87">
            <text:p><text:s text:c="3"/>1.97</text:p>
          </table:table-cell>
          <table:table-cell office:value-type="float" office:value="1145" table:style-name="ce86">
            <text:p>1,145</text:p>
          </table:table-cell>
          <table:table-cell office:value-type="float" office:value="1511" table:style-name="ce86">
            <text:p>1,511</text:p>
          </table:table-cell>
          <table:table-cell office:value-type="float" office:value="11255" table:style-name="ce85">
            <text:p><text:s text:c="3"/>11,255</text:p>
          </table:table-cell>
          <table:table-cell table:number-columns-repeated="16362" table:style-name="ce73"/>
        </table:table-row>
        <table:table-row table:style-name="ro5">
          <table:table-cell office:value-type="string" table:style-name="ce91">
            <text:p>彰 化 縣</text:p>
          </table:table-cell>
          <table:table-cell office:value-type="float" office:value="382003" table:style-name="ce88">
            <text:p><text:s text:c="3"/>382,003</text:p>
          </table:table-cell>
          <table:table-cell office:value-type="float" office:value="1289295" table:style-name="ce88">
            <text:p><text:s text:c="3"/>1,289,295</text:p>
          </table:table-cell>
          <table:table-cell office:value-type="float" office:value="658567" table:style-name="ce88">
            <text:p><text:s text:c="3"/>658,567</text:p>
          </table:table-cell>
          <table:table-cell office:value-type="float" office:value="630728" table:style-name="ce88">
            <text:p><text:s text:c="3"/>630,728</text:p>
          </table:table-cell>
          <table:table-cell office:value-type="float" office:value="1118" table:style-name="ce88">
            <text:p><text:s text:c="3"/>1,118</text:p>
          </table:table-cell>
          <table:table-cell office:value-type="float" office:value="595" table:style-name="ce86">
            <text:p>595</text:p>
          </table:table-cell>
          <table:table-cell office:value-type="float" office:value="523" table:style-name="ce86">
            <text:p>523</text:p>
          </table:table-cell>
          <table:table-cell office:value-type="float" office:value="10.24" table:style-name="ce87">
            <text:p><text:s text:c="3"/>10.24</text:p>
          </table:table-cell>
          <table:table-cell office:value-type="float" office:value="831" table:style-name="ce88">
            <text:p><text:s text:c="3"/>831</text:p>
          </table:table-cell>
          <table:table-cell office:value-type="float" office:value="483" table:style-name="ce86">
            <text:p>483</text:p>
          </table:table-cell>
          <table:table-cell office:value-type="float" office:value="348" table:style-name="ce86">
            <text:p>348</text:p>
          </table:table-cell>
          <table:table-cell office:value-type="float" office:value="7.61" table:style-name="ce87">
            <text:p><text:s text:c="3"/>7.61</text:p>
          </table:table-cell>
          <table:table-cell office:value-type="float" office:value="287" table:style-name="ce105">
            <text:p><text:s text:c="3"/>287</text:p>
          </table:table-cell>
          <table:table-cell office:value-type="float" office:value="2.63" table:style-name="ce92">
            <text:p><text:s text:c="4"/>2.63</text:p>
          </table:table-cell>
          <table:table-cell office:value-type="float" office:value="926" table:style-name="ce88">
            <text:p><text:s text:c="3"/>926</text:p>
          </table:table-cell>
          <table:table-cell office:value-type="float" office:value="8.48" table:style-name="ce87">
            <text:p><text:s text:c="3"/>8.48</text:p>
          </table:table-cell>
          <table:table-cell office:value-type="float" office:value="180" table:style-name="ce88">
            <text:p><text:s text:c="3"/>180</text:p>
          </table:table-cell>
          <table:table-cell office:value-type="float" office:value="1.65" table:style-name="ce87">
            <text:p><text:s text:c="3"/>1.65</text:p>
          </table:table-cell>
          <table:table-cell office:value-type="float" office:value="2918" table:style-name="ce86">
            <text:p>2,918</text:p>
          </table:table-cell>
          <table:table-cell office:value-type="float" office:value="2982" table:style-name="ce86">
            <text:p>2,982</text:p>
          </table:table-cell>
          <table:table-cell office:value-type="float" office:value="5444" table:style-name="ce85">
            <text:p><text:s text:c="3"/>5,444</text:p>
          </table:table-cell>
          <table:table-cell table:number-columns-repeated="16362" table:style-name="ce73"/>
        </table:table-row>
        <table:table-row table:style-name="ro25">
          <table:table-cell office:value-type="string" table:style-name="ce91">
            <text:p>南 投 縣</text:p>
          </table:table-cell>
          <table:table-cell office:value-type="float" office:value="176985" table:style-name="ce88">
            <text:p><text:s text:c="3"/>176,985</text:p>
          </table:table-cell>
          <table:table-cell office:value-type="float" office:value="509162" table:style-name="ce88">
            <text:p><text:s text:c="3"/>509,162</text:p>
          </table:table-cell>
          <table:table-cell office:value-type="float" office:value="261191" table:style-name="ce88">
            <text:p><text:s text:c="3"/>261,191</text:p>
          </table:table-cell>
          <table:table-cell office:value-type="float" office:value="247971" table:style-name="ce88">
            <text:p><text:s text:c="3"/>247,971</text:p>
          </table:table-cell>
          <table:table-cell office:value-type="float" office:value="277" table:style-name="ce88">
            <text:p><text:s text:c="3"/>277</text:p>
          </table:table-cell>
          <table:table-cell office:value-type="float" office:value="150" table:style-name="ce86">
            <text:p>150</text:p>
          </table:table-cell>
          <table:table-cell office:value-type="float" office:value="127" table:style-name="ce86">
            <text:p>127</text:p>
          </table:table-cell>
          <table:table-cell office:value-type="float" office:value="6.42" table:style-name="ce87">
            <text:p><text:s text:c="3"/>6.42</text:p>
          </table:table-cell>
          <table:table-cell office:value-type="float" office:value="397" table:style-name="ce88">
            <text:p><text:s text:c="3"/>397</text:p>
          </table:table-cell>
          <table:table-cell office:value-type="float" office:value="242" table:style-name="ce86">
            <text:p>242</text:p>
          </table:table-cell>
          <table:table-cell office:value-type="float" office:value="155" table:style-name="ce86">
            <text:p>155</text:p>
          </table:table-cell>
          <table:table-cell office:value-type="float" office:value="9.1999999999999993" table:style-name="ce87">
            <text:p><text:s text:c="3"/>9.20</text:p>
          </table:table-cell>
          <table:table-cell office:value-type="float" office:value="-120" table:style-name="ce104">
            <text:p>－ <text:s/>120</text:p>
          </table:table-cell>
          <table:table-cell office:value-type="float" office:value="-2.78" table:style-name="ce92">
            <text:p>－ <text:s text:c="2"/>2.78</text:p>
          </table:table-cell>
          <table:table-cell office:value-type="float" office:value="374" table:style-name="ce88">
            <text:p><text:s text:c="3"/>374</text:p>
          </table:table-cell>
          <table:table-cell office:value-type="float" office:value="8.67" table:style-name="ce87">
            <text:p><text:s text:c="3"/>8.67</text:p>
          </table:table-cell>
          <table:table-cell office:value-type="float" office:value="81" table:style-name="ce88">
            <text:p><text:s text:c="3"/>81</text:p>
          </table:table-cell>
          <table:table-cell office:value-type="float" office:value="1.88" table:style-name="ce87">
            <text:p><text:s text:c="3"/>1.88</text:p>
          </table:table-cell>
          <table:table-cell office:value-type="float" office:value="1041" table:style-name="ce86">
            <text:p>1,041</text:p>
          </table:table-cell>
          <table:table-cell office:value-type="float" office:value="1249" table:style-name="ce86">
            <text:p>1,249</text:p>
          </table:table-cell>
          <table:table-cell office:value-type="float" office:value="28740" table:style-name="ce85">
            <text:p><text:s text:c="3"/>28,740</text:p>
          </table:table-cell>
          <table:table-cell table:number-columns-repeated="16362" table:style-name="ce73"/>
        </table:table-row>
        <table:table-row table:style-name="ro5">
          <table:table-cell office:value-type="string" table:style-name="ce91">
            <text:p>雲 林 縣</text:p>
          </table:table-cell>
          <table:table-cell office:value-type="float" office:value="238458" table:style-name="ce88">
            <text:p><text:s text:c="3"/>238,458</text:p>
          </table:table-cell>
          <table:table-cell office:value-type="float" office:value="699236" table:style-name="ce88">
            <text:p><text:s text:c="3"/>699,236</text:p>
          </table:table-cell>
          <table:table-cell office:value-type="float" office:value="363630" table:style-name="ce88">
            <text:p><text:s text:c="3"/>363,630</text:p>
          </table:table-cell>
          <table:table-cell office:value-type="float" office:value="335606" table:style-name="ce88">
            <text:p><text:s text:c="3"/>335,606</text:p>
          </table:table-cell>
          <table:table-cell office:value-type="float" office:value="416" table:style-name="ce88">
            <text:p><text:s text:c="3"/>416</text:p>
          </table:table-cell>
          <table:table-cell office:value-type="float" office:value="231" table:style-name="ce86">
            <text:p>231</text:p>
          </table:table-cell>
          <table:table-cell office:value-type="float" office:value="185" table:style-name="ce86">
            <text:p>185</text:p>
          </table:table-cell>
          <table:table-cell office:value-type="float" office:value="7.02" table:style-name="ce87">
            <text:p><text:s text:c="3"/>7.02</text:p>
          </table:table-cell>
          <table:table-cell office:value-type="float" office:value="601" table:style-name="ce88">
            <text:p><text:s text:c="3"/>601</text:p>
          </table:table-cell>
          <table:table-cell office:value-type="float" office:value="339" table:style-name="ce86">
            <text:p>339</text:p>
          </table:table-cell>
          <table:table-cell office:value-type="float" office:value="262" table:style-name="ce86">
            <text:p>262</text:p>
          </table:table-cell>
          <table:table-cell office:value-type="float" office:value="10.14" table:style-name="ce87">
            <text:p><text:s text:c="3"/>10.14</text:p>
          </table:table-cell>
          <table:table-cell office:value-type="float" office:value="-185" table:style-name="ce104">
            <text:p>－ <text:s/>185</text:p>
          </table:table-cell>
          <table:table-cell office:value-type="float" office:value="-3.12" table:style-name="ce92">
            <text:p>－ <text:s text:c="2"/>3.12</text:p>
          </table:table-cell>
          <table:table-cell office:value-type="float" office:value="500" table:style-name="ce88">
            <text:p><text:s text:c="3"/>500</text:p>
          </table:table-cell>
          <table:table-cell office:value-type="float" office:value="8.44" table:style-name="ce87">
            <text:p><text:s text:c="3"/>8.44</text:p>
          </table:table-cell>
          <table:table-cell office:value-type="float" office:value="104" table:style-name="ce88">
            <text:p><text:s text:c="3"/>104</text:p>
          </table:table-cell>
          <table:table-cell office:value-type="float" office:value="1.76" table:style-name="ce87">
            <text:p><text:s text:c="3"/>1.76</text:p>
          </table:table-cell>
          <table:table-cell office:value-type="float" office:value="1549" table:style-name="ce86">
            <text:p>1,549</text:p>
          </table:table-cell>
          <table:table-cell office:value-type="float" office:value="1761" table:style-name="ce86">
            <text:p>1,761</text:p>
          </table:table-cell>
          <table:table-cell office:value-type="float" office:value="2270" table:style-name="ce85">
            <text:p><text:s text:c="3"/>2,270</text:p>
          </table:table-cell>
          <table:table-cell table:number-columns-repeated="16362" table:style-name="ce73"/>
        </table:table-row>
        <table:table-row table:style-name="ro5">
          <table:table-cell office:value-type="string" table:style-name="ce91">
            <text:p>嘉 義 縣</text:p>
          </table:table-cell>
          <table:table-cell office:value-type="float" office:value="181964" table:style-name="ce88">
            <text:p><text:s text:c="3"/>181,964</text:p>
          </table:table-cell>
          <table:table-cell office:value-type="float" office:value="519482" table:style-name="ce88">
            <text:p><text:s text:c="3"/>519,482</text:p>
          </table:table-cell>
          <table:table-cell office:value-type="float" office:value="270465" table:style-name="ce88">
            <text:p><text:s text:c="3"/>270,465</text:p>
          </table:table-cell>
          <table:table-cell office:value-type="float" office:value="249017" table:style-name="ce88">
            <text:p><text:s text:c="3"/>249,017</text:p>
          </table:table-cell>
          <table:table-cell office:value-type="float" office:value="238" table:style-name="ce88">
            <text:p><text:s text:c="3"/>238</text:p>
          </table:table-cell>
          <table:table-cell office:value-type="float" office:value="138" table:style-name="ce86">
            <text:p>138</text:p>
          </table:table-cell>
          <table:table-cell office:value-type="float" office:value="100" table:style-name="ce86">
            <text:p>100</text:p>
          </table:table-cell>
          <table:table-cell office:value-type="float" office:value="5.41" table:style-name="ce87">
            <text:p><text:s text:c="3"/>5.41</text:p>
          </table:table-cell>
          <table:table-cell office:value-type="float" office:value="471" table:style-name="ce88">
            <text:p><text:s text:c="3"/>471</text:p>
          </table:table-cell>
          <table:table-cell office:value-type="float" office:value="280" table:style-name="ce86">
            <text:p>280</text:p>
          </table:table-cell>
          <table:table-cell office:value-type="float" office:value="191" table:style-name="ce86">
            <text:p>191</text:p>
          </table:table-cell>
          <table:table-cell office:value-type="float" office:value="10.7" table:style-name="ce87">
            <text:p><text:s text:c="3"/>10.70</text:p>
          </table:table-cell>
          <table:table-cell office:value-type="float" office:value="-233" table:style-name="ce104">
            <text:p>－ <text:s/>233</text:p>
          </table:table-cell>
          <table:table-cell office:value-type="float" office:value="-5.29" table:style-name="ce92">
            <text:p>－ <text:s text:c="2"/>5.29</text:p>
          </table:table-cell>
          <table:table-cell office:value-type="float" office:value="303" table:style-name="ce88">
            <text:p><text:s text:c="3"/>303</text:p>
          </table:table-cell>
          <table:table-cell office:value-type="float" office:value="6.88" table:style-name="ce87">
            <text:p><text:s text:c="3"/>6.88</text:p>
          </table:table-cell>
          <table:table-cell office:value-type="float" office:value="74" table:style-name="ce88">
            <text:p><text:s text:c="3"/>74</text:p>
          </table:table-cell>
          <table:table-cell office:value-type="float" office:value="1.68" table:style-name="ce87">
            <text:p><text:s text:c="3"/>1.68</text:p>
          </table:table-cell>
          <table:table-cell office:value-type="float" office:value="1179" table:style-name="ce86">
            <text:p>1,179</text:p>
          </table:table-cell>
          <table:table-cell office:value-type="float" office:value="1303" table:style-name="ce86">
            <text:p>1,303</text:p>
          </table:table-cell>
          <table:table-cell office:value-type="float" office:value="5791" table:style-name="ce85">
            <text:p><text:s text:c="3"/>5,791</text:p>
          </table:table-cell>
          <table:table-cell table:number-columns-repeated="16362" table:style-name="ce73"/>
        </table:table-row>
        <table:table-row table:style-name="ro5">
          <table:table-cell office:value-type="string" table:style-name="ce91">
            <text:p>屏 東 縣</text:p>
          </table:table-cell>
          <table:table-cell office:value-type="float" office:value="284562" table:style-name="ce88">
            <text:p><text:s text:c="3"/>284,562</text:p>
          </table:table-cell>
          <table:table-cell office:value-type="float" office:value="840931" table:style-name="ce88">
            <text:p><text:s text:c="3"/>840,931</text:p>
          </table:table-cell>
          <table:table-cell office:value-type="float" office:value="430749" table:style-name="ce88">
            <text:p><text:s text:c="3"/>430,749</text:p>
          </table:table-cell>
          <table:table-cell office:value-type="float" office:value="410182" table:style-name="ce88">
            <text:p><text:s text:c="3"/>410,182</text:p>
          </table:table-cell>
          <table:table-cell office:value-type="float" office:value="431" table:style-name="ce88">
            <text:p><text:s text:c="3"/>431</text:p>
          </table:table-cell>
          <table:table-cell office:value-type="float" office:value="217" table:style-name="ce86">
            <text:p>217</text:p>
          </table:table-cell>
          <table:table-cell office:value-type="float" office:value="214" table:style-name="ce86">
            <text:p>214</text:p>
          </table:table-cell>
          <table:table-cell office:value-type="float" office:value="6.05" table:style-name="ce87">
            <text:p><text:s text:c="3"/>6.05</text:p>
          </table:table-cell>
          <table:table-cell office:value-type="float" office:value="767" table:style-name="ce88">
            <text:p><text:s text:c="3"/>767</text:p>
          </table:table-cell>
          <table:table-cell office:value-type="float" office:value="456" table:style-name="ce86">
            <text:p>456</text:p>
          </table:table-cell>
          <table:table-cell office:value-type="float" office:value="311" table:style-name="ce86">
            <text:p>311</text:p>
          </table:table-cell>
          <table:table-cell office:value-type="float" office:value="10.77" table:style-name="ce87">
            <text:p><text:s text:c="3"/>10.77</text:p>
          </table:table-cell>
          <table:table-cell office:value-type="float" office:value="-336" table:style-name="ce104">
            <text:p>－ <text:s/>336</text:p>
          </table:table-cell>
          <table:table-cell office:value-type="float" office:value="-4.72" table:style-name="ce92">
            <text:p>－ <text:s text:c="2"/>4.72</text:p>
          </table:table-cell>
          <table:table-cell office:value-type="float" office:value="489" table:style-name="ce88">
            <text:p><text:s text:c="3"/>489</text:p>
          </table:table-cell>
          <table:table-cell office:value-type="float" office:value="6.86" table:style-name="ce87">
            <text:p><text:s text:c="3"/>6.86</text:p>
          </table:table-cell>
          <table:table-cell office:value-type="float" office:value="128" table:style-name="ce88">
            <text:p><text:s text:c="3"/>128</text:p>
          </table:table-cell>
          <table:table-cell office:value-type="float" office:value="1.8" table:style-name="ce87">
            <text:p><text:s text:c="3"/>1.80</text:p>
          </table:table-cell>
          <table:table-cell office:value-type="float" office:value="2138" table:style-name="ce86">
            <text:p>2,138</text:p>
          </table:table-cell>
          <table:table-cell office:value-type="float" office:value="2124" table:style-name="ce86">
            <text:p>2,124</text:p>
          </table:table-cell>
          <table:table-cell office:value-type="float" office:value="58496" table:style-name="ce85">
            <text:p><text:s text:c="3"/>58,496</text:p>
          </table:table-cell>
          <table:table-cell office:value-type="string" table:style-name="ce73">
            <text:p><text:s/></text:p>
          </table:table-cell>
          <table:table-cell table:number-columns-repeated="16361"/>
        </table:table-row>
        <table:table-row table:style-name="ro25">
          <table:table-cell office:value-type="string" table:style-name="ce91">
            <text:p>臺 東 縣</text:p>
          </table:table-cell>
          <table:table-cell office:value-type="float" office:value="82307" table:style-name="ce88">
            <text:p><text:s text:c="3"/>82,307</text:p>
          </table:table-cell>
          <table:table-cell office:value-type="float" office:value="222244" table:style-name="ce88">
            <text:p><text:s text:c="3"/>222,244</text:p>
          </table:table-cell>
          <table:table-cell office:value-type="float" office:value="115058" table:style-name="ce88">
            <text:p><text:s text:c="3"/>115,058</text:p>
          </table:table-cell>
          <table:table-cell office:value-type="float" office:value="107186" table:style-name="ce88">
            <text:p><text:s text:c="3"/>107,186</text:p>
          </table:table-cell>
          <table:table-cell office:value-type="float" office:value="141" table:style-name="ce88">
            <text:p><text:s text:c="3"/>141</text:p>
          </table:table-cell>
          <table:table-cell office:value-type="float" office:value="71" table:style-name="ce86">
            <text:p>71</text:p>
          </table:table-cell>
          <table:table-cell office:value-type="float" office:value="70" table:style-name="ce86">
            <text:p>70</text:p>
          </table:table-cell>
          <table:table-cell office:value-type="float" office:value="7.49" table:style-name="ce87">
            <text:p><text:s text:c="3"/>7.49</text:p>
          </table:table-cell>
          <table:table-cell office:value-type="float" office:value="205" table:style-name="ce88">
            <text:p><text:s text:c="3"/>205</text:p>
          </table:table-cell>
          <table:table-cell office:value-type="float" office:value="131" table:style-name="ce86">
            <text:p>131</text:p>
          </table:table-cell>
          <table:table-cell office:value-type="float" office:value="74" table:style-name="ce86">
            <text:p>74</text:p>
          </table:table-cell>
          <table:table-cell office:value-type="float" office:value="10.89" table:style-name="ce87">
            <text:p><text:s text:c="3"/>10.89</text:p>
          </table:table-cell>
          <table:table-cell office:value-type="float" office:value="-64" table:style-name="ce103">
            <text:p>－ <text:s text:c="2"/>64</text:p>
          </table:table-cell>
          <table:table-cell office:value-type="float" office:value="-3.4" table:style-name="ce92">
            <text:p>－ <text:s text:c="2"/>3.40</text:p>
          </table:table-cell>
          <table:table-cell office:value-type="float" office:value="126" table:style-name="ce88">
            <text:p><text:s text:c="3"/>126</text:p>
          </table:table-cell>
          <table:table-cell office:value-type="float" office:value="6.69" table:style-name="ce87">
            <text:p><text:s text:c="3"/>6.69</text:p>
          </table:table-cell>
          <table:table-cell office:value-type="float" office:value="35" table:style-name="ce88">
            <text:p><text:s text:c="3"/>35</text:p>
          </table:table-cell>
          <table:table-cell office:value-type="float" office:value="1.86" table:style-name="ce87">
            <text:p><text:s text:c="3"/>1.86</text:p>
          </table:table-cell>
          <table:table-cell office:value-type="float" office:value="501" table:style-name="ce86">
            <text:p>501</text:p>
          </table:table-cell>
          <table:table-cell office:value-type="float" office:value="645" table:style-name="ce86">
            <text:p>645</text:p>
          </table:table-cell>
          <table:table-cell office:value-type="float" office:value="79102" table:style-name="ce85">
            <text:p><text:s text:c="3"/>79,102</text:p>
          </table:table-cell>
          <table:table-cell table:number-columns-repeated="16362" table:style-name="ce73"/>
        </table:table-row>
        <table:table-row table:style-name="ro5">
          <table:table-cell office:value-type="string" table:style-name="ce91">
            <text:p>花 蓮 縣</text:p>
          </table:table-cell>
          <table:table-cell office:value-type="float" office:value="124899" table:style-name="ce88">
            <text:p><text:s text:c="3"/>124,899</text:p>
          </table:table-cell>
          <table:table-cell office:value-type="float" office:value="331845" table:style-name="ce88">
            <text:p><text:s text:c="3"/>331,845</text:p>
          </table:table-cell>
          <table:table-cell office:value-type="float" office:value="169242" table:style-name="ce88">
            <text:p><text:s text:c="3"/>169,242</text:p>
          </table:table-cell>
          <table:table-cell office:value-type="float" office:value="162603" table:style-name="ce88">
            <text:p><text:s text:c="3"/>162,603</text:p>
          </table:table-cell>
          <table:table-cell office:value-type="float" office:value="233" table:style-name="ce88">
            <text:p><text:s text:c="3"/>233</text:p>
          </table:table-cell>
          <table:table-cell office:value-type="float" office:value="116" table:style-name="ce86">
            <text:p>116</text:p>
          </table:table-cell>
          <table:table-cell office:value-type="float" office:value="117" table:style-name="ce86">
            <text:p>117</text:p>
          </table:table-cell>
          <table:table-cell office:value-type="float" office:value="8.2899999999999991" table:style-name="ce87">
            <text:p><text:s text:c="3"/>8.29</text:p>
          </table:table-cell>
          <table:table-cell office:value-type="float" office:value="270" table:style-name="ce88">
            <text:p><text:s text:c="3"/>270</text:p>
          </table:table-cell>
          <table:table-cell office:value-type="float" office:value="171" table:style-name="ce86">
            <text:p>171</text:p>
          </table:table-cell>
          <table:table-cell office:value-type="float" office:value="99" table:style-name="ce86">
            <text:p>99</text:p>
          </table:table-cell>
          <table:table-cell office:value-type="float" office:value="9.6" table:style-name="ce87">
            <text:p><text:s text:c="3"/>9.60</text:p>
          </table:table-cell>
          <table:table-cell office:value-type="float" office:value="-37" table:style-name="ce103">
            <text:p>－ <text:s text:c="2"/>37</text:p>
          </table:table-cell>
          <table:table-cell office:value-type="float" office:value="-1.32" table:style-name="ce92">
            <text:p>－ <text:s text:c="2"/>1.32</text:p>
          </table:table-cell>
          <table:table-cell office:value-type="float" office:value="221" table:style-name="ce88">
            <text:p><text:s text:c="3"/>221</text:p>
          </table:table-cell>
          <table:table-cell office:value-type="float" office:value="7.86" table:style-name="ce87">
            <text:p><text:s text:c="3"/>7.86</text:p>
          </table:table-cell>
          <table:table-cell office:value-type="float" office:value="61" table:style-name="ce88">
            <text:p><text:s text:c="3"/>61</text:p>
          </table:table-cell>
          <table:table-cell office:value-type="float" office:value="2.17" table:style-name="ce87">
            <text:p><text:s text:c="3"/>2.17</text:p>
          </table:table-cell>
          <table:table-cell office:value-type="float" office:value="1193" table:style-name="ce86">
            <text:p>1,193</text:p>
          </table:table-cell>
          <table:table-cell office:value-type="float" office:value="1256" table:style-name="ce86">
            <text:p>1,256</text:p>
          </table:table-cell>
          <table:table-cell office:value-type="float" office:value="92052" table:style-name="ce85">
            <text:p><text:s text:c="3"/>92,052</text:p>
          </table:table-cell>
          <table:table-cell table:number-columns-repeated="16362" table:style-name="ce73"/>
        </table:table-row>
        <table:table-row table:style-name="ro5">
          <table:table-cell office:value-type="string" table:style-name="ce91">
            <text:p>澎 湖 縣</text:p>
          </table:table-cell>
          <table:table-cell office:value-type="float" office:value="38632" table:style-name="ce88">
            <text:p><text:s text:c="3"/>38,632</text:p>
          </table:table-cell>
          <table:table-cell office:value-type="float" office:value="102355" table:style-name="ce88">
            <text:p><text:s text:c="3"/>102,355</text:p>
          </table:table-cell>
          <table:table-cell office:value-type="float" office:value="52795" table:style-name="ce88">
            <text:p><text:s text:c="3"/>52,795</text:p>
          </table:table-cell>
          <table:table-cell office:value-type="float" office:value="49560" table:style-name="ce88">
            <text:p><text:s text:c="3"/>49,560</text:p>
          </table:table-cell>
          <table:table-cell office:value-type="float" office:value="84" table:style-name="ce88">
            <text:p><text:s text:c="3"/>84</text:p>
          </table:table-cell>
          <table:table-cell office:value-type="float" office:value="42" table:style-name="ce86">
            <text:p>42</text:p>
          </table:table-cell>
          <table:table-cell office:value-type="float" office:value="42" table:style-name="ce86">
            <text:p>42</text:p>
          </table:table-cell>
          <table:table-cell office:value-type="float" office:value="9.69" table:style-name="ce87">
            <text:p><text:s text:c="3"/>9.69</text:p>
          </table:table-cell>
          <table:table-cell office:value-type="float" office:value="86" table:style-name="ce88">
            <text:p><text:s text:c="3"/>86</text:p>
          </table:table-cell>
          <table:table-cell office:value-type="float" office:value="48" table:style-name="ce86">
            <text:p>48</text:p>
          </table:table-cell>
          <table:table-cell office:value-type="float" office:value="38" table:style-name="ce86">
            <text:p>38</text:p>
          </table:table-cell>
          <table:table-cell office:value-type="float" office:value="9.92" table:style-name="ce87">
            <text:p><text:s text:c="3"/>9.92</text:p>
          </table:table-cell>
          <table:table-cell office:value-type="float" office:value="-2" table:style-name="ce102">
            <text:p>－ <text:s text:c="4"/>2</text:p>
          </table:table-cell>
          <table:table-cell office:value-type="float" office:value="-0.23" table:style-name="ce92">
            <text:p>－ <text:s text:c="2"/>0.23</text:p>
          </table:table-cell>
          <table:table-cell office:value-type="float" office:value="62" table:style-name="ce88">
            <text:p><text:s text:c="3"/>62</text:p>
          </table:table-cell>
          <table:table-cell office:value-type="float" office:value="7.15" table:style-name="ce87">
            <text:p><text:s text:c="3"/>7.15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1.38" table:style-name="ce87">
            <text:p><text:s text:c="3"/>1.38</text:p>
          </table:table-cell>
          <table:table-cell office:value-type="float" office:value="371" table:style-name="ce86">
            <text:p>371</text:p>
          </table:table-cell>
          <table:table-cell office:value-type="float" office:value="318" table:style-name="ce86">
            <text:p>318</text:p>
          </table:table-cell>
          <table:table-cell office:value-type="float" office:value="465" table:style-name="ce85">
            <text:p><text:s text:c="3"/>465</text:p>
          </table:table-cell>
          <table:table-cell table:number-columns-repeated="16362" table:style-name="ce73"/>
        </table:table-row>
        <table:table-row table:style-name="ro26">
          <table:table-cell office:value-type="string" table:style-name="ce91">
            <text:p>基 隆 市</text:p>
          </table:table-cell>
          <table:table-cell office:value-type="float" office:value="150911" table:style-name="ce88">
            <text:p><text:s text:c="3"/>150,911</text:p>
          </table:table-cell>
          <table:table-cell office:value-type="float" office:value="372019" table:style-name="ce88">
            <text:p><text:s text:c="3"/>372,019</text:p>
          </table:table-cell>
          <table:table-cell office:value-type="float" office:value="186874" table:style-name="ce88">
            <text:p><text:s text:c="3"/>186,874</text:p>
          </table:table-cell>
          <table:table-cell office:value-type="float" office:value="185145" table:style-name="ce88">
            <text:p><text:s text:c="3"/>185,145</text:p>
          </table:table-cell>
          <table:table-cell office:value-type="float" office:value="225" table:style-name="ce88">
            <text:p><text:s text:c="3"/>225</text:p>
          </table:table-cell>
          <table:table-cell office:value-type="float" office:value="106" table:style-name="ce86">
            <text:p>106</text:p>
          </table:table-cell>
          <table:table-cell office:value-type="float" office:value="119" table:style-name="ce86">
            <text:p>119</text:p>
          </table:table-cell>
          <table:table-cell office:value-type="float" office:value="7.14" table:style-name="ce87">
            <text:p><text:s text:c="3"/>7.14</text:p>
          </table:table-cell>
          <table:table-cell office:value-type="float" office:value="238" table:style-name="ce88">
            <text:p><text:s text:c="3"/>238</text:p>
          </table:table-cell>
          <table:table-cell office:value-type="float" office:value="133" table:style-name="ce86">
            <text:p>133</text:p>
          </table:table-cell>
          <table:table-cell office:value-type="float" office:value="105" table:style-name="ce86">
            <text:p>105</text:p>
          </table:table-cell>
          <table:table-cell office:value-type="float" office:value="7.55" table:style-name="ce87">
            <text:p><text:s text:c="3"/>7.55</text:p>
          </table:table-cell>
          <table:table-cell office:value-type="float" office:value="-13" table:style-name="ce103">
            <text:p>－ <text:s text:c="2"/>13</text:p>
          </table:table-cell>
          <table:table-cell office:value-type="float" office:value="-0.41" table:style-name="ce92">
            <text:p>－ <text:s text:c="2"/>0.41</text:p>
          </table:table-cell>
          <table:table-cell office:value-type="float" office:value="200" table:style-name="ce88">
            <text:p><text:s text:c="3"/>200</text:p>
          </table:table-cell>
          <table:table-cell office:value-type="float" office:value="6.35" table:style-name="ce87">
            <text:p><text:s text:c="3"/>6.35</text:p>
          </table:table-cell>
          <table:table-cell office:value-type="float" office:value="69" table:style-name="ce88">
            <text:p><text:s text:c="3"/>69</text:p>
          </table:table-cell>
          <table:table-cell office:value-type="float" office:value="2.19" table:style-name="ce87">
            <text:p><text:s text:c="3"/>2.19</text:p>
          </table:table-cell>
          <table:table-cell office:value-type="float" office:value="1173" table:style-name="ce86">
            <text:p>1,173</text:p>
          </table:table-cell>
          <table:table-cell office:value-type="float" office:value="1246" table:style-name="ce86">
            <text:p>1,246</text:p>
          </table:table-cell>
          <table:table-cell office:value-type="float" office:value="9161" table:style-name="ce85">
            <text:p><text:s text:c="3"/>9,161</text:p>
          </table:table-cell>
          <table:table-cell table:number-columns-repeated="16362" table:style-name="ce73"/>
        </table:table-row>
        <table:table-row table:style-name="ro5">
          <table:table-cell office:value-type="string" table:style-name="ce91">
            <text:p>新 竹 市</text:p>
          </table:table-cell>
          <table:table-cell office:value-type="float" office:value="157640" table:style-name="ce88">
            <text:p><text:s text:c="3"/>157,640</text:p>
          </table:table-cell>
          <table:table-cell office:value-type="float" office:value="434258" table:style-name="ce88">
            <text:p><text:s text:c="3"/>434,258</text:p>
          </table:table-cell>
          <table:table-cell office:value-type="float" office:value="214871" table:style-name="ce88">
            <text:p><text:s text:c="3"/>214,871</text:p>
          </table:table-cell>
          <table:table-cell office:value-type="float" office:value="219387" table:style-name="ce88">
            <text:p><text:s text:c="3"/>219,387</text:p>
          </table:table-cell>
          <table:table-cell office:value-type="float" office:value="398" table:style-name="ce88">
            <text:p><text:s text:c="3"/>398</text:p>
          </table:table-cell>
          <table:table-cell office:value-type="float" office:value="216" table:style-name="ce86">
            <text:p>216</text:p>
          </table:table-cell>
          <table:table-cell office:value-type="float" office:value="182" table:style-name="ce86">
            <text:p>182</text:p>
          </table:table-cell>
          <table:table-cell office:value-type="float" office:value="10.82" table:style-name="ce87">
            <text:p><text:s text:c="3"/>10.82</text:p>
          </table:table-cell>
          <table:table-cell office:value-type="float" office:value="217" table:style-name="ce88">
            <text:p><text:s text:c="3"/>217</text:p>
          </table:table-cell>
          <table:table-cell office:value-type="float" office:value="132" table:style-name="ce86">
            <text:p>132</text:p>
          </table:table-cell>
          <table:table-cell office:value-type="float" office:value="85" table:style-name="ce86">
            <text:p>85</text:p>
          </table:table-cell>
          <table:table-cell office:value-type="float" office:value="5.9" table:style-name="ce87">
            <text:p><text:s text:c="3"/>5.90</text:p>
          </table:table-cell>
          <table:table-cell office:value-type="float" office:value="181" table:style-name="ce90">
            <text:p><text:s text:c="3"/>181</text:p>
          </table:table-cell>
          <table:table-cell office:value-type="float" office:value="4.92" table:style-name="ce92">
            <text:p><text:s text:c="4"/>4.92</text:p>
          </table:table-cell>
          <table:table-cell office:value-type="float" office:value="296" table:style-name="ce88">
            <text:p><text:s text:c="3"/>296</text:p>
          </table:table-cell>
          <table:table-cell office:value-type="float" office:value="8.0500000000000007" table:style-name="ce87">
            <text:p><text:s text:c="3"/>8.05</text:p>
          </table:table-cell>
          <table:table-cell office:value-type="float" office:value="62" table:style-name="ce88">
            <text:p><text:s text:c="3"/>62</text:p>
          </table:table-cell>
          <table:table-cell office:value-type="float" office:value="1.69" table:style-name="ce87">
            <text:p><text:s text:c="3"/>1.69</text:p>
          </table:table-cell>
          <table:table-cell office:value-type="float" office:value="1514" table:style-name="ce86">
            <text:p>1,514</text:p>
          </table:table-cell>
          <table:table-cell office:value-type="float" office:value="1497" table:style-name="ce86">
            <text:p>1,497</text:p>
          </table:table-cell>
          <table:table-cell office:value-type="float" office:value="3872" table:style-name="ce85">
            <text:p><text:s text:c="3"/>3,872</text:p>
          </table:table-cell>
          <table:table-cell table:number-columns-repeated="16362" table:style-name="ce73"/>
        </table:table-row>
        <table:table-row table:style-name="ro5">
          <table:table-cell office:value-type="string" table:style-name="ce91">
            <text:p>嘉 義 市</text:p>
          </table:table-cell>
          <table:table-cell office:value-type="float" office:value="98623" table:style-name="ce88">
            <text:p><text:s text:c="3"/>98,623</text:p>
          </table:table-cell>
          <table:table-cell office:value-type="float" office:value="270273" table:style-name="ce88">
            <text:p><text:s text:c="3"/>270,273</text:p>
          </table:table-cell>
          <table:table-cell office:value-type="float" office:value="131820" table:style-name="ce88">
            <text:p><text:s text:c="3"/>131,820</text:p>
          </table:table-cell>
          <table:table-cell office:value-type="float" office:value="138453" table:style-name="ce88">
            <text:p><text:s text:c="3"/>138,453</text:p>
          </table:table-cell>
          <table:table-cell office:value-type="float" office:value="184" table:style-name="ce88">
            <text:p><text:s text:c="3"/>184</text:p>
          </table:table-cell>
          <table:table-cell office:value-type="float" office:value="92" table:style-name="ce86">
            <text:p>92</text:p>
          </table:table-cell>
          <table:table-cell office:value-type="float" office:value="92" table:style-name="ce86">
            <text:p>92</text:p>
          </table:table-cell>
          <table:table-cell office:value-type="float" office:value="8.0399999999999991" table:style-name="ce87">
            <text:p><text:s text:c="3"/>8.04</text:p>
          </table:table-cell>
          <table:table-cell office:value-type="float" office:value="174" table:style-name="ce88">
            <text:p><text:s text:c="3"/>174</text:p>
          </table:table-cell>
          <table:table-cell office:value-type="float" office:value="103" table:style-name="ce86">
            <text:p>103</text:p>
          </table:table-cell>
          <table:table-cell office:value-type="float" office:value="71" table:style-name="ce86">
            <text:p>71</text:p>
          </table:table-cell>
          <table:table-cell office:value-type="float" office:value="7.6" table:style-name="ce87">
            <text:p><text:s text:c="3"/>7.60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0.44" table:style-name="ce92">
            <text:p><text:s text:c="4"/>0.44</text:p>
          </table:table-cell>
          <table:table-cell office:value-type="float" office:value="185" table:style-name="ce88">
            <text:p><text:s text:c="3"/>185</text:p>
          </table:table-cell>
          <table:table-cell office:value-type="float" office:value="8.08" table:style-name="ce87">
            <text:p><text:s text:c="3"/>8.08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2.4500000000000002" table:style-name="ce87">
            <text:p><text:s text:c="3"/>2.45</text:p>
          </table:table-cell>
          <table:table-cell office:value-type="float" office:value="829" table:style-name="ce86">
            <text:p>829</text:p>
          </table:table-cell>
          <table:table-cell office:value-type="float" office:value="932" table:style-name="ce86">
            <text:p>932</text:p>
          </table:table-cell>
          <table:table-cell office:value-type="float" office:value="1017" table:style-name="ce85">
            <text:p><text:s text:c="3"/>1,017</text:p>
          </table:table-cell>
          <table:table-cell table:number-columns-repeated="16362" table:style-name="ce73"/>
        </table:table-row>
        <table:table-row table:style-name="ro27">
          <table:table-cell office:value-type="string" table:style-name="ce101">
            <text:p>福 <text:s/>建 <text:s/>省</text:p>
          </table:table-cell>
          <table:table-cell office:value-type="float" office:value="41209" table:style-name="ce98">
            <text:p><text:s text:c="3"/>41,209</text:p>
          </table:table-cell>
          <table:table-cell office:value-type="float" office:value="145528" table:style-name="ce98">
            <text:p><text:s text:c="3"/>145,528</text:p>
          </table:table-cell>
          <table:table-cell office:value-type="float" office:value="73858" table:style-name="ce98">
            <text:p><text:s text:c="3"/>73,858</text:p>
          </table:table-cell>
          <table:table-cell office:value-type="float" office:value="71670" table:style-name="ce98">
            <text:p><text:s text:c="3"/>71,670</text:p>
          </table:table-cell>
          <table:table-cell office:value-type="float" office:value="145" table:style-name="ce98">
            <text:p><text:s text:c="3"/>145</text:p>
          </table:table-cell>
          <table:table-cell office:value-type="float" office:value="70" table:style-name="ce96">
            <text:p>70</text:p>
          </table:table-cell>
          <table:table-cell office:value-type="float" office:value="75" table:style-name="ce96">
            <text:p>75</text:p>
          </table:table-cell>
          <table:table-cell office:value-type="float" office:value="11.77" table:style-name="ce97">
            <text:p><text:s text:c="3"/>11.77</text:p>
          </table:table-cell>
          <table:table-cell office:value-type="float" office:value="62" table:style-name="ce98">
            <text:p><text:s text:c="3"/>62</text:p>
          </table:table-cell>
          <table:table-cell office:value-type="float" office:value="39" table:style-name="ce96">
            <text:p>39</text:p>
          </table:table-cell>
          <table:table-cell office:value-type="float" office:value="23" table:style-name="ce96">
            <text:p>23</text:p>
          </table:table-cell>
          <table:table-cell office:value-type="float" office:value="5.03" table:style-name="ce97">
            <text:p><text:s text:c="3"/>5.03</text:p>
          </table:table-cell>
          <table:table-cell office:value-type="float" office:value="83" table:style-name="ce100">
            <text:p><text:s text:c="3"/>83</text:p>
          </table:table-cell>
          <table:table-cell office:value-type="float" office:value="6.74" table:style-name="ce99">
            <text:p><text:s text:c="4"/>6.74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5.44" table:style-name="ce97">
            <text:p><text:s text:c="3"/>5.44</text:p>
          </table:table-cell>
          <table:table-cell office:value-type="float" office:value="21" table:style-name="ce98">
            <text:p><text:s text:c="3"/>21</text:p>
          </table:table-cell>
          <table:table-cell office:value-type="float" office:value="1.7" table:style-name="ce97">
            <text:p><text:s text:c="3"/>1.70</text:p>
          </table:table-cell>
          <table:table-cell office:value-type="float" office:value="671" table:style-name="ce96">
            <text:p>671</text:p>
          </table:table-cell>
          <table:table-cell office:value-type="float" office:value="572" table:style-name="ce96">
            <text:p>572</text:p>
          </table:table-cell>
          <table:table-cell office:value-type="float" office:value="1157" table:style-name="ce95">
            <text:p><text:s text:c="3"/>1,157</text:p>
          </table:table-cell>
          <table:table-cell table:number-columns-repeated="16362" table:style-name="ce94"/>
        </table:table-row>
        <table:table-row table:style-name="ro20">
          <table:table-cell office:value-type="string" table:style-name="ce91">
            <text:p>金 門 縣</text:p>
          </table:table-cell>
          <table:table-cell office:value-type="float" office:value="38644" table:style-name="ce93">
            <text:p><text:s text:c="3"/>38,644</text:p>
          </table:table-cell>
          <table:table-cell office:value-type="float" office:value="132995" table:style-name="ce88">
            <text:p><text:s text:c="3"/>132,995</text:p>
          </table:table-cell>
          <table:table-cell office:value-type="float" office:value="66687" table:style-name="ce88">
            <text:p><text:s text:c="3"/>66,687</text:p>
          </table:table-cell>
          <table:table-cell office:value-type="float" office:value="66308" table:style-name="ce88">
            <text:p><text:s text:c="3"/>66,308</text:p>
          </table:table-cell>
          <table:table-cell office:value-type="float" office:value="133" table:style-name="ce88">
            <text:p><text:s text:c="3"/>133</text:p>
          </table:table-cell>
          <table:table-cell office:value-type="float" office:value="64" table:style-name="ce86">
            <text:p>64</text:p>
          </table:table-cell>
          <table:table-cell office:value-type="float" office:value="69" table:style-name="ce86">
            <text:p>69</text:p>
          </table:table-cell>
          <table:table-cell office:value-type="float" office:value="11.82" table:style-name="ce87">
            <text:p><text:s text:c="3"/>11.82</text:p>
          </table:table-cell>
          <table:table-cell office:value-type="float" office:value="57" table:style-name="ce88">
            <text:p><text:s text:c="3"/>57</text:p>
          </table:table-cell>
          <table:table-cell office:value-type="float" office:value="35" table:style-name="ce86">
            <text:p>35</text:p>
          </table:table-cell>
          <table:table-cell office:value-type="float" office:value="22" table:style-name="ce86">
            <text:p>22</text:p>
          </table:table-cell>
          <table:table-cell office:value-type="float" office:value="5.0599999999999996" table:style-name="ce87">
            <text:p><text:s text:c="3"/>5.06</text:p>
          </table:table-cell>
          <table:table-cell office:value-type="float" office:value="76" table:style-name="ce90">
            <text:p><text:s text:c="3"/>76</text:p>
          </table:table-cell>
          <table:table-cell office:value-type="float" office:value="6.75" table:style-name="ce92">
            <text:p><text:s text:c="4"/>6.75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5.6" table:style-name="ce87">
            <text:p><text:s text:c="3"/>5.60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1.69" table:style-name="ce87">
            <text:p><text:s text:c="3"/>1.69</text:p>
          </table:table-cell>
          <table:table-cell office:value-type="float" office:value="612" table:style-name="ce86">
            <text:p>612</text:p>
          </table:table-cell>
          <table:table-cell office:value-type="float" office:value="492" table:style-name="ce86">
            <text:p>492</text:p>
          </table:table-cell>
          <table:table-cell office:value-type="float" office:value="975" table:style-name="ce85">
            <text:p><text:s text:c="3"/>975</text:p>
          </table:table-cell>
          <table:table-cell table:number-columns-repeated="16362" table:style-name="ce73"/>
        </table:table-row>
        <table:table-row table:style-name="ro28">
          <table:table-cell office:value-type="string" table:style-name="ce91">
            <text:p>連 江 縣</text:p>
          </table:table-cell>
          <table:table-cell office:value-type="float" office:value="2565" table:style-name="ce88">
            <text:p><text:s text:c="3"/>2,565</text:p>
          </table:table-cell>
          <table:table-cell office:value-type="float" office:value="12533" table:style-name="ce88">
            <text:p><text:s text:c="3"/>12,533</text:p>
          </table:table-cell>
          <table:table-cell office:value-type="float" office:value="7171" table:style-name="ce88">
            <text:p><text:s text:c="3"/>7,171</text:p>
          </table:table-cell>
          <table:table-cell office:value-type="float" office:value="5362" table:style-name="ce88">
            <text:p><text:s text:c="3"/>5,362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6" table:style-name="ce86">
            <text:p>6</text:p>
          </table:table-cell>
          <table:table-cell office:value-type="float" office:value="6" table:style-name="ce86">
            <text:p>6</text:p>
          </table:table-cell>
          <table:table-cell office:value-type="float" office:value="11.3" table:style-name="ce87">
            <text:p><text:s text:c="3"/>11.30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4" table:style-name="ce86">
            <text:p>4</text:p>
          </table:table-cell>
          <table:table-cell office:value-type="float" office:value="1" table:style-name="ce86">
            <text:p>1</text:p>
          </table:table-cell>
          <table:table-cell office:value-type="float" office:value="4.71" table:style-name="ce87">
            <text:p><text:s text:c="3"/>4.71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6.59" table:style-name="ce89">
            <text:p>6.59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3.77" table:style-name="ce87">
            <text:p><text:s text:c="3"/>3.77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.88" table:style-name="ce87">
            <text:p><text:s text:c="3"/>1.88</text:p>
          </table:table-cell>
          <table:table-cell office:value-type="float" office:value="59" table:style-name="ce86">
            <text:p>59</text:p>
          </table:table-cell>
          <table:table-cell office:value-type="float" office:value="80" table:style-name="ce86">
            <text:p>80</text:p>
          </table:table-cell>
          <table:table-cell office:value-type="float" office:value="182" table:style-name="ce85">
            <text:p><text:s text:c="3"/>182</text:p>
          </table:table-cell>
          <table:table-cell table:number-columns-repeated="16362" table:style-name="ce73"/>
        </table:table-row>
        <table:table-row table:style-name="ro29">
          <table:table-cell table:style-name="ce84"/>
          <table:table-cell table:number-columns-repeated="7" table:style-name="ce83"/>
          <table:table-cell table:style-name="ce82"/>
          <table:table-cell table:number-columns-repeated="3"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1"/>
          <table:table-cell table:number-columns-repeated="3" table:style-name="ce80"/>
          <table:table-cell table:style-name="ce79"/>
          <table:table-cell table:number-columns-repeated="16362" table:style-name="ce73"/>
        </table:table-row>
        <table:table-row table:style-name="ro3">
          <table:table-cell office:value-type="string" table:style-name="ce78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73"/>
          <table:table-cell table:style-name="ce6"/>
          <table:table-cell table:style-name="ce5"/>
          <table:table-cell table:style-name="ce73"/>
          <table:table-cell table:style-name="ce5"/>
          <table:table-cell table:number-columns-repeated="2" table:style-name="ce6"/>
          <table:table-cell table:number-columns-repeated="3" table:style-name="ce73"/>
          <table:table-cell office:value-type="string" table:style-name="ce77">
            <text:p><text:s text:c="16"/><text:span text:style-name="T6">內</text:span><text:s/><text:span text:style-name="T6">政</text:span><text:s/><text:span text:style-name="T6">部</text:span><text:s/><text:span text:style-name="T6">戶</text:span><text:s/><text:span text:style-name="T6">政</text:span><text:s/><text:span text:style-name="T6">司</text:span><text:s text:c="2"/><text:span text:style-name="T6">民</text:span><text:s/><text:span text:style-name="T6">國</text:span><text:s/>105<text:s/><text:span text:style-name="T6">年</text:span><text:s/>2<text:s/><text:span text:style-name="T6">月</text:span><text:s/>3<text:s/><text:span text:style-name="T6">日</text:span><text:s/><text:span text:style-name="T6">編製</text:span></text:p>
          </table:table-cell>
          <table:table-cell table:number-columns-repeated="16362"/>
        </table:table-row>
        <table:table-row table:style-name="ro30">
          <table:table-cell table:style-name="ce76"/>
          <table:table-cell table:number-columns-repeated="17" table:style-name="ce73"/>
          <table:table-cell table:number-columns-repeated="3" table:style-name="ce75"/>
          <table:table-cell table:style-name="ce2"/>
          <table:table-cell table:number-columns-repeated="16362"/>
        </table:table-row>
        <table:table-row table:style-name="ro30">
          <table:table-cell table:style-name="ce74"/>
          <table:table-cell table:number-columns-repeated="20" table:style-name="ce73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46"/>
        <table:table-column table:style-name="co24" table:default-cell-style-name="ce146"/>
        <table:table-column table:style-name="co4" table:default-cell-style-name="ce146"/>
        <table:table-column table:style-name="co25" table:default-cell-style-name="ce146"/>
        <table:table-column table:style-name="co26" table:default-cell-style-name="ce146"/>
        <table:table-column table:style-name="co7" table:default-cell-style-name="ce146"/>
        <table:table-column table:style-name="co10" table:number-columns-repeated="2" table:default-cell-style-name="ce146"/>
        <table:table-column table:style-name="co27" table:default-cell-style-name="ce146"/>
        <table:table-column table:style-name="co24" table:default-cell-style-name="ce146"/>
        <table:table-column table:style-name="co23" table:default-cell-style-name="ce146"/>
        <table:table-column table:style-name="co7" table:default-cell-style-name="ce146"/>
        <table:table-column table:style-name="co28" table:default-cell-style-name="ce146"/>
        <table:table-column table:style-name="co23" table:default-cell-style-name="ce146"/>
        <table:table-column table:style-name="co3" table:default-cell-style-name="ce146"/>
        <table:table-column table:style-name="co10" table:default-cell-style-name="ce146"/>
        <table:table-column table:style-name="co29" table:default-cell-style-name="ce146"/>
        <table:table-column table:style-name="co24" table:default-cell-style-name="ce146"/>
        <table:table-column table:style-name="co7" table:default-cell-style-name="ce146"/>
        <table:table-column table:style-name="co10" table:default-cell-style-name="ce146"/>
        <table:table-column table:style-name="co30" table:default-cell-style-name="ce146"/>
        <table:table-column table:style-name="co25" table:default-cell-style-name="ce146"/>
        <table:table-column table:style-name="co13" table:default-cell-style-name="ce146"/>
        <table:table-column table:style-name="co3" table:default-cell-style-name="ce146"/>
        <table:table-column table:style-name="co30" table:default-cell-style-name="ce146"/>
        <table:table-column table:style-name="co31" table:default-cell-style-name="ce146"/>
        <table:table-column table:style-name="co32" table:number-columns-repeated="16358" table:default-cell-style-name="ce146"/>
        <table:table-row table:style-name="ro22">
          <table:table-cell office:value-type="string" table:number-columns-spanned="25" table:number-rows-spanned="1" table:style-name="ce239">
            <text:p>各 縣 市 人 口 年 齡 結 構 統 計 表</text:p>
          </table:table-cell>
          <table:covered-table-cell table:number-columns-repeated="24"/>
          <table:table-cell table:number-columns-repeated="16359" table:style-name="ce146"/>
        </table:table-row>
        <table:table-row table:style-name="ro31">
          <table:table-cell table:style-name="ce189"/>
          <table:table-cell table:number-columns-repeated="8" table:style-name="ce186"/>
          <table:table-cell table:style-name="ce146"/>
          <table:table-cell office:value-type="string" table:style-name="ce188">
            <text:p>中 華 民 國 105 年 1 月 底</text:p>
          </table:table-cell>
          <table:table-cell table:style-name="ce187"/>
          <table:table-cell table:number-columns-repeated="9" table:style-name="ce186"/>
          <table:table-cell table:number-columns-repeated="3" table:style-name="ce146"/>
          <table:table-cell office:value-type="string" table:style-name="ce185">
            <text:p>單位：人；％</text:p>
          </table:table-cell>
          <table:table-cell table:number-columns-repeated="16359" table:style-name="ce146"/>
        </table:table-row>
        <table:table-row table:style-name="ro14">
          <table:table-cell office:value-type="string" table:number-columns-spanned="1" table:number-rows-spanned="3" table:style-name="ce267">
            <text:p>區域別</text:p>
          </table:table-cell>
          <table:table-cell office:value-type="string" table:number-columns-spanned="4" table:number-rows-spanned="2" table:style-name="ce26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6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6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6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6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65">
            <text:p>20歲以上</text:p>
          </table:table-cell>
          <table:covered-table-cell table:number-columns-repeated="3"/>
          <table:table-cell table:number-columns-repeated="16359" table:style-name="ce159"/>
        </table:table-row>
        <table:table-row table:style-name="ro32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9"/>
        </table:table-row>
        <table:table-row table:style-name="ro33">
          <table:covered-table-cell/>
          <table:table-cell office:value-type="string" table:style-name="ce184">
            <text:p>計</text:p>
          </table:table-cell>
          <table:table-cell office:value-type="string" table:style-name="ce184">
            <text:p>男</text:p>
          </table:table-cell>
          <table:table-cell office:value-type="string" table:style-name="ce184">
            <text:p>女</text:p>
          </table:table-cell>
          <table:table-cell office:value-type="string" table:style-name="ce184">
            <text:p>％</text:p>
          </table:table-cell>
          <table:table-cell office:value-type="string" table:style-name="ce183">
            <text:p>計</text:p>
          </table:table-cell>
          <table:table-cell office:value-type="string" table:style-name="ce183">
            <text:p>男</text:p>
          </table:table-cell>
          <table:table-cell office:value-type="string" table:style-name="ce183">
            <text:p>女</text:p>
          </table:table-cell>
          <table:table-cell office:value-type="string" table:style-name="ce183">
            <text:p>％</text:p>
          </table:table-cell>
          <table:table-cell office:value-type="string" table:style-name="ce183">
            <text:p>計</text:p>
          </table:table-cell>
          <table:table-cell office:value-type="string" table:style-name="ce183">
            <text:p>男</text:p>
          </table:table-cell>
          <table:table-cell office:value-type="string" table:style-name="ce183">
            <text:p>女</text:p>
          </table:table-cell>
          <table:table-cell office:value-type="string" table:style-name="ce183">
            <text:p>％</text:p>
          </table:table-cell>
          <table:table-cell office:value-type="string" table:style-name="ce183">
            <text:p>計</text:p>
          </table:table-cell>
          <table:table-cell office:value-type="string" table:style-name="ce183">
            <text:p>男</text:p>
          </table:table-cell>
          <table:table-cell office:value-type="string" table:style-name="ce183">
            <text:p>女</text:p>
          </table:table-cell>
          <table:table-cell office:value-type="string" table:style-name="ce183">
            <text:p>％</text:p>
          </table:table-cell>
          <table:table-cell office:value-type="string" table:style-name="ce183">
            <text:p>計</text:p>
          </table:table-cell>
          <table:table-cell office:value-type="string" table:style-name="ce183">
            <text:p>男</text:p>
          </table:table-cell>
          <table:table-cell office:value-type="string" table:style-name="ce183">
            <text:p>女</text:p>
          </table:table-cell>
          <table:table-cell office:value-type="string" table:style-name="ce183">
            <text:p>％</text:p>
          </table:table-cell>
          <table:table-cell office:value-type="string" table:style-name="ce183">
            <text:p>計</text:p>
          </table:table-cell>
          <table:table-cell office:value-type="string" table:style-name="ce183">
            <text:p>男</text:p>
          </table:table-cell>
          <table:table-cell office:value-type="string" table:style-name="ce183">
            <text:p>女</text:p>
          </table:table-cell>
          <table:table-cell office:value-type="string" table:style-name="ce182">
            <text:p>％</text:p>
          </table:table-cell>
          <table:table-cell table:number-columns-repeated="16359" table:style-name="ce159"/>
        </table:table-row>
        <table:table-row table:style-name="ro19">
          <table:table-cell office:value-type="string" table:style-name="ce181">
            <text:p>總 <text:s text:c="5"/>計</text:p>
          </table:table-cell>
          <table:table-cell office:value-type="float" office:value="23496068" table:style-name="ce180">
            <text:p>23,496,068</text:p>
          </table:table-cell>
          <table:table-cell office:value-type="float" office:value="11712764" table:style-name="ce178">
            <text:p>11,712,764</text:p>
          </table:table-cell>
          <table:table-cell office:value-type="float" office:value="11783304" table:style-name="ce178">
            <text:p>11,783,304</text:p>
          </table:table-cell>
          <table:table-cell office:value-type="float" office:value="100" table:style-name="ce179">
            <text:p>100.00</text:p>
          </table:table-cell>
          <table:table-cell office:value-type="float" office:value="3181128" table:style-name="ce178">
            <text:p>3,181,128</text:p>
          </table:table-cell>
          <table:table-cell office:value-type="float" office:value="1656996" table:style-name="ce178">
            <text:p>1,656,996</text:p>
          </table:table-cell>
          <table:table-cell office:value-type="float" office:value="1524132" table:style-name="ce178">
            <text:p>1,524,132</text:p>
          </table:table-cell>
          <table:table-cell office:value-type="float" office:value="13.54" table:style-name="ce179">
            <text:p>13.54</text:p>
          </table:table-cell>
          <table:table-cell office:value-type="float" office:value="17359423" table:style-name="ce178">
            <text:p>17,359,423</text:p>
          </table:table-cell>
          <table:table-cell office:value-type="float" office:value="8687039" table:style-name="ce178">
            <text:p>8,687,039</text:p>
          </table:table-cell>
          <table:table-cell office:value-type="float" office:value="8672384" table:style-name="ce178">
            <text:p>8,672,384</text:p>
          </table:table-cell>
          <table:table-cell office:value-type="float" office:value="73.88" table:style-name="ce179">
            <text:p>73.88</text:p>
          </table:table-cell>
          <table:table-cell office:value-type="float" office:value="2955517" table:style-name="ce178">
            <text:p>2,955,517</text:p>
          </table:table-cell>
          <table:table-cell office:value-type="float" office:value="1368729" table:style-name="ce178">
            <text:p>1,368,729</text:p>
          </table:table-cell>
          <table:table-cell office:value-type="float" office:value="1586788" table:style-name="ce178">
            <text:p>1,586,788</text:p>
          </table:table-cell>
          <table:table-cell office:value-type="float" office:value="12.58" table:style-name="ce179">
            <text:p>12.58</text:p>
          </table:table-cell>
          <table:table-cell office:value-type="float" office:value="10730868" table:style-name="ce178">
            <text:p>10,730,868</text:p>
          </table:table-cell>
          <table:table-cell office:value-type="float" office:value="5391702" table:style-name="ce178">
            <text:p>5,391,702</text:p>
          </table:table-cell>
          <table:table-cell office:value-type="float" office:value="5339166" table:style-name="ce178">
            <text:p>5,339,166</text:p>
          </table:table-cell>
          <table:table-cell office:value-type="float" office:value="45.67" table:style-name="ce179">
            <text:p>45.67</text:p>
          </table:table-cell>
          <table:table-cell office:value-type="float" office:value="18818758" table:style-name="ce178">
            <text:p>18,818,758</text:p>
          </table:table-cell>
          <table:table-cell office:value-type="float" office:value="9276518" table:style-name="ce178">
            <text:p>9,276,518</text:p>
          </table:table-cell>
          <table:table-cell office:value-type="float" office:value="9542240" table:style-name="ce178">
            <text:p>9,542,240</text:p>
          </table:table-cell>
          <table:table-cell office:value-type="float" office:value="80.09" table:style-name="ce177">
            <text:p>80.09</text:p>
          </table:table-cell>
          <table:table-cell table:style-name="ce176"/>
          <table:table-cell table:number-columns-repeated="16358" table:style-name="ce175"/>
        </table:table-row>
        <table:table-row table:style-name="ro21">
          <table:table-cell office:value-type="string" table:style-name="ce173">
            <text:p>新 北 市</text:p>
          </table:table-cell>
          <table:table-cell office:value-type="float" office:value="3971250" table:style-name="ce174">
            <text:p>3,971,250</text:p>
          </table:table-cell>
          <table:table-cell office:value-type="float" office:value="1951393" table:style-name="ce168">
            <text:p>1,951,393</text:p>
          </table:table-cell>
          <table:table-cell office:value-type="float" office:value="2019857" table:style-name="ce168">
            <text:p>2,019,857</text:p>
          </table:table-cell>
          <table:table-cell office:value-type="float" office:value="100" table:style-name="ce169">
            <text:p>100.00</text:p>
          </table:table-cell>
          <table:table-cell office:value-type="float" office:value="515814" table:style-name="ce168">
            <text:p>515,814</text:p>
          </table:table-cell>
          <table:table-cell office:value-type="float" office:value="268681" table:style-name="ce168">
            <text:p>268,681</text:p>
          </table:table-cell>
          <table:table-cell office:value-type="float" office:value="247133" table:style-name="ce168">
            <text:p>247,133</text:p>
          </table:table-cell>
          <table:table-cell office:value-type="float" office:value="12.99" table:style-name="ce169">
            <text:p>12.99</text:p>
          </table:table-cell>
          <table:table-cell office:value-type="float" office:value="3022819" table:style-name="ce168">
            <text:p>3,022,819</text:p>
          </table:table-cell>
          <table:table-cell office:value-type="float" office:value="1482035" table:style-name="ce168">
            <text:p>1,482,035</text:p>
          </table:table-cell>
          <table:table-cell office:value-type="float" office:value="1540784" table:style-name="ce168">
            <text:p>1,540,784</text:p>
          </table:table-cell>
          <table:table-cell office:value-type="float" office:value="76.12" table:style-name="ce169">
            <text:p>76.12</text:p>
          </table:table-cell>
          <table:table-cell office:value-type="float" office:value="432617" table:style-name="ce168">
            <text:p>432,617</text:p>
          </table:table-cell>
          <table:table-cell office:value-type="float" office:value="200677" table:style-name="ce168">
            <text:p>200,677</text:p>
          </table:table-cell>
          <table:table-cell office:value-type="float" office:value="231940" table:style-name="ce168">
            <text:p>231,940</text:p>
          </table:table-cell>
          <table:table-cell office:value-type="float" office:value="10.89" table:style-name="ce169">
            <text:p>10.89</text:p>
          </table:table-cell>
          <table:table-cell office:value-type="float" office:value="1866688" table:style-name="ce168">
            <text:p>1,866,688</text:p>
          </table:table-cell>
          <table:table-cell office:value-type="float" office:value="928096" table:style-name="ce168">
            <text:p>928,096</text:p>
          </table:table-cell>
          <table:table-cell office:value-type="float" office:value="938592" table:style-name="ce168">
            <text:p>938,592</text:p>
          </table:table-cell>
          <table:table-cell office:value-type="float" office:value="47.01" table:style-name="ce169">
            <text:p>47.01</text:p>
          </table:table-cell>
          <table:table-cell office:value-type="float" office:value="3210839" table:style-name="ce168">
            <text:p>3,210,839</text:p>
          </table:table-cell>
          <table:table-cell office:value-type="float" office:value="1555754" table:style-name="ce168">
            <text:p>1,555,754</text:p>
          </table:table-cell>
          <table:table-cell office:value-type="float" office:value="1655085" table:style-name="ce168">
            <text:p>1,655,085</text:p>
          </table:table-cell>
          <table:table-cell office:value-type="float" office:value="80.849999999999994" table:style-name="ce167">
            <text:p>80.85</text:p>
          </table:table-cell>
          <table:table-cell table:number-columns-repeated="16359" table:style-name="ce159"/>
        </table:table-row>
        <table:table-row table:style-name="ro21">
          <table:table-cell office:value-type="string" table:style-name="ce173">
            <text:p>臺 北 市</text:p>
          </table:table-cell>
          <table:table-cell office:value-type="float" office:value="2704974" table:style-name="ce174">
            <text:p>2,704,974</text:p>
          </table:table-cell>
          <table:table-cell office:value-type="float" office:value="1295411" table:style-name="ce168">
            <text:p>1,295,411</text:p>
          </table:table-cell>
          <table:table-cell office:value-type="float" office:value="1409563" table:style-name="ce168">
            <text:p>1,409,563</text:p>
          </table:table-cell>
          <table:table-cell office:value-type="float" office:value="100" table:style-name="ce169">
            <text:p>100.00</text:p>
          </table:table-cell>
          <table:table-cell office:value-type="float" office:value="377159" table:style-name="ce168">
            <text:p>377,159</text:p>
          </table:table-cell>
          <table:table-cell office:value-type="float" office:value="195733" table:style-name="ce168">
            <text:p>195,733</text:p>
          </table:table-cell>
          <table:table-cell office:value-type="float" office:value="181426" table:style-name="ce168">
            <text:p>181,426</text:p>
          </table:table-cell>
          <table:table-cell office:value-type="float" office:value="13.94" table:style-name="ce169">
            <text:p>13.94</text:p>
          </table:table-cell>
          <table:table-cell office:value-type="float" office:value="1926458" table:style-name="ce168">
            <text:p>1,926,458</text:p>
          </table:table-cell>
          <table:table-cell office:value-type="float" office:value="917806" table:style-name="ce168">
            <text:p>917,806</text:p>
          </table:table-cell>
          <table:table-cell office:value-type="float" office:value="1008652" table:style-name="ce168">
            <text:p>1,008,652</text:p>
          </table:table-cell>
          <table:table-cell office:value-type="float" office:value="71.22" table:style-name="ce169">
            <text:p>71.22</text:p>
          </table:table-cell>
          <table:table-cell office:value-type="float" office:value="401357" table:style-name="ce168">
            <text:p>401,357</text:p>
          </table:table-cell>
          <table:table-cell office:value-type="float" office:value="181872" table:style-name="ce168">
            <text:p>181,872</text:p>
          </table:table-cell>
          <table:table-cell office:value-type="float" office:value="219485" table:style-name="ce168">
            <text:p>219,485</text:p>
          </table:table-cell>
          <table:table-cell office:value-type="float" office:value="14.84" table:style-name="ce169">
            <text:p>14.84</text:p>
          </table:table-cell>
          <table:table-cell office:value-type="float" office:value="1173566" table:style-name="ce168">
            <text:p>1,173,566</text:p>
          </table:table-cell>
          <table:table-cell office:value-type="float" office:value="559508" table:style-name="ce168">
            <text:p>559,508</text:p>
          </table:table-cell>
          <table:table-cell office:value-type="float" office:value="614058" table:style-name="ce168">
            <text:p>614,058</text:p>
          </table:table-cell>
          <table:table-cell office:value-type="float" office:value="43.39" table:style-name="ce169">
            <text:p>43.39</text:p>
          </table:table-cell>
          <table:table-cell office:value-type="float" office:value="2181546" table:style-name="ce168">
            <text:p>2,181,546</text:p>
          </table:table-cell>
          <table:table-cell office:value-type="float" office:value="1023706" table:style-name="ce168">
            <text:p>1,023,706</text:p>
          </table:table-cell>
          <table:table-cell office:value-type="float" office:value="1157840" table:style-name="ce168">
            <text:p>1,157,840</text:p>
          </table:table-cell>
          <table:table-cell office:value-type="float" office:value="80.650000000000006" table:style-name="ce167">
            <text:p>80.65</text:p>
          </table:table-cell>
          <table:table-cell table:number-columns-repeated="16359" table:style-name="ce159"/>
        </table:table-row>
        <table:table-row table:style-name="ro21">
          <table:table-cell office:value-type="string" table:style-name="ce173">
            <text:p>桃 園 市</text:p>
          </table:table-cell>
          <table:table-cell office:value-type="float" office:value="2108786" table:style-name="ce174">
            <text:p>2,108,786</text:p>
          </table:table-cell>
          <table:table-cell office:value-type="float" office:value="1054308" table:style-name="ce168">
            <text:p>1,054,308</text:p>
          </table:table-cell>
          <table:table-cell office:value-type="float" office:value="1054478" table:style-name="ce168">
            <text:p>1,054,478</text:p>
          </table:table-cell>
          <table:table-cell office:value-type="float" office:value="100" table:style-name="ce169">
            <text:p>100.00</text:p>
          </table:table-cell>
          <table:table-cell office:value-type="float" office:value="326646" table:style-name="ce168">
            <text:p>326,646</text:p>
          </table:table-cell>
          <table:table-cell office:value-type="float" office:value="170427" table:style-name="ce168">
            <text:p>170,427</text:p>
          </table:table-cell>
          <table:table-cell office:value-type="float" office:value="156219" table:style-name="ce168">
            <text:p>156,219</text:p>
          </table:table-cell>
          <table:table-cell office:value-type="float" office:value="15.49" table:style-name="ce169">
            <text:p>15.49</text:p>
          </table:table-cell>
          <table:table-cell office:value-type="float" office:value="1577051" table:style-name="ce168">
            <text:p>1,577,051</text:p>
          </table:table-cell>
          <table:table-cell office:value-type="float" office:value="786260" table:style-name="ce168">
            <text:p>786,260</text:p>
          </table:table-cell>
          <table:table-cell office:value-type="float" office:value="790791" table:style-name="ce168">
            <text:p>790,791</text:p>
          </table:table-cell>
          <table:table-cell office:value-type="float" office:value="74.78" table:style-name="ce169">
            <text:p>74.78</text:p>
          </table:table-cell>
          <table:table-cell office:value-type="float" office:value="205089" table:style-name="ce168">
            <text:p>205,089</text:p>
          </table:table-cell>
          <table:table-cell office:value-type="float" office:value="97621" table:style-name="ce168">
            <text:p>97,621</text:p>
          </table:table-cell>
          <table:table-cell office:value-type="float" office:value="107468" table:style-name="ce168">
            <text:p>107,468</text:p>
          </table:table-cell>
          <table:table-cell office:value-type="float" office:value="9.73" table:style-name="ce169">
            <text:p>9.73</text:p>
          </table:table-cell>
          <table:table-cell office:value-type="float" office:value="1004629" table:style-name="ce168">
            <text:p>1,004,629</text:p>
          </table:table-cell>
          <table:table-cell office:value-type="float" office:value="503243" table:style-name="ce168">
            <text:p>503,243</text:p>
          </table:table-cell>
          <table:table-cell office:value-type="float" office:value="501386" table:style-name="ce168">
            <text:p>501,386</text:p>
          </table:table-cell>
          <table:table-cell office:value-type="float" office:value="47.64" table:style-name="ce169">
            <text:p>47.64</text:p>
          </table:table-cell>
          <table:table-cell office:value-type="float" office:value="1632946" table:style-name="ce168">
            <text:p>1,632,946</text:p>
          </table:table-cell>
          <table:table-cell office:value-type="float" office:value="806083" table:style-name="ce168">
            <text:p>806,083</text:p>
          </table:table-cell>
          <table:table-cell office:value-type="float" office:value="826863" table:style-name="ce168">
            <text:p>826,863</text:p>
          </table:table-cell>
          <table:table-cell office:value-type="float" office:value="77.44" table:style-name="ce167">
            <text:p>77.44</text:p>
          </table:table-cell>
          <table:table-cell table:number-columns-repeated="16359" table:style-name="ce159"/>
        </table:table-row>
        <table:table-row table:style-name="ro22">
          <table:table-cell office:value-type="string" table:style-name="ce173">
            <text:p>臺 中 市</text:p>
          </table:table-cell>
          <table:table-cell office:value-type="float" office:value="2746112" table:style-name="ce174">
            <text:p>2,746,112</text:p>
          </table:table-cell>
          <table:table-cell office:value-type="float" office:value="1357629" table:style-name="ce168">
            <text:p>1,357,629</text:p>
          </table:table-cell>
          <table:table-cell office:value-type="float" office:value="1388483" table:style-name="ce168">
            <text:p>1,388,483</text:p>
          </table:table-cell>
          <table:table-cell office:value-type="float" office:value="100" table:style-name="ce169">
            <text:p>100.00</text:p>
          </table:table-cell>
          <table:table-cell office:value-type="float" office:value="410602" table:style-name="ce168">
            <text:p>410,602</text:p>
          </table:table-cell>
          <table:table-cell office:value-type="float" office:value="213389" table:style-name="ce168">
            <text:p>213,389</text:p>
          </table:table-cell>
          <table:table-cell office:value-type="float" office:value="197213" table:style-name="ce168">
            <text:p>197,213</text:p>
          </table:table-cell>
          <table:table-cell office:value-type="float" office:value="14.95" table:style-name="ce169">
            <text:p>14.95</text:p>
          </table:table-cell>
          <table:table-cell office:value-type="float" office:value="2051282" table:style-name="ce168">
            <text:p>2,051,282</text:p>
          </table:table-cell>
          <table:table-cell office:value-type="float" office:value="1011997" table:style-name="ce168">
            <text:p>1,011,997</text:p>
          </table:table-cell>
          <table:table-cell office:value-type="float" office:value="1039285" table:style-name="ce168">
            <text:p>1,039,285</text:p>
          </table:table-cell>
          <table:table-cell office:value-type="float" office:value="74.7" table:style-name="ce169">
            <text:p>74.70</text:p>
          </table:table-cell>
          <table:table-cell office:value-type="float" office:value="284228" table:style-name="ce168">
            <text:p>284,228</text:p>
          </table:table-cell>
          <table:table-cell office:value-type="float" office:value="132243" table:style-name="ce168">
            <text:p>132,243</text:p>
          </table:table-cell>
          <table:table-cell office:value-type="float" office:value="151985" table:style-name="ce168">
            <text:p>151,985</text:p>
          </table:table-cell>
          <table:table-cell office:value-type="float" office:value="10.35" table:style-name="ce169">
            <text:p>10.35</text:p>
          </table:table-cell>
          <table:table-cell office:value-type="float" office:value="1294302" table:style-name="ce168">
            <text:p>1,294,302</text:p>
          </table:table-cell>
          <table:table-cell office:value-type="float" office:value="640674" table:style-name="ce168">
            <text:p>640,674</text:p>
          </table:table-cell>
          <table:table-cell office:value-type="float" office:value="653628" table:style-name="ce168">
            <text:p>653,628</text:p>
          </table:table-cell>
          <table:table-cell office:value-type="float" office:value="47.13" table:style-name="ce169">
            <text:p>47.13</text:p>
          </table:table-cell>
          <table:table-cell office:value-type="float" office:value="2143501" table:style-name="ce168">
            <text:p>2,143,501</text:p>
          </table:table-cell>
          <table:table-cell office:value-type="float" office:value="1044480" table:style-name="ce168">
            <text:p>1,044,480</text:p>
          </table:table-cell>
          <table:table-cell office:value-type="float" office:value="1099021" table:style-name="ce168">
            <text:p>1,099,021</text:p>
          </table:table-cell>
          <table:table-cell office:value-type="float" office:value="78.06" table:style-name="ce167">
            <text:p>78.06</text:p>
          </table:table-cell>
          <table:table-cell table:number-columns-repeated="16359" table:style-name="ce159"/>
        </table:table-row>
        <table:table-row table:style-name="ro21">
          <table:table-cell office:value-type="string" table:style-name="ce173">
            <text:p>臺 南 市</text:p>
          </table:table-cell>
          <table:table-cell office:value-type="float" office:value="1885550" table:style-name="ce174">
            <text:p>1,885,550</text:p>
          </table:table-cell>
          <table:table-cell office:value-type="float" office:value="943812" table:style-name="ce168">
            <text:p>943,812</text:p>
          </table:table-cell>
          <table:table-cell office:value-type="float" office:value="941738" table:style-name="ce168">
            <text:p>941,738</text:p>
          </table:table-cell>
          <table:table-cell office:value-type="float" office:value="100" table:style-name="ce169">
            <text:p>100.00</text:p>
          </table:table-cell>
          <table:table-cell office:value-type="float" office:value="240070" table:style-name="ce168">
            <text:p>240,070</text:p>
          </table:table-cell>
          <table:table-cell office:value-type="float" office:value="124870" table:style-name="ce168">
            <text:p>124,870</text:p>
          </table:table-cell>
          <table:table-cell office:value-type="float" office:value="115200" table:style-name="ce168">
            <text:p>115,200</text:p>
          </table:table-cell>
          <table:table-cell office:value-type="float" office:value="12.73" table:style-name="ce169">
            <text:p>12.73</text:p>
          </table:table-cell>
          <table:table-cell office:value-type="float" office:value="1397360" table:style-name="ce168">
            <text:p>1,397,360</text:p>
          </table:table-cell>
          <table:table-cell office:value-type="float" office:value="705233" table:style-name="ce168">
            <text:p>705,233</text:p>
          </table:table-cell>
          <table:table-cell office:value-type="float" office:value="692127" table:style-name="ce168">
            <text:p>692,127</text:p>
          </table:table-cell>
          <table:table-cell office:value-type="float" office:value="74.11" table:style-name="ce169">
            <text:p>74.11</text:p>
          </table:table-cell>
          <table:table-cell office:value-type="float" office:value="248120" table:style-name="ce168">
            <text:p>248,120</text:p>
          </table:table-cell>
          <table:table-cell office:value-type="float" office:value="113709" table:style-name="ce168">
            <text:p>113,709</text:p>
          </table:table-cell>
          <table:table-cell office:value-type="float" office:value="134411" table:style-name="ce168">
            <text:p>134,411</text:p>
          </table:table-cell>
          <table:table-cell office:value-type="float" office:value="13.16" table:style-name="ce169">
            <text:p>13.16</text:p>
          </table:table-cell>
          <table:table-cell office:value-type="float" office:value="857260" table:style-name="ce168">
            <text:p>857,260</text:p>
          </table:table-cell>
          <table:table-cell office:value-type="float" office:value="432284" table:style-name="ce168">
            <text:p>432,284</text:p>
          </table:table-cell>
          <table:table-cell office:value-type="float" office:value="424976" table:style-name="ce168">
            <text:p>424,976</text:p>
          </table:table-cell>
          <table:table-cell office:value-type="float" office:value="45.46" table:style-name="ce169">
            <text:p>45.46</text:p>
          </table:table-cell>
          <table:table-cell office:value-type="float" office:value="1530506" table:style-name="ce168">
            <text:p>1,530,506</text:p>
          </table:table-cell>
          <table:table-cell office:value-type="float" office:value="758822" table:style-name="ce168">
            <text:p>758,822</text:p>
          </table:table-cell>
          <table:table-cell office:value-type="float" office:value="771684" table:style-name="ce168">
            <text:p>771,684</text:p>
          </table:table-cell>
          <table:table-cell office:value-type="float" office:value="81.17" table:style-name="ce167">
            <text:p>81.17</text:p>
          </table:table-cell>
          <table:table-cell table:number-columns-repeated="16359" table:style-name="ce159"/>
        </table:table-row>
        <table:table-row table:style-name="ro21">
          <table:table-cell office:value-type="string" table:style-name="ce173">
            <text:p>高 雄 市</text:p>
          </table:table-cell>
          <table:table-cell office:value-type="float" office:value="2778729" table:style-name="ce174">
            <text:p>2,778,729</text:p>
          </table:table-cell>
          <table:table-cell office:value-type="float" office:value="1380719" table:style-name="ce168">
            <text:p>1,380,719</text:p>
          </table:table-cell>
          <table:table-cell office:value-type="float" office:value="1398010" table:style-name="ce168">
            <text:p>1,398,010</text:p>
          </table:table-cell>
          <table:table-cell office:value-type="float" office:value="100" table:style-name="ce169">
            <text:p>100.00</text:p>
          </table:table-cell>
          <table:table-cell office:value-type="float" office:value="348469" table:style-name="ce168">
            <text:p>348,469</text:p>
          </table:table-cell>
          <table:table-cell office:value-type="float" office:value="180858" table:style-name="ce168">
            <text:p>180,858</text:p>
          </table:table-cell>
          <table:table-cell office:value-type="float" office:value="167611" table:style-name="ce168">
            <text:p>167,611</text:p>
          </table:table-cell>
          <table:table-cell office:value-type="float" office:value="12.54" table:style-name="ce169">
            <text:p>12.54</text:p>
          </table:table-cell>
          <table:table-cell office:value-type="float" office:value="2077382" table:style-name="ce168">
            <text:p>2,077,382</text:p>
          </table:table-cell>
          <table:table-cell office:value-type="float" office:value="1035354" table:style-name="ce168">
            <text:p>1,035,354</text:p>
          </table:table-cell>
          <table:table-cell office:value-type="float" office:value="1042028" table:style-name="ce168">
            <text:p>1,042,028</text:p>
          </table:table-cell>
          <table:table-cell office:value-type="float" office:value="74.760000000000005" table:style-name="ce169">
            <text:p>74.76</text:p>
          </table:table-cell>
          <table:table-cell office:value-type="float" office:value="352878" table:style-name="ce168">
            <text:p>352,878</text:p>
          </table:table-cell>
          <table:table-cell office:value-type="float" office:value="164507" table:style-name="ce168">
            <text:p>164,507</text:p>
          </table:table-cell>
          <table:table-cell office:value-type="float" office:value="188371" table:style-name="ce168">
            <text:p>188,371</text:p>
          </table:table-cell>
          <table:table-cell office:value-type="float" office:value="12.7" table:style-name="ce169">
            <text:p>12.70</text:p>
          </table:table-cell>
          <table:table-cell office:value-type="float" office:value="1278122" table:style-name="ce168">
            <text:p>1,278,122</text:p>
          </table:table-cell>
          <table:table-cell office:value-type="float" office:value="643135" table:style-name="ce168">
            <text:p>643,135</text:p>
          </table:table-cell>
          <table:table-cell office:value-type="float" office:value="634987" table:style-name="ce168">
            <text:p>634,987</text:p>
          </table:table-cell>
          <table:table-cell office:value-type="float" office:value="46" table:style-name="ce169">
            <text:p>46.00</text:p>
          </table:table-cell>
          <table:table-cell office:value-type="float" office:value="2257599" table:style-name="ce168">
            <text:p>2,257,599</text:p>
          </table:table-cell>
          <table:table-cell office:value-type="float" office:value="1110411" table:style-name="ce168">
            <text:p>1,110,411</text:p>
          </table:table-cell>
          <table:table-cell office:value-type="float" office:value="1147188" table:style-name="ce168">
            <text:p>1,147,188</text:p>
          </table:table-cell>
          <table:table-cell office:value-type="float" office:value="81.25" table:style-name="ce167">
            <text:p>81.25</text:p>
          </table:table-cell>
          <table:table-cell table:number-columns-repeated="16359" table:style-name="ce159"/>
        </table:table-row>
        <table:table-row table:style-name="ro34">
          <table:table-cell office:value-type="string" table:style-name="ce173">
            <text:p><text:s/>臺 灣 省<text:s/></text:p>
          </table:table-cell>
          <table:table-cell office:value-type="float" office:value="7155139" table:style-name="ce174">
            <text:p>7,155,139</text:p>
          </table:table-cell>
          <table:table-cell office:value-type="float" office:value="3655634" table:style-name="ce168">
            <text:p>3,655,634</text:p>
          </table:table-cell>
          <table:table-cell office:value-type="float" office:value="3499505" table:style-name="ce168">
            <text:p>3,499,505</text:p>
          </table:table-cell>
          <table:table-cell office:value-type="float" office:value="100" table:style-name="ce169">
            <text:p>100.00</text:p>
          </table:table-cell>
          <table:table-cell office:value-type="float" office:value="946919" table:style-name="ce168">
            <text:p>946,919</text:p>
          </table:table-cell>
          <table:table-cell office:value-type="float" office:value="494977" table:style-name="ce168">
            <text:p>494,977</text:p>
          </table:table-cell>
          <table:table-cell office:value-type="float" office:value="451942" table:style-name="ce168">
            <text:p>451,942</text:p>
          </table:table-cell>
          <table:table-cell office:value-type="float" office:value="13.23" table:style-name="ce169">
            <text:p>13.23</text:p>
          </table:table-cell>
          <table:table-cell office:value-type="float" office:value="5193225" table:style-name="ce168">
            <text:p>5,193,225</text:p>
          </table:table-cell>
          <table:table-cell office:value-type="float" office:value="2690384" table:style-name="ce168">
            <text:p>2,690,384</text:p>
          </table:table-cell>
          <table:table-cell office:value-type="float" office:value="2502841" table:style-name="ce168">
            <text:p>2,502,841</text:p>
          </table:table-cell>
          <table:table-cell office:value-type="float" office:value="72.58" table:style-name="ce169">
            <text:p>72.58</text:p>
          </table:table-cell>
          <table:table-cell office:value-type="float" office:value="1014995" table:style-name="ce168">
            <text:p>1,014,995</text:p>
          </table:table-cell>
          <table:table-cell office:value-type="float" office:value="470273" table:style-name="ce168">
            <text:p>470,273</text:p>
          </table:table-cell>
          <table:table-cell office:value-type="float" office:value="544722" table:style-name="ce168">
            <text:p>544,722</text:p>
          </table:table-cell>
          <table:table-cell office:value-type="float" office:value="14.19" table:style-name="ce169">
            <text:p>14.19</text:p>
          </table:table-cell>
          <table:table-cell office:value-type="float" office:value="3186911" table:style-name="ce168">
            <text:p>3,186,911</text:p>
          </table:table-cell>
          <table:table-cell office:value-type="float" office:value="1649846" table:style-name="ce168">
            <text:p>1,649,846</text:p>
          </table:table-cell>
          <table:table-cell office:value-type="float" office:value="1537065" table:style-name="ce168">
            <text:p>1,537,065</text:p>
          </table:table-cell>
          <table:table-cell office:value-type="float" office:value="44.54" table:style-name="ce169">
            <text:p>44.54</text:p>
          </table:table-cell>
          <table:table-cell office:value-type="float" office:value="5739919" table:style-name="ce168">
            <text:p>5,739,919</text:p>
          </table:table-cell>
          <table:table-cell office:value-type="float" office:value="2915630" table:style-name="ce168">
            <text:p>2,915,630</text:p>
          </table:table-cell>
          <table:table-cell office:value-type="float" office:value="2824289" table:style-name="ce168">
            <text:p>2,824,289</text:p>
          </table:table-cell>
          <table:table-cell office:value-type="float" office:value="80.22" table:style-name="ce167">
            <text:p>80.22</text:p>
          </table:table-cell>
          <table:table-cell table:number-columns-repeated="16359" table:style-name="ce159"/>
        </table:table-row>
        <table:table-row table:style-name="ro18">
          <table:table-cell office:value-type="string" table:style-name="ce166">
            <text:p>宜 蘭 縣</text:p>
          </table:table-cell>
          <table:table-cell office:value-type="float" office:value="458037" table:style-name="ce165">
            <text:p>458,037</text:p>
          </table:table-cell>
          <table:table-cell office:value-type="float" office:value="232193" table:style-name="ce164">
            <text:p>232,193</text:p>
          </table:table-cell>
          <table:table-cell office:value-type="float" office:value="225844" table:style-name="ce164">
            <text:p>225,844</text:p>
          </table:table-cell>
          <table:table-cell office:value-type="float" office:value="100" table:style-name="ce163">
            <text:p>100.00</text:p>
          </table:table-cell>
          <table:table-cell office:value-type="float" office:value="57979" table:style-name="ce161">
            <text:p>57,979</text:p>
          </table:table-cell>
          <table:table-cell office:value-type="float" office:value="30154" table:style-name="ce161">
            <text:p>30,154</text:p>
          </table:table-cell>
          <table:table-cell office:value-type="float" office:value="27825" table:style-name="ce161">
            <text:p>27,825</text:p>
          </table:table-cell>
          <table:table-cell office:value-type="float" office:value="12.66" table:style-name="ce162">
            <text:p>12.66</text:p>
          </table:table-cell>
          <table:table-cell office:value-type="float" office:value="334589" table:style-name="ce161">
            <text:p>334,589</text:p>
          </table:table-cell>
          <table:table-cell office:value-type="float" office:value="171446" table:style-name="ce161">
            <text:p>171,446</text:p>
          </table:table-cell>
          <table:table-cell office:value-type="float" office:value="163143" table:style-name="ce161">
            <text:p>163,143</text:p>
          </table:table-cell>
          <table:table-cell office:value-type="float" office:value="73.05" table:style-name="ce162">
            <text:p>73.05</text:p>
          </table:table-cell>
          <table:table-cell office:value-type="float" office:value="65469" table:style-name="ce161">
            <text:p>65,469</text:p>
          </table:table-cell>
          <table:table-cell office:value-type="float" office:value="30593" table:style-name="ce161">
            <text:p>30,593</text:p>
          </table:table-cell>
          <table:table-cell office:value-type="float" office:value="34876" table:style-name="ce161">
            <text:p>34,876</text:p>
          </table:table-cell>
          <table:table-cell office:value-type="float" office:value="14.29" table:style-name="ce162">
            <text:p>14.29</text:p>
          </table:table-cell>
          <table:table-cell office:value-type="float" office:value="204075" table:style-name="ce161">
            <text:p>204,075</text:p>
          </table:table-cell>
          <table:table-cell office:value-type="float" office:value="104872" table:style-name="ce161">
            <text:p>104,872</text:p>
          </table:table-cell>
          <table:table-cell office:value-type="float" office:value="99203" table:style-name="ce161">
            <text:p>99,203</text:p>
          </table:table-cell>
          <table:table-cell office:value-type="float" office:value="44.55" table:style-name="ce162">
            <text:p>44.55</text:p>
          </table:table-cell>
          <table:table-cell office:value-type="float" office:value="369769" table:style-name="ce161">
            <text:p>369,769</text:p>
          </table:table-cell>
          <table:table-cell office:value-type="float" office:value="186120" table:style-name="ce161">
            <text:p>186,120</text:p>
          </table:table-cell>
          <table:table-cell office:value-type="float" office:value="183649" table:style-name="ce161">
            <text:p>183,649</text:p>
          </table:table-cell>
          <table:table-cell office:value-type="float" office:value="80.73" table:style-name="ce160">
            <text:p>80.73</text:p>
          </table:table-cell>
          <table:table-cell table:number-columns-repeated="16359" table:style-name="ce159"/>
        </table:table-row>
        <table:table-row table:style-name="ro21">
          <table:table-cell office:value-type="string" table:style-name="ce166">
            <text:p>新 竹 縣</text:p>
          </table:table-cell>
          <table:table-cell office:value-type="float" office:value="542513" table:style-name="ce165">
            <text:p>542,513</text:p>
          </table:table-cell>
          <table:table-cell office:value-type="float" office:value="277668" table:style-name="ce164">
            <text:p>277,668</text:p>
          </table:table-cell>
          <table:table-cell office:value-type="float" office:value="264845" table:style-name="ce164">
            <text:p>264,845</text:p>
          </table:table-cell>
          <table:table-cell office:value-type="float" office:value="100" table:style-name="ce163">
            <text:p>100.00</text:p>
          </table:table-cell>
          <table:table-cell office:value-type="float" office:value="91743" table:style-name="ce161">
            <text:p>91,743</text:p>
          </table:table-cell>
          <table:table-cell office:value-type="float" office:value="47880" table:style-name="ce161">
            <text:p>47,880</text:p>
          </table:table-cell>
          <table:table-cell office:value-type="float" office:value="43863" table:style-name="ce161">
            <text:p>43,863</text:p>
          </table:table-cell>
          <table:table-cell office:value-type="float" office:value="16.91" table:style-name="ce162">
            <text:p>16.91</text:p>
          </table:table-cell>
          <table:table-cell office:value-type="float" office:value="388584" table:style-name="ce161">
            <text:p>388,584</text:p>
          </table:table-cell>
          <table:table-cell office:value-type="float" office:value="199787" table:style-name="ce161">
            <text:p>199,787</text:p>
          </table:table-cell>
          <table:table-cell office:value-type="float" office:value="188797" table:style-name="ce161">
            <text:p>188,797</text:p>
          </table:table-cell>
          <table:table-cell office:value-type="float" office:value="71.63" table:style-name="ce162">
            <text:p>71.63</text:p>
          </table:table-cell>
          <table:table-cell office:value-type="float" office:value="62186" table:style-name="ce161">
            <text:p>62,186</text:p>
          </table:table-cell>
          <table:table-cell office:value-type="float" office:value="30001" table:style-name="ce161">
            <text:p>30,001</text:p>
          </table:table-cell>
          <table:table-cell office:value-type="float" office:value="32185" table:style-name="ce161">
            <text:p>32,185</text:p>
          </table:table-cell>
          <table:table-cell office:value-type="float" office:value="11.46" table:style-name="ce162">
            <text:p>11.46</text:p>
          </table:table-cell>
          <table:table-cell office:value-type="float" office:value="251457" table:style-name="ce161">
            <text:p>251,457</text:p>
          </table:table-cell>
          <table:table-cell office:value-type="float" office:value="128126" table:style-name="ce161">
            <text:p>128,126</text:p>
          </table:table-cell>
          <table:table-cell office:value-type="float" office:value="123331" table:style-name="ce161">
            <text:p>123,331</text:p>
          </table:table-cell>
          <table:table-cell office:value-type="float" office:value="46.35" table:style-name="ce162">
            <text:p>46.35</text:p>
          </table:table-cell>
          <table:table-cell office:value-type="float" office:value="413856" table:style-name="ce161">
            <text:p>413,856</text:p>
          </table:table-cell>
          <table:table-cell office:value-type="float" office:value="210378" table:style-name="ce161">
            <text:p>210,378</text:p>
          </table:table-cell>
          <table:table-cell office:value-type="float" office:value="203478" table:style-name="ce161">
            <text:p>203,478</text:p>
          </table:table-cell>
          <table:table-cell office:value-type="float" office:value="76.28" table:style-name="ce160">
            <text:p>76.28</text:p>
          </table:table-cell>
          <table:table-cell table:number-columns-repeated="16359" table:style-name="ce159"/>
        </table:table-row>
        <table:table-row table:style-name="ro35">
          <table:table-cell office:value-type="string" table:style-name="ce166">
            <text:p>苗 栗 縣</text:p>
          </table:table-cell>
          <table:table-cell office:value-type="float" office:value="563489" table:style-name="ce165">
            <text:p>563,489</text:p>
          </table:table-cell>
          <table:table-cell office:value-type="float" office:value="290511" table:style-name="ce164">
            <text:p>290,511</text:p>
          </table:table-cell>
          <table:table-cell office:value-type="float" office:value="272978" table:style-name="ce164">
            <text:p>272,978</text:p>
          </table:table-cell>
          <table:table-cell office:value-type="float" office:value="100" table:style-name="ce163">
            <text:p>100.00</text:p>
          </table:table-cell>
          <table:table-cell office:value-type="float" office:value="79045" table:style-name="ce161">
            <text:p>79,045</text:p>
          </table:table-cell>
          <table:table-cell office:value-type="float" office:value="41516" table:style-name="ce161">
            <text:p>41,516</text:p>
          </table:table-cell>
          <table:table-cell office:value-type="float" office:value="37529" table:style-name="ce161">
            <text:p>37,529</text:p>
          </table:table-cell>
          <table:table-cell office:value-type="float" office:value="14.03" table:style-name="ce162">
            <text:p>14.03</text:p>
          </table:table-cell>
          <table:table-cell office:value-type="float" office:value="403654" table:style-name="ce161">
            <text:p>403,654</text:p>
          </table:table-cell>
          <table:table-cell office:value-type="float" office:value="210503" table:style-name="ce161">
            <text:p>210,503</text:p>
          </table:table-cell>
          <table:table-cell office:value-type="float" office:value="193151" table:style-name="ce161">
            <text:p>193,151</text:p>
          </table:table-cell>
          <table:table-cell office:value-type="float" office:value="71.63" table:style-name="ce162">
            <text:p>71.63</text:p>
          </table:table-cell>
          <table:table-cell office:value-type="float" office:value="80790" table:style-name="ce161">
            <text:p>80,790</text:p>
          </table:table-cell>
          <table:table-cell office:value-type="float" office:value="38492" table:style-name="ce161">
            <text:p>38,492</text:p>
          </table:table-cell>
          <table:table-cell office:value-type="float" office:value="42298" table:style-name="ce161">
            <text:p>42,298</text:p>
          </table:table-cell>
          <table:table-cell office:value-type="float" office:value="14.34" table:style-name="ce162">
            <text:p>14.34</text:p>
          </table:table-cell>
          <table:table-cell office:value-type="float" office:value="250549" table:style-name="ce161">
            <text:p>250,549</text:p>
          </table:table-cell>
          <table:table-cell office:value-type="float" office:value="130254" table:style-name="ce161">
            <text:p>130,254</text:p>
          </table:table-cell>
          <table:table-cell office:value-type="float" office:value="120295" table:style-name="ce161">
            <text:p>120,295</text:p>
          </table:table-cell>
          <table:table-cell office:value-type="float" office:value="44.46" table:style-name="ce162">
            <text:p>44.46</text:p>
          </table:table-cell>
          <table:table-cell office:value-type="float" office:value="448885" table:style-name="ce161">
            <text:p>448,885</text:p>
          </table:table-cell>
          <table:table-cell office:value-type="float" office:value="230454" table:style-name="ce161">
            <text:p>230,454</text:p>
          </table:table-cell>
          <table:table-cell office:value-type="float" office:value="218431" table:style-name="ce161">
            <text:p>218,431</text:p>
          </table:table-cell>
          <table:table-cell office:value-type="float" office:value="79.66" table:style-name="ce160">
            <text:p>79.66</text:p>
          </table:table-cell>
          <table:table-cell table:number-columns-repeated="16359" table:style-name="ce159"/>
        </table:table-row>
        <table:table-row table:style-name="ro21">
          <table:table-cell office:value-type="string" table:style-name="ce166">
            <text:p>彰 化 縣</text:p>
          </table:table-cell>
          <table:table-cell office:value-type="float" office:value="1289295" table:style-name="ce165">
            <text:p>1,289,295</text:p>
          </table:table-cell>
          <table:table-cell office:value-type="float" office:value="658567" table:style-name="ce164">
            <text:p>658,567</text:p>
          </table:table-cell>
          <table:table-cell office:value-type="float" office:value="630728" table:style-name="ce164">
            <text:p>630,728</text:p>
          </table:table-cell>
          <table:table-cell office:value-type="float" office:value="100" table:style-name="ce163">
            <text:p>100.00</text:p>
          </table:table-cell>
          <table:table-cell office:value-type="float" office:value="178489" table:style-name="ce161">
            <text:p>178,489</text:p>
          </table:table-cell>
          <table:table-cell office:value-type="float" office:value="93463" table:style-name="ce161">
            <text:p>93,463</text:p>
          </table:table-cell>
          <table:table-cell office:value-type="float" office:value="85026" table:style-name="ce161">
            <text:p>85,026</text:p>
          </table:table-cell>
          <table:table-cell office:value-type="float" office:value="13.84" table:style-name="ce162">
            <text:p>13.84</text:p>
          </table:table-cell>
          <table:table-cell office:value-type="float" office:value="934243" table:style-name="ce161">
            <text:p>934,243</text:p>
          </table:table-cell>
          <table:table-cell office:value-type="float" office:value="483993" table:style-name="ce161">
            <text:p>483,993</text:p>
          </table:table-cell>
          <table:table-cell office:value-type="float" office:value="450250" table:style-name="ce161">
            <text:p>450,250</text:p>
          </table:table-cell>
          <table:table-cell office:value-type="float" office:value="72.459999999999994" table:style-name="ce162">
            <text:p>72.46</text:p>
          </table:table-cell>
          <table:table-cell office:value-type="float" office:value="176563" table:style-name="ce161">
            <text:p>176,563</text:p>
          </table:table-cell>
          <table:table-cell office:value-type="float" office:value="81111" table:style-name="ce161">
            <text:p>81,111</text:p>
          </table:table-cell>
          <table:table-cell office:value-type="float" office:value="95452" table:style-name="ce161">
            <text:p>95,452</text:p>
          </table:table-cell>
          <table:table-cell office:value-type="float" office:value="13.69" table:style-name="ce162">
            <text:p>13.69</text:p>
          </table:table-cell>
          <table:table-cell office:value-type="float" office:value="581795" table:style-name="ce161">
            <text:p>581,795</text:p>
          </table:table-cell>
          <table:table-cell office:value-type="float" office:value="301644" table:style-name="ce161">
            <text:p>301,644</text:p>
          </table:table-cell>
          <table:table-cell office:value-type="float" office:value="280151" table:style-name="ce161">
            <text:p>280,151</text:p>
          </table:table-cell>
          <table:table-cell office:value-type="float" office:value="45.13" table:style-name="ce162">
            <text:p>45.13</text:p>
          </table:table-cell>
          <table:table-cell office:value-type="float" office:value="1024408" table:style-name="ce161">
            <text:p>1,024,408</text:p>
          </table:table-cell>
          <table:table-cell office:value-type="float" office:value="519848" table:style-name="ce161">
            <text:p>519,848</text:p>
          </table:table-cell>
          <table:table-cell office:value-type="float" office:value="504560" table:style-name="ce161">
            <text:p>504,560</text:p>
          </table:table-cell>
          <table:table-cell office:value-type="float" office:value="79.45" table:style-name="ce160">
            <text:p>79.45</text:p>
          </table:table-cell>
          <table:table-cell table:number-columns-repeated="16359" table:style-name="ce159"/>
        </table:table-row>
        <table:table-row table:style-name="ro22">
          <table:table-cell office:value-type="string" table:style-name="ce166">
            <text:p>南 投 縣</text:p>
          </table:table-cell>
          <table:table-cell office:value-type="float" office:value="509162" table:style-name="ce165">
            <text:p>509,162</text:p>
          </table:table-cell>
          <table:table-cell office:value-type="float" office:value="261191" table:style-name="ce164">
            <text:p>261,191</text:p>
          </table:table-cell>
          <table:table-cell office:value-type="float" office:value="247971" table:style-name="ce164">
            <text:p>247,971</text:p>
          </table:table-cell>
          <table:table-cell office:value-type="float" office:value="100" table:style-name="ce163">
            <text:p>100.00</text:p>
          </table:table-cell>
          <table:table-cell office:value-type="float" office:value="60665" table:style-name="ce161">
            <text:p>60,665</text:p>
          </table:table-cell>
          <table:table-cell office:value-type="float" office:value="31515" table:style-name="ce161">
            <text:p>31,515</text:p>
          </table:table-cell>
          <table:table-cell office:value-type="float" office:value="29150" table:style-name="ce161">
            <text:p>29,150</text:p>
          </table:table-cell>
          <table:table-cell office:value-type="float" office:value="11.91" table:style-name="ce162">
            <text:p>11.91</text:p>
          </table:table-cell>
          <table:table-cell office:value-type="float" office:value="370720" table:style-name="ce161">
            <text:p>370,720</text:p>
          </table:table-cell>
          <table:table-cell office:value-type="float" office:value="193273" table:style-name="ce161">
            <text:p>193,273</text:p>
          </table:table-cell>
          <table:table-cell office:value-type="float" office:value="177447" table:style-name="ce161">
            <text:p>177,447</text:p>
          </table:table-cell>
          <table:table-cell office:value-type="float" office:value="72.81" table:style-name="ce162">
            <text:p>72.81</text:p>
          </table:table-cell>
          <table:table-cell office:value-type="float" office:value="77777" table:style-name="ce161">
            <text:p>77,777</text:p>
          </table:table-cell>
          <table:table-cell office:value-type="float" office:value="36403" table:style-name="ce161">
            <text:p>36,403</text:p>
          </table:table-cell>
          <table:table-cell office:value-type="float" office:value="41374" table:style-name="ce161">
            <text:p>41,374</text:p>
          </table:table-cell>
          <table:table-cell office:value-type="float" office:value="15.28" table:style-name="ce162">
            <text:p>15.28</text:p>
          </table:table-cell>
          <table:table-cell office:value-type="float" office:value="221310" table:style-name="ce161">
            <text:p>221,310</text:p>
          </table:table-cell>
          <table:table-cell office:value-type="float" office:value="115801" table:style-name="ce161">
            <text:p>115,801</text:p>
          </table:table-cell>
          <table:table-cell office:value-type="float" office:value="105509" table:style-name="ce161">
            <text:p>105,509</text:p>
          </table:table-cell>
          <table:table-cell office:value-type="float" office:value="43.47" table:style-name="ce162">
            <text:p>43.47</text:p>
          </table:table-cell>
          <table:table-cell office:value-type="float" office:value="415400" table:style-name="ce161">
            <text:p>415,400</text:p>
          </table:table-cell>
          <table:table-cell office:value-type="float" office:value="212575" table:style-name="ce161">
            <text:p>212,575</text:p>
          </table:table-cell>
          <table:table-cell office:value-type="float" office:value="202825" table:style-name="ce161">
            <text:p>202,825</text:p>
          </table:table-cell>
          <table:table-cell office:value-type="float" office:value="81.59" table:style-name="ce160">
            <text:p>81.59</text:p>
          </table:table-cell>
          <table:table-cell table:number-columns-repeated="16359" table:style-name="ce159"/>
        </table:table-row>
        <table:table-row table:style-name="ro21">
          <table:table-cell office:value-type="string" table:style-name="ce166">
            <text:p>雲 林 縣</text:p>
          </table:table-cell>
          <table:table-cell office:value-type="float" office:value="699236" table:style-name="ce165">
            <text:p>699,236</text:p>
          </table:table-cell>
          <table:table-cell office:value-type="float" office:value="363630" table:style-name="ce164">
            <text:p>363,630</text:p>
          </table:table-cell>
          <table:table-cell office:value-type="float" office:value="335606" table:style-name="ce164">
            <text:p>335,606</text:p>
          </table:table-cell>
          <table:table-cell office:value-type="float" office:value="100" table:style-name="ce163">
            <text:p>100.00</text:p>
          </table:table-cell>
          <table:table-cell office:value-type="float" office:value="87592" table:style-name="ce161">
            <text:p>87,592</text:p>
          </table:table-cell>
          <table:table-cell office:value-type="float" office:value="45913" table:style-name="ce161">
            <text:p>45,913</text:p>
          </table:table-cell>
          <table:table-cell office:value-type="float" office:value="41679" table:style-name="ce161">
            <text:p>41,679</text:p>
          </table:table-cell>
          <table:table-cell office:value-type="float" office:value="12.53" table:style-name="ce162">
            <text:p>12.53</text:p>
          </table:table-cell>
          <table:table-cell office:value-type="float" office:value="496071" table:style-name="ce161">
            <text:p>496,071</text:p>
          </table:table-cell>
          <table:table-cell office:value-type="float" office:value="265353" table:style-name="ce161">
            <text:p>265,353</text:p>
          </table:table-cell>
          <table:table-cell office:value-type="float" office:value="230718" table:style-name="ce161">
            <text:p>230,718</text:p>
          </table:table-cell>
          <table:table-cell office:value-type="float" office:value="70.94" table:style-name="ce162">
            <text:p>70.94</text:p>
          </table:table-cell>
          <table:table-cell office:value-type="float" office:value="115573" table:style-name="ce161">
            <text:p>115,573</text:p>
          </table:table-cell>
          <table:table-cell office:value-type="float" office:value="52364" table:style-name="ce161">
            <text:p>52,364</text:p>
          </table:table-cell>
          <table:table-cell office:value-type="float" office:value="63209" table:style-name="ce161">
            <text:p>63,209</text:p>
          </table:table-cell>
          <table:table-cell office:value-type="float" office:value="16.53" table:style-name="ce162">
            <text:p>16.53</text:p>
          </table:table-cell>
          <table:table-cell office:value-type="float" office:value="302289" table:style-name="ce161">
            <text:p>302,289</text:p>
          </table:table-cell>
          <table:table-cell office:value-type="float" office:value="160251" table:style-name="ce161">
            <text:p>160,251</text:p>
          </table:table-cell>
          <table:table-cell office:value-type="float" office:value="142038" table:style-name="ce161">
            <text:p>142,038</text:p>
          </table:table-cell>
          <table:table-cell office:value-type="float" office:value="43.23" table:style-name="ce162">
            <text:p>43.23</text:p>
          </table:table-cell>
          <table:table-cell office:value-type="float" office:value="566699" table:style-name="ce161">
            <text:p>566,699</text:p>
          </table:table-cell>
          <table:table-cell office:value-type="float" office:value="293941" table:style-name="ce161">
            <text:p>293,941</text:p>
          </table:table-cell>
          <table:table-cell office:value-type="float" office:value="272758" table:style-name="ce161">
            <text:p>272,758</text:p>
          </table:table-cell>
          <table:table-cell office:value-type="float" office:value="81.05" table:style-name="ce160">
            <text:p>81.05</text:p>
          </table:table-cell>
          <table:table-cell table:number-columns-repeated="16359" table:style-name="ce159"/>
        </table:table-row>
        <table:table-row table:style-name="ro35">
          <table:table-cell office:value-type="string" table:style-name="ce166">
            <text:p>嘉 義 縣</text:p>
          </table:table-cell>
          <table:table-cell office:value-type="float" office:value="519482" table:style-name="ce165">
            <text:p>519,482</text:p>
          </table:table-cell>
          <table:table-cell office:value-type="float" office:value="270465" table:style-name="ce164">
            <text:p>270,465</text:p>
          </table:table-cell>
          <table:table-cell office:value-type="float" office:value="249017" table:style-name="ce164">
            <text:p>249,017</text:p>
          </table:table-cell>
          <table:table-cell office:value-type="float" office:value="100" table:style-name="ce163">
            <text:p>100.00</text:p>
          </table:table-cell>
          <table:table-cell office:value-type="float" office:value="55444" table:style-name="ce161">
            <text:p>55,444</text:p>
          </table:table-cell>
          <table:table-cell office:value-type="float" office:value="29036" table:style-name="ce161">
            <text:p>29,036</text:p>
          </table:table-cell>
          <table:table-cell office:value-type="float" office:value="26408" table:style-name="ce161">
            <text:p>26,408</text:p>
          </table:table-cell>
          <table:table-cell office:value-type="float" office:value="10.67" table:style-name="ce162">
            <text:p>10.67</text:p>
          </table:table-cell>
          <table:table-cell office:value-type="float" office:value="373859" table:style-name="ce161">
            <text:p>373,859</text:p>
          </table:table-cell>
          <table:table-cell office:value-type="float" office:value="200486" table:style-name="ce161">
            <text:p>200,486</text:p>
          </table:table-cell>
          <table:table-cell office:value-type="float" office:value="173373" table:style-name="ce161">
            <text:p>173,373</text:p>
          </table:table-cell>
          <table:table-cell office:value-type="float" office:value="71.97" table:style-name="ce162">
            <text:p>71.97</text:p>
          </table:table-cell>
          <table:table-cell office:value-type="float" office:value="90179" table:style-name="ce161">
            <text:p>90,179</text:p>
          </table:table-cell>
          <table:table-cell office:value-type="float" office:value="40943" table:style-name="ce161">
            <text:p>40,943</text:p>
          </table:table-cell>
          <table:table-cell office:value-type="float" office:value="49236" table:style-name="ce161">
            <text:p>49,236</text:p>
          </table:table-cell>
          <table:table-cell office:value-type="float" office:value="17.36" table:style-name="ce162">
            <text:p>17.36</text:p>
          </table:table-cell>
          <table:table-cell office:value-type="float" office:value="222043" table:style-name="ce161">
            <text:p>222,043</text:p>
          </table:table-cell>
          <table:table-cell office:value-type="float" office:value="117827" table:style-name="ce161">
            <text:p>117,827</text:p>
          </table:table-cell>
          <table:table-cell office:value-type="float" office:value="104216" table:style-name="ce161">
            <text:p>104,216</text:p>
          </table:table-cell>
          <table:table-cell office:value-type="float" office:value="42.74" table:style-name="ce162">
            <text:p>42.74</text:p>
          </table:table-cell>
          <table:table-cell office:value-type="float" office:value="431266" table:style-name="ce161">
            <text:p>431,266</text:p>
          </table:table-cell>
          <table:table-cell office:value-type="float" office:value="224241" table:style-name="ce161">
            <text:p>224,241</text:p>
          </table:table-cell>
          <table:table-cell office:value-type="float" office:value="207025" table:style-name="ce161">
            <text:p>207,025</text:p>
          </table:table-cell>
          <table:table-cell office:value-type="float" office:value="83.02" table:style-name="ce160">
            <text:p>83.02</text:p>
          </table:table-cell>
          <table:table-cell table:number-columns-repeated="16359" table:style-name="ce159"/>
        </table:table-row>
        <table:table-row table:style-name="ro21">
          <table:table-cell office:value-type="string" table:style-name="ce166">
            <text:p>屏 東 縣</text:p>
          </table:table-cell>
          <table:table-cell office:value-type="float" office:value="840931" table:style-name="ce165">
            <text:p>840,931</text:p>
          </table:table-cell>
          <table:table-cell office:value-type="float" office:value="430749" table:style-name="ce164">
            <text:p>430,749</text:p>
          </table:table-cell>
          <table:table-cell office:value-type="float" office:value="410182" table:style-name="ce164">
            <text:p>410,182</text:p>
          </table:table-cell>
          <table:table-cell office:value-type="float" office:value="100" table:style-name="ce163">
            <text:p>100.00</text:p>
          </table:table-cell>
          <table:table-cell office:value-type="float" office:value="96874" table:style-name="ce161">
            <text:p>96,874</text:p>
          </table:table-cell>
          <table:table-cell office:value-type="float" office:value="50511" table:style-name="ce161">
            <text:p>50,511</text:p>
          </table:table-cell>
          <table:table-cell office:value-type="float" office:value="46363" table:style-name="ce161">
            <text:p>46,363</text:p>
          </table:table-cell>
          <table:table-cell office:value-type="float" office:value="11.52" table:style-name="ce162">
            <text:p>11.52</text:p>
          </table:table-cell>
          <table:table-cell office:value-type="float" office:value="621640" table:style-name="ce161">
            <text:p>621,640</text:p>
          </table:table-cell>
          <table:table-cell office:value-type="float" office:value="322403" table:style-name="ce161">
            <text:p>322,403</text:p>
          </table:table-cell>
          <table:table-cell office:value-type="float" office:value="299237" table:style-name="ce161">
            <text:p>299,237</text:p>
          </table:table-cell>
          <table:table-cell office:value-type="float" office:value="73.92" table:style-name="ce162">
            <text:p>73.92</text:p>
          </table:table-cell>
          <table:table-cell office:value-type="float" office:value="122417" table:style-name="ce161">
            <text:p>122,417</text:p>
          </table:table-cell>
          <table:table-cell office:value-type="float" office:value="57835" table:style-name="ce161">
            <text:p>57,835</text:p>
          </table:table-cell>
          <table:table-cell office:value-type="float" office:value="64582" table:style-name="ce161">
            <text:p>64,582</text:p>
          </table:table-cell>
          <table:table-cell office:value-type="float" office:value="14.56" table:style-name="ce162">
            <text:p>14.56</text:p>
          </table:table-cell>
          <table:table-cell office:value-type="float" office:value="373833" table:style-name="ce161">
            <text:p>373,833</text:p>
          </table:table-cell>
          <table:table-cell office:value-type="float" office:value="195017" table:style-name="ce161">
            <text:p>195,017</text:p>
          </table:table-cell>
          <table:table-cell office:value-type="float" office:value="178816" table:style-name="ce161">
            <text:p>178,816</text:p>
          </table:table-cell>
          <table:table-cell office:value-type="float" office:value="44.45" table:style-name="ce162">
            <text:p>44.45</text:p>
          </table:table-cell>
          <table:table-cell office:value-type="float" office:value="690016" table:style-name="ce161">
            <text:p>690,016</text:p>
          </table:table-cell>
          <table:table-cell office:value-type="float" office:value="351836" table:style-name="ce161">
            <text:p>351,836</text:p>
          </table:table-cell>
          <table:table-cell office:value-type="float" office:value="338180" table:style-name="ce161">
            <text:p>338,180</text:p>
          </table:table-cell>
          <table:table-cell office:value-type="float" office:value="82.05" table:style-name="ce160">
            <text:p>82.05</text:p>
          </table:table-cell>
          <table:table-cell table:number-columns-repeated="16359" table:style-name="ce159"/>
        </table:table-row>
        <table:table-row table:style-name="ro22">
          <table:table-cell office:value-type="string" table:style-name="ce166">
            <text:p>臺 東 縣</text:p>
          </table:table-cell>
          <table:table-cell office:value-type="float" office:value="222244" table:style-name="ce165">
            <text:p>222,244</text:p>
          </table:table-cell>
          <table:table-cell office:value-type="float" office:value="115058" table:style-name="ce164">
            <text:p>115,058</text:p>
          </table:table-cell>
          <table:table-cell office:value-type="float" office:value="107186" table:style-name="ce164">
            <text:p>107,186</text:p>
          </table:table-cell>
          <table:table-cell office:value-type="float" office:value="100" table:style-name="ce163">
            <text:p>100.00</text:p>
          </table:table-cell>
          <table:table-cell office:value-type="float" office:value="28158" table:style-name="ce161">
            <text:p>28,158</text:p>
          </table:table-cell>
          <table:table-cell office:value-type="float" office:value="14696" table:style-name="ce161">
            <text:p>14,696</text:p>
          </table:table-cell>
          <table:table-cell office:value-type="float" office:value="13462" table:style-name="ce161">
            <text:p>13,462</text:p>
          </table:table-cell>
          <table:table-cell office:value-type="float" office:value="12.67" table:style-name="ce162">
            <text:p>12.67</text:p>
          </table:table-cell>
          <table:table-cell office:value-type="float" office:value="161903" table:style-name="ce161">
            <text:p>161,903</text:p>
          </table:table-cell>
          <table:table-cell office:value-type="float" office:value="85431" table:style-name="ce161">
            <text:p>85,431</text:p>
          </table:table-cell>
          <table:table-cell office:value-type="float" office:value="76472" table:style-name="ce161">
            <text:p>76,472</text:p>
          </table:table-cell>
          <table:table-cell office:value-type="float" office:value="72.849999999999994" table:style-name="ce162">
            <text:p>72.85</text:p>
          </table:table-cell>
          <table:table-cell office:value-type="float" office:value="32183" table:style-name="ce161">
            <text:p>32,183</text:p>
          </table:table-cell>
          <table:table-cell office:value-type="float" office:value="14931" table:style-name="ce161">
            <text:p>14,931</text:p>
          </table:table-cell>
          <table:table-cell office:value-type="float" office:value="17252" table:style-name="ce161">
            <text:p>17,252</text:p>
          </table:table-cell>
          <table:table-cell office:value-type="float" office:value="14.48" table:style-name="ce162">
            <text:p>14.48</text:p>
          </table:table-cell>
          <table:table-cell office:value-type="float" office:value="97379" table:style-name="ce161">
            <text:p>97,379</text:p>
          </table:table-cell>
          <table:table-cell office:value-type="float" office:value="51999" table:style-name="ce161">
            <text:p>51,999</text:p>
          </table:table-cell>
          <table:table-cell office:value-type="float" office:value="45380" table:style-name="ce161">
            <text:p>45,380</text:p>
          </table:table-cell>
          <table:table-cell office:value-type="float" office:value="43.82" table:style-name="ce162">
            <text:p>43.82</text:p>
          </table:table-cell>
          <table:table-cell office:value-type="float" office:value="179705" table:style-name="ce161">
            <text:p>179,705</text:p>
          </table:table-cell>
          <table:table-cell office:value-type="float" office:value="92947" table:style-name="ce161">
            <text:p>92,947</text:p>
          </table:table-cell>
          <table:table-cell office:value-type="float" office:value="86758" table:style-name="ce161">
            <text:p>86,758</text:p>
          </table:table-cell>
          <table:table-cell office:value-type="float" office:value="80.86" table:style-name="ce160">
            <text:p>80.86</text:p>
          </table:table-cell>
          <table:table-cell table:number-columns-repeated="16359" table:style-name="ce159"/>
        </table:table-row>
        <table:table-row table:style-name="ro21">
          <table:table-cell office:value-type="string" table:style-name="ce166">
            <text:p>花 蓮 縣</text:p>
          </table:table-cell>
          <table:table-cell office:value-type="float" office:value="331845" table:style-name="ce165">
            <text:p>331,845</text:p>
          </table:table-cell>
          <table:table-cell office:value-type="float" office:value="169242" table:style-name="ce164">
            <text:p>169,242</text:p>
          </table:table-cell>
          <table:table-cell office:value-type="float" office:value="162603" table:style-name="ce164">
            <text:p>162,603</text:p>
          </table:table-cell>
          <table:table-cell office:value-type="float" office:value="100" table:style-name="ce163">
            <text:p>100.00</text:p>
          </table:table-cell>
          <table:table-cell office:value-type="float" office:value="42034" table:style-name="ce161">
            <text:p>42,034</text:p>
          </table:table-cell>
          <table:table-cell office:value-type="float" office:value="22023" table:style-name="ce161">
            <text:p>22,023</text:p>
          </table:table-cell>
          <table:table-cell office:value-type="float" office:value="20011" table:style-name="ce161">
            <text:p>20,011</text:p>
          </table:table-cell>
          <table:table-cell office:value-type="float" office:value="12.67" table:style-name="ce162">
            <text:p>12.67</text:p>
          </table:table-cell>
          <table:table-cell office:value-type="float" office:value="242932" table:style-name="ce161">
            <text:p>242,932</text:p>
          </table:table-cell>
          <table:table-cell office:value-type="float" office:value="125308" table:style-name="ce161">
            <text:p>125,308</text:p>
          </table:table-cell>
          <table:table-cell office:value-type="float" office:value="117624" table:style-name="ce161">
            <text:p>117,624</text:p>
          </table:table-cell>
          <table:table-cell office:value-type="float" office:value="73.209999999999994" table:style-name="ce162">
            <text:p>73.21</text:p>
          </table:table-cell>
          <table:table-cell office:value-type="float" office:value="46879" table:style-name="ce161">
            <text:p>46,879</text:p>
          </table:table-cell>
          <table:table-cell office:value-type="float" office:value="21911" table:style-name="ce161">
            <text:p>21,911</text:p>
          </table:table-cell>
          <table:table-cell office:value-type="float" office:value="24968" table:style-name="ce161">
            <text:p>24,968</text:p>
          </table:table-cell>
          <table:table-cell office:value-type="float" office:value="14.13" table:style-name="ce162">
            <text:p>14.13</text:p>
          </table:table-cell>
          <table:table-cell office:value-type="float" office:value="146154" table:style-name="ce161">
            <text:p>146,154</text:p>
          </table:table-cell>
          <table:table-cell office:value-type="float" office:value="75977" table:style-name="ce161">
            <text:p>75,977</text:p>
          </table:table-cell>
          <table:table-cell office:value-type="float" office:value="70177" table:style-name="ce161">
            <text:p>70,177</text:p>
          </table:table-cell>
          <table:table-cell office:value-type="float" office:value="44.04" table:style-name="ce162">
            <text:p>44.04</text:p>
          </table:table-cell>
          <table:table-cell office:value-type="float" office:value="268352" table:style-name="ce161">
            <text:p>268,352</text:p>
          </table:table-cell>
          <table:table-cell office:value-type="float" office:value="135993" table:style-name="ce161">
            <text:p>135,993</text:p>
          </table:table-cell>
          <table:table-cell office:value-type="float" office:value="132359" table:style-name="ce161">
            <text:p>132,359</text:p>
          </table:table-cell>
          <table:table-cell office:value-type="float" office:value="80.87" table:style-name="ce160">
            <text:p>80.87</text:p>
          </table:table-cell>
          <table:table-cell table:number-columns-repeated="16359" table:style-name="ce159"/>
        </table:table-row>
        <table:table-row table:style-name="ro21">
          <table:table-cell office:value-type="string" table:style-name="ce166">
            <text:p>澎 湖 縣</text:p>
          </table:table-cell>
          <table:table-cell office:value-type="float" office:value="102355" table:style-name="ce165">
            <text:p>102,355</text:p>
          </table:table-cell>
          <table:table-cell office:value-type="float" office:value="52795" table:style-name="ce164">
            <text:p>52,795</text:p>
          </table:table-cell>
          <table:table-cell office:value-type="float" office:value="49560" table:style-name="ce164">
            <text:p>49,560</text:p>
          </table:table-cell>
          <table:table-cell office:value-type="float" office:value="100" table:style-name="ce163">
            <text:p>100.00</text:p>
          </table:table-cell>
          <table:table-cell office:value-type="float" office:value="11688" table:style-name="ce161">
            <text:p>11,688</text:p>
          </table:table-cell>
          <table:table-cell office:value-type="float" office:value="6105" table:style-name="ce161">
            <text:p>6,105</text:p>
          </table:table-cell>
          <table:table-cell office:value-type="float" office:value="5583" table:style-name="ce161">
            <text:p>5,583</text:p>
          </table:table-cell>
          <table:table-cell office:value-type="float" office:value="11.42" table:style-name="ce162">
            <text:p>11.42</text:p>
          </table:table-cell>
          <table:table-cell office:value-type="float" office:value="75534" table:style-name="ce161">
            <text:p>75,534</text:p>
          </table:table-cell>
          <table:table-cell office:value-type="float" office:value="39695" table:style-name="ce161">
            <text:p>39,695</text:p>
          </table:table-cell>
          <table:table-cell office:value-type="float" office:value="35839" table:style-name="ce161">
            <text:p>35,839</text:p>
          </table:table-cell>
          <table:table-cell office:value-type="float" office:value="73.8" table:style-name="ce162">
            <text:p>73.80</text:p>
          </table:table-cell>
          <table:table-cell office:value-type="float" office:value="15133" table:style-name="ce161">
            <text:p>15,133</text:p>
          </table:table-cell>
          <table:table-cell office:value-type="float" office:value="6995" table:style-name="ce161">
            <text:p>6,995</text:p>
          </table:table-cell>
          <table:table-cell office:value-type="float" office:value="8138" table:style-name="ce161">
            <text:p>8,138</text:p>
          </table:table-cell>
          <table:table-cell office:value-type="float" office:value="14.78" table:style-name="ce162">
            <text:p>14.78</text:p>
          </table:table-cell>
          <table:table-cell office:value-type="float" office:value="47638" table:style-name="ce161">
            <text:p>47,638</text:p>
          </table:table-cell>
          <table:table-cell office:value-type="float" office:value="24897" table:style-name="ce161">
            <text:p>24,897</text:p>
          </table:table-cell>
          <table:table-cell office:value-type="float" office:value="22741" table:style-name="ce161">
            <text:p>22,741</text:p>
          </table:table-cell>
          <table:table-cell office:value-type="float" office:value="46.54" table:style-name="ce162">
            <text:p>46.54</text:p>
          </table:table-cell>
          <table:table-cell office:value-type="float" office:value="84297" table:style-name="ce161">
            <text:p>84,297</text:p>
          </table:table-cell>
          <table:table-cell office:value-type="float" office:value="43321" table:style-name="ce161">
            <text:p>43,321</text:p>
          </table:table-cell>
          <table:table-cell office:value-type="float" office:value="40976" table:style-name="ce161">
            <text:p>40,976</text:p>
          </table:table-cell>
          <table:table-cell office:value-type="float" office:value="82.36" table:style-name="ce160">
            <text:p>82.36</text:p>
          </table:table-cell>
          <table:table-cell table:number-columns-repeated="16359" table:style-name="ce159"/>
        </table:table-row>
        <table:table-row table:style-name="ro23">
          <table:table-cell office:value-type="string" table:style-name="ce166">
            <text:p>基 隆 市</text:p>
          </table:table-cell>
          <table:table-cell office:value-type="float" office:value="372019" table:style-name="ce165">
            <text:p>372,019</text:p>
          </table:table-cell>
          <table:table-cell office:value-type="float" office:value="186874" table:style-name="ce164">
            <text:p>186,874</text:p>
          </table:table-cell>
          <table:table-cell office:value-type="float" office:value="185145" table:style-name="ce164">
            <text:p>185,145</text:p>
          </table:table-cell>
          <table:table-cell office:value-type="float" office:value="100" table:style-name="ce163">
            <text:p>100.00</text:p>
          </table:table-cell>
          <table:table-cell office:value-type="float" office:value="41166" table:style-name="ce161">
            <text:p>41,166</text:p>
          </table:table-cell>
          <table:table-cell office:value-type="float" office:value="21509" table:style-name="ce161">
            <text:p>21,509</text:p>
          </table:table-cell>
          <table:table-cell office:value-type="float" office:value="19657" table:style-name="ce161">
            <text:p>19,657</text:p>
          </table:table-cell>
          <table:table-cell office:value-type="float" office:value="11.07" table:style-name="ce162">
            <text:p>11.07</text:p>
          </table:table-cell>
          <table:table-cell office:value-type="float" office:value="281475" table:style-name="ce161">
            <text:p>281,475</text:p>
          </table:table-cell>
          <table:table-cell office:value-type="float" office:value="142742" table:style-name="ce161">
            <text:p>142,742</text:p>
          </table:table-cell>
          <table:table-cell office:value-type="float" office:value="138733" table:style-name="ce161">
            <text:p>138,733</text:p>
          </table:table-cell>
          <table:table-cell office:value-type="float" office:value="75.66" table:style-name="ce162">
            <text:p>75.66</text:p>
          </table:table-cell>
          <table:table-cell office:value-type="float" office:value="49378" table:style-name="ce161">
            <text:p>49,378</text:p>
          </table:table-cell>
          <table:table-cell office:value-type="float" office:value="22623" table:style-name="ce161">
            <text:p>22,623</text:p>
          </table:table-cell>
          <table:table-cell office:value-type="float" office:value="26755" table:style-name="ce161">
            <text:p>26,755</text:p>
          </table:table-cell>
          <table:table-cell office:value-type="float" office:value="13.27" table:style-name="ce162">
            <text:p>13.27</text:p>
          </table:table-cell>
          <table:table-cell office:value-type="float" office:value="166485" table:style-name="ce161">
            <text:p>166,485</text:p>
          </table:table-cell>
          <table:table-cell office:value-type="float" office:value="85225" table:style-name="ce161">
            <text:p>85,225</text:p>
          </table:table-cell>
          <table:table-cell office:value-type="float" office:value="81260" table:style-name="ce161">
            <text:p>81,260</text:p>
          </table:table-cell>
          <table:table-cell office:value-type="float" office:value="44.75" table:style-name="ce162">
            <text:p>44.75</text:p>
          </table:table-cell>
          <table:table-cell office:value-type="float" office:value="306912" table:style-name="ce161">
            <text:p>306,912</text:p>
          </table:table-cell>
          <table:table-cell office:value-type="float" office:value="152902" table:style-name="ce161">
            <text:p>152,902</text:p>
          </table:table-cell>
          <table:table-cell office:value-type="float" office:value="154010" table:style-name="ce161">
            <text:p>154,010</text:p>
          </table:table-cell>
          <table:table-cell office:value-type="float" office:value="82.5" table:style-name="ce160">
            <text:p>82.50</text:p>
          </table:table-cell>
          <table:table-cell table:number-columns-repeated="16359" table:style-name="ce159"/>
        </table:table-row>
        <table:table-row table:style-name="ro21">
          <table:table-cell office:value-type="string" table:style-name="ce166">
            <text:p>新 竹 市</text:p>
          </table:table-cell>
          <table:table-cell office:value-type="float" office:value="434258" table:style-name="ce165">
            <text:p>434,258</text:p>
          </table:table-cell>
          <table:table-cell office:value-type="float" office:value="214871" table:style-name="ce164">
            <text:p>214,871</text:p>
          </table:table-cell>
          <table:table-cell office:value-type="float" office:value="219387" table:style-name="ce164">
            <text:p>219,387</text:p>
          </table:table-cell>
          <table:table-cell office:value-type="float" office:value="100" table:style-name="ce163">
            <text:p>100.00</text:p>
          </table:table-cell>
          <table:table-cell office:value-type="float" office:value="76638" table:style-name="ce161">
            <text:p>76,638</text:p>
          </table:table-cell>
          <table:table-cell office:value-type="float" office:value="40061" table:style-name="ce161">
            <text:p>40,061</text:p>
          </table:table-cell>
          <table:table-cell office:value-type="float" office:value="36577" table:style-name="ce161">
            <text:p>36,577</text:p>
          </table:table-cell>
          <table:table-cell office:value-type="float" office:value="17.649999999999999" table:style-name="ce162">
            <text:p>17.65</text:p>
          </table:table-cell>
          <table:table-cell office:value-type="float" office:value="311779" table:style-name="ce161">
            <text:p>311,779</text:p>
          </table:table-cell>
          <table:table-cell office:value-type="float" office:value="154150" table:style-name="ce161">
            <text:p>154,150</text:p>
          </table:table-cell>
          <table:table-cell office:value-type="float" office:value="157629" table:style-name="ce161">
            <text:p>157,629</text:p>
          </table:table-cell>
          <table:table-cell office:value-type="float" office:value="71.8" table:style-name="ce162">
            <text:p>71.80</text:p>
          </table:table-cell>
          <table:table-cell office:value-type="float" office:value="45841" table:style-name="ce161">
            <text:p>45,841</text:p>
          </table:table-cell>
          <table:table-cell office:value-type="float" office:value="20660" table:style-name="ce161">
            <text:p>20,660</text:p>
          </table:table-cell>
          <table:table-cell office:value-type="float" office:value="25181" table:style-name="ce161">
            <text:p>25,181</text:p>
          </table:table-cell>
          <table:table-cell office:value-type="float" office:value="10.56" table:style-name="ce162">
            <text:p>10.56</text:p>
          </table:table-cell>
          <table:table-cell office:value-type="float" office:value="201913" table:style-name="ce161">
            <text:p>201,913</text:p>
          </table:table-cell>
          <table:table-cell office:value-type="float" office:value="99594" table:style-name="ce161">
            <text:p>99,594</text:p>
          </table:table-cell>
          <table:table-cell office:value-type="float" office:value="102319" table:style-name="ce161">
            <text:p>102,319</text:p>
          </table:table-cell>
          <table:table-cell office:value-type="float" office:value="46.5" table:style-name="ce162">
            <text:p>46.50</text:p>
          </table:table-cell>
          <table:table-cell office:value-type="float" office:value="329230" table:style-name="ce161">
            <text:p>329,230</text:p>
          </table:table-cell>
          <table:table-cell office:value-type="float" office:value="160077" table:style-name="ce161">
            <text:p>160,077</text:p>
          </table:table-cell>
          <table:table-cell office:value-type="float" office:value="169153" table:style-name="ce161">
            <text:p>169,153</text:p>
          </table:table-cell>
          <table:table-cell office:value-type="float" office:value="75.81" table:style-name="ce160">
            <text:p>75.81</text:p>
          </table:table-cell>
          <table:table-cell table:number-columns-repeated="16359" table:style-name="ce159"/>
        </table:table-row>
        <table:table-row table:style-name="ro21">
          <table:table-cell office:value-type="string" table:style-name="ce166">
            <text:p>嘉 義 市</text:p>
          </table:table-cell>
          <table:table-cell office:value-type="float" office:value="270273" table:style-name="ce165">
            <text:p>270,273</text:p>
          </table:table-cell>
          <table:table-cell office:value-type="float" office:value="131820" table:style-name="ce164">
            <text:p>131,820</text:p>
          </table:table-cell>
          <table:table-cell office:value-type="float" office:value="138453" table:style-name="ce164">
            <text:p>138,453</text:p>
          </table:table-cell>
          <table:table-cell office:value-type="float" office:value="100" table:style-name="ce163">
            <text:p>100.00</text:p>
          </table:table-cell>
          <table:table-cell office:value-type="float" office:value="39404" table:style-name="ce161">
            <text:p>39,404</text:p>
          </table:table-cell>
          <table:table-cell office:value-type="float" office:value="20595" table:style-name="ce161">
            <text:p>20,595</text:p>
          </table:table-cell>
          <table:table-cell office:value-type="float" office:value="18809" table:style-name="ce161">
            <text:p>18,809</text:p>
          </table:table-cell>
          <table:table-cell office:value-type="float" office:value="14.58" table:style-name="ce162">
            <text:p>14.58</text:p>
          </table:table-cell>
          <table:table-cell office:value-type="float" office:value="196242" table:style-name="ce161">
            <text:p>196,242</text:p>
          </table:table-cell>
          <table:table-cell office:value-type="float" office:value="95814" table:style-name="ce161">
            <text:p>95,814</text:p>
          </table:table-cell>
          <table:table-cell office:value-type="float" office:value="100428" table:style-name="ce161">
            <text:p>100,428</text:p>
          </table:table-cell>
          <table:table-cell office:value-type="float" office:value="72.61" table:style-name="ce162">
            <text:p>72.61</text:p>
          </table:table-cell>
          <table:table-cell office:value-type="float" office:value="34627" table:style-name="ce161">
            <text:p>34,627</text:p>
          </table:table-cell>
          <table:table-cell office:value-type="float" office:value="15411" table:style-name="ce161">
            <text:p>15,411</text:p>
          </table:table-cell>
          <table:table-cell office:value-type="float" office:value="19216" table:style-name="ce161">
            <text:p>19,216</text:p>
          </table:table-cell>
          <table:table-cell office:value-type="float" office:value="12.81" table:style-name="ce162">
            <text:p>12.81</text:p>
          </table:table-cell>
          <table:table-cell office:value-type="float" office:value="119991" table:style-name="ce161">
            <text:p>119,991</text:p>
          </table:table-cell>
          <table:table-cell office:value-type="float" office:value="58362" table:style-name="ce161">
            <text:p>58,362</text:p>
          </table:table-cell>
          <table:table-cell office:value-type="float" office:value="61629" table:style-name="ce161">
            <text:p>61,629</text:p>
          </table:table-cell>
          <table:table-cell office:value-type="float" office:value="44.4" table:style-name="ce162">
            <text:p>44.40</text:p>
          </table:table-cell>
          <table:table-cell office:value-type="float" office:value="211124" table:style-name="ce161">
            <text:p>211,124</text:p>
          </table:table-cell>
          <table:table-cell office:value-type="float" office:value="100997" table:style-name="ce161">
            <text:p>100,997</text:p>
          </table:table-cell>
          <table:table-cell office:value-type="float" office:value="110127" table:style-name="ce161">
            <text:p>110,127</text:p>
          </table:table-cell>
          <table:table-cell office:value-type="float" office:value="78.12" table:style-name="ce160">
            <text:p>78.12</text:p>
          </table:table-cell>
          <table:table-cell table:number-columns-repeated="16359" table:style-name="ce159"/>
        </table:table-row>
        <table:table-row table:style-name="ro36">
          <table:table-cell office:value-type="string" table:style-name="ce173">
            <text:p>福 建 省</text:p>
          </table:table-cell>
          <table:table-cell office:value-type="float" office:value="145528" table:style-name="ce172">
            <text:p>145,528</text:p>
          </table:table-cell>
          <table:table-cell office:value-type="float" office:value="73858" table:style-name="ce171">
            <text:p>73,858</text:p>
          </table:table-cell>
          <table:table-cell office:value-type="float" office:value="71670" table:style-name="ce171">
            <text:p>71,670</text:p>
          </table:table-cell>
          <table:table-cell office:value-type="float" office:value="100" table:style-name="ce170">
            <text:p>100.00</text:p>
          </table:table-cell>
          <table:table-cell office:value-type="float" office:value="15449" table:style-name="ce168">
            <text:p>15,449</text:p>
          </table:table-cell>
          <table:table-cell office:value-type="float" office:value="8061" table:style-name="ce168">
            <text:p>8,061</text:p>
          </table:table-cell>
          <table:table-cell office:value-type="float" office:value="7388" table:style-name="ce168">
            <text:p>7,388</text:p>
          </table:table-cell>
          <table:table-cell office:value-type="float" office:value="10.62" table:style-name="ce169">
            <text:p>10.62</text:p>
          </table:table-cell>
          <table:table-cell office:value-type="float" office:value="113846" table:style-name="ce168">
            <text:p>113,846</text:p>
          </table:table-cell>
          <table:table-cell office:value-type="float" office:value="57970" table:style-name="ce168">
            <text:p>57,970</text:p>
          </table:table-cell>
          <table:table-cell office:value-type="float" office:value="55876" table:style-name="ce168">
            <text:p>55,876</text:p>
          </table:table-cell>
          <table:table-cell office:value-type="float" office:value="78.23" table:style-name="ce169">
            <text:p>78.23</text:p>
          </table:table-cell>
          <table:table-cell office:value-type="float" office:value="16233" table:style-name="ce168">
            <text:p>16,233</text:p>
          </table:table-cell>
          <table:table-cell office:value-type="float" office:value="7827" table:style-name="ce168">
            <text:p>7,827</text:p>
          </table:table-cell>
          <table:table-cell office:value-type="float" office:value="8406" table:style-name="ce168">
            <text:p>8,406</text:p>
          </table:table-cell>
          <table:table-cell office:value-type="float" office:value="11.15" table:style-name="ce169">
            <text:p>11.15</text:p>
          </table:table-cell>
          <table:table-cell office:value-type="float" office:value="69390" table:style-name="ce168">
            <text:p>69,390</text:p>
          </table:table-cell>
          <table:table-cell office:value-type="float" office:value="34916" table:style-name="ce168">
            <text:p>34,916</text:p>
          </table:table-cell>
          <table:table-cell office:value-type="float" office:value="34474" table:style-name="ce168">
            <text:p>34,474</text:p>
          </table:table-cell>
          <table:table-cell office:value-type="float" office:value="47.68" table:style-name="ce169">
            <text:p>47.68</text:p>
          </table:table-cell>
          <table:table-cell office:value-type="float" office:value="121902" table:style-name="ce168">
            <text:p>121,902</text:p>
          </table:table-cell>
          <table:table-cell office:value-type="float" office:value="61632" table:style-name="ce168">
            <text:p>61,632</text:p>
          </table:table-cell>
          <table:table-cell office:value-type="float" office:value="60270" table:style-name="ce168">
            <text:p>60,270</text:p>
          </table:table-cell>
          <table:table-cell office:value-type="float" office:value="83.77" table:style-name="ce167">
            <text:p>83.77</text:p>
          </table:table-cell>
          <table:table-cell table:number-columns-repeated="16359" table:style-name="ce159"/>
        </table:table-row>
        <table:table-row table:style-name="ro21">
          <table:table-cell office:value-type="string" table:style-name="ce166">
            <text:p>金 門 縣</text:p>
          </table:table-cell>
          <table:table-cell office:value-type="float" office:value="132995" table:style-name="ce165">
            <text:p>132,995</text:p>
          </table:table-cell>
          <table:table-cell office:value-type="float" office:value="66687" table:style-name="ce164">
            <text:p>66,687</text:p>
          </table:table-cell>
          <table:table-cell office:value-type="float" office:value="66308" table:style-name="ce164">
            <text:p>66,308</text:p>
          </table:table-cell>
          <table:table-cell office:value-type="float" office:value="100" table:style-name="ce163">
            <text:p>100.00</text:p>
          </table:table-cell>
          <table:table-cell office:value-type="float" office:value="13875" table:style-name="ce161">
            <text:p>13,875</text:p>
          </table:table-cell>
          <table:table-cell office:value-type="float" office:value="7228" table:style-name="ce161">
            <text:p>7,228</text:p>
          </table:table-cell>
          <table:table-cell office:value-type="float" office:value="6647" table:style-name="ce161">
            <text:p>6,647</text:p>
          </table:table-cell>
          <table:table-cell office:value-type="float" office:value="10.43" table:style-name="ce162">
            <text:p>10.43</text:p>
          </table:table-cell>
          <table:table-cell office:value-type="float" office:value="104121" table:style-name="ce161">
            <text:p>104,121</text:p>
          </table:table-cell>
          <table:table-cell office:value-type="float" office:value="52280" table:style-name="ce161">
            <text:p>52,280</text:p>
          </table:table-cell>
          <table:table-cell office:value-type="float" office:value="51841" table:style-name="ce161">
            <text:p>51,841</text:p>
          </table:table-cell>
          <table:table-cell office:value-type="float" office:value="78.290000000000006" table:style-name="ce162">
            <text:p>78.29</text:p>
          </table:table-cell>
          <table:table-cell office:value-type="float" office:value="14999" table:style-name="ce161">
            <text:p>14,999</text:p>
          </table:table-cell>
          <table:table-cell office:value-type="float" office:value="7179" table:style-name="ce161">
            <text:p>7,179</text:p>
          </table:table-cell>
          <table:table-cell office:value-type="float" office:value="7820" table:style-name="ce161">
            <text:p>7,820</text:p>
          </table:table-cell>
          <table:table-cell office:value-type="float" office:value="11.28" table:style-name="ce162">
            <text:p>11.28</text:p>
          </table:table-cell>
          <table:table-cell office:value-type="float" office:value="63431" table:style-name="ce161">
            <text:p>63,431</text:p>
          </table:table-cell>
          <table:table-cell office:value-type="float" office:value="31470" table:style-name="ce161">
            <text:p>31,470</text:p>
          </table:table-cell>
          <table:table-cell office:value-type="float" office:value="31961" table:style-name="ce161">
            <text:p>31,961</text:p>
          </table:table-cell>
          <table:table-cell office:value-type="float" office:value="47.69" table:style-name="ce162">
            <text:p>47.69</text:p>
          </table:table-cell>
          <table:table-cell office:value-type="float" office:value="111668" table:style-name="ce161">
            <text:p>111,668</text:p>
          </table:table-cell>
          <table:table-cell office:value-type="float" office:value="55691" table:style-name="ce161">
            <text:p>55,691</text:p>
          </table:table-cell>
          <table:table-cell office:value-type="float" office:value="55977" table:style-name="ce161">
            <text:p>55,977</text:p>
          </table:table-cell>
          <table:table-cell office:value-type="float" office:value="83.96" table:style-name="ce160">
            <text:p>83.96</text:p>
          </table:table-cell>
          <table:table-cell table:number-columns-repeated="16359" table:style-name="ce159"/>
        </table:table-row>
        <table:table-row table:style-name="ro21">
          <table:table-cell office:value-type="string" table:style-name="ce166">
            <text:p>連 江 縣</text:p>
          </table:table-cell>
          <table:table-cell office:value-type="float" office:value="12533" table:style-name="ce165">
            <text:p>12,533</text:p>
          </table:table-cell>
          <table:table-cell office:value-type="float" office:value="7171" table:style-name="ce164">
            <text:p>7,171</text:p>
          </table:table-cell>
          <table:table-cell office:value-type="float" office:value="5362" table:style-name="ce164">
            <text:p>5,362</text:p>
          </table:table-cell>
          <table:table-cell office:value-type="float" office:value="100" table:style-name="ce163">
            <text:p>100.00</text:p>
          </table:table-cell>
          <table:table-cell office:value-type="float" office:value="1574" table:style-name="ce161">
            <text:p>1,574</text:p>
          </table:table-cell>
          <table:table-cell office:value-type="float" office:value="833" table:style-name="ce161">
            <text:p>833</text:p>
          </table:table-cell>
          <table:table-cell office:value-type="float" office:value="741" table:style-name="ce161">
            <text:p>741</text:p>
          </table:table-cell>
          <table:table-cell office:value-type="float" office:value="12.56" table:style-name="ce162">
            <text:p>12.56</text:p>
          </table:table-cell>
          <table:table-cell office:value-type="float" office:value="9725" table:style-name="ce161">
            <text:p>9,725</text:p>
          </table:table-cell>
          <table:table-cell office:value-type="float" office:value="5690" table:style-name="ce161">
            <text:p>5,690</text:p>
          </table:table-cell>
          <table:table-cell office:value-type="float" office:value="4035" table:style-name="ce161">
            <text:p>4,035</text:p>
          </table:table-cell>
          <table:table-cell office:value-type="float" office:value="77.599999999999994" table:style-name="ce162">
            <text:p>77.60</text:p>
          </table:table-cell>
          <table:table-cell office:value-type="float" office:value="1234" table:style-name="ce161">
            <text:p>1,234</text:p>
          </table:table-cell>
          <table:table-cell office:value-type="float" office:value="648" table:style-name="ce161">
            <text:p>648</text:p>
          </table:table-cell>
          <table:table-cell office:value-type="float" office:value="586" table:style-name="ce161">
            <text:p>586</text:p>
          </table:table-cell>
          <table:table-cell office:value-type="float" office:value="9.85" table:style-name="ce162">
            <text:p>9.85</text:p>
          </table:table-cell>
          <table:table-cell office:value-type="float" office:value="5959" table:style-name="ce161">
            <text:p>5,959</text:p>
          </table:table-cell>
          <table:table-cell office:value-type="float" office:value="3446" table:style-name="ce161">
            <text:p>3,446</text:p>
          </table:table-cell>
          <table:table-cell office:value-type="float" office:value="2513" table:style-name="ce161">
            <text:p>2,513</text:p>
          </table:table-cell>
          <table:table-cell office:value-type="float" office:value="47.55" table:style-name="ce162">
            <text:p>47.55</text:p>
          </table:table-cell>
          <table:table-cell office:value-type="float" office:value="10234" table:style-name="ce161">
            <text:p>10,234</text:p>
          </table:table-cell>
          <table:table-cell office:value-type="float" office:value="5941" table:style-name="ce161">
            <text:p>5,941</text:p>
          </table:table-cell>
          <table:table-cell office:value-type="float" office:value="4293" table:style-name="ce161">
            <text:p>4,293</text:p>
          </table:table-cell>
          <table:table-cell office:value-type="float" office:value="81.66" table:style-name="ce160">
            <text:p>81.66</text:p>
          </table:table-cell>
          <table:table-cell table:number-columns-repeated="16359" table:style-name="ce159"/>
        </table:table-row>
        <table:table-row table:style-name="ro37">
          <table:table-cell table:style-name="ce158"/>
          <table:table-cell table:style-name="ce157"/>
          <table:table-cell table:number-columns-repeated="6" table:style-name="ce156"/>
          <table:table-cell table:style-name="ce154"/>
          <table:table-cell table:number-columns-repeated="3" table:style-name="ce156"/>
          <table:table-cell table:style-name="ce154"/>
          <table:table-cell table:number-columns-repeated="3" table:style-name="ce156"/>
          <table:table-cell table:number-columns-repeated="3" table:style-name="ce154"/>
          <table:table-cell table:style-name="ce155"/>
          <table:table-cell table:style-name="ce154"/>
          <table:table-cell table:number-columns-repeated="3" table:style-name="ce153"/>
          <table:table-cell table:style-name="ce152"/>
          <table:table-cell table:number-columns-repeated="16359" table:style-name="ce149"/>
        </table:table-row>
        <table:table-row table:style-name="ro7">
          <table:table-cell table:style-name="ce151"/>
          <table:table-cell table:number-columns-repeated="23" table:style-name="ce149"/>
          <table:table-cell office:value-type="string" table:style-name="ce150">
            <text:p>內政部戶政司<text:span text:style-name="T4"><text:s/></text:span>民國<text:span text:style-name="T4">10</text:span><text:span text:style-name="T1">5</text:span>年<text:span text:style-name="T1">2</text:span>月<text:span text:style-name="T1">3</text:span>日編製</text:p>
          </table:table-cell>
          <table:table-cell table:number-columns-repeated="16359" table:style-name="ce149"/>
        </table:table-row>
        <table:table-row table:style-name="ro38">
          <table:table-cell table:style-name="ce148"/>
          <table:table-cell table:number-columns-repeated="16383" table:style-name="ce147"/>
        </table:table-row>
        <table:table-row table:number-rows-repeated="1048543" table:style-name="ro38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7" svg:x="0in" svg:y="0in" svg:width="7.2in" svg:height="9.9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39">
          <table:table-cell table:style-name="ce1">
            <draw:frame draw:z-index="2" draw:id="id1" draw:style-name="a1" draw:name="Object 8" svg:x="0in" svg:y="0in" svg:width="6.675in" svg:height="9.541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0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10" table:cell-range-address="資料分析_.$A$53" table:base-cell-address="資料分析_.$A$1"/>
          <table:named-range table:name="OLE_LINK2" table:cell-range-address="資料分析_.$A$1" table:base-cell-address="資料分析_.$A$1"/>
          <table:named-range table:name="OLE_LINK4" table:cell-range-address="資料分析_.$A$48" table:base-cell-address="資料分析_.$A$1"/>
          <table:named-range table:name="OLE_LINK9" table:cell-range-address="資料分析_.$A$52" table:base-cell-address="資料分析_.$A$1"/>
          <table:named-range table:name="Print_Area" table:cell-range-address="資料分析_.$A$1:資料分析_.$H$95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公式.xls'#當月速報連結" table:style-name="ta5">
        <table:table-source xlink:href="file:///D:/0662/01.速報/105年/速報-105.1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公式.xls'#縣市排序公式" table:style-name="ta5">
        <table:table-source xlink:href="file:///D:/0662/01.速報/105年/速報-105.1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公式.xls'#06-人口增加&amp;生死結離" table:style-name="ta5">
        <table:table-source xlink:href="file:///D:/0662/01.速報/105年/速報-105.1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公式.xls'#原始速報登打-公式" table:style-name="ta5">
        <table:table-source xlink:href="file:///D:/0662/01.速報/105年/速報-105.1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公式.xls'#160" table:style-name="ta5">
        <table:table-source xlink:href="file:///D:/0662/01.速報/105年/速報-105.1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公式.xls'#170" table:style-name="ta5">
        <table:table-source xlink:href="file:///D:/0662/01.速報/105年/速報-105.1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公式.xls'#上月縣市別" table:style-name="ta5">
        <table:table-source xlink:href="file:///D:/0662/01.速報/105年/速報-105.1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1公式.xls'#本月-上月&gt;15%公式" table:style-name="ta5">
        <table:table-source xlink:href="file:///D:/0662/01.速報/105年/速報-105.1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新表號04,05,速報3階段年齡-連結(公式)檔105.1.xls'#03單一年齡-列印前2頁" table:style-name="ta5">
        <table:table-source xlink:href="file:///D:/0662/A.上網月報(含1科)/105年/新表號04,05,速報3階段年齡-連結(公式)檔105.1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新表號04,05,速報3階段年齡-連結(公式)檔105.1.xls'#速報-年齡結構-新(列印版)" table:style-name="ta5">
        <table:table-source xlink:href="file:///D:/0662/A.上網月報(含1科)/105年/新表號04,05,速報3階段年齡-連結(公式)檔105.1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新表號04,05,速報3階段年齡-連結(公式)檔105.1.xls'#04年齡結構-列印版" table:style-name="ta5">
        <table:table-source xlink:href="file:///D:/0662/A.上網月報(含1科)/105年/新表號04,05,速報3階段年齡-連結(公式)檔105.1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新表號04,05,速報3階段年齡-連結(公式)檔105.1.xls'#04年齡結構-上網版" table:style-name="ta5">
        <table:table-source xlink:href="file:///D:/0662/A.上網月報(含1科)/105年/新表號04,05,速報3階段年齡-連結(公式)檔105.1.xls" table:table-name="04年齡結構-上網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新表號04,05,速報3階段年齡-連結(公式)檔105.1.xls'#上月速報年齡結構" table:style-name="ta5">
        <table:table-source xlink:href="file:///D:/0662/A.上網月報(含1科)/105年/新表號04,05,速報3階段年齡-連結(公式)檔105.1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新表號04,05,速報3階段年齡-連結(公式)檔105.1.xls'#本月-上月速報年齡結構(增減)" table:style-name="ta5">
        <table:table-source xlink:href="file:///D:/0662/A.上網月報(含1科)/105年/新表號04,05,速報3階段年齡-連結(公式)檔105.1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新表號04,05,速報3階段年齡-連結(公式)檔105.1.xls'#人口指標0-2,6" table:style-name="ta5">
        <table:table-source xlink:href="file:///D:/0662/A.上網月報(含1科)/105年/新表號04,05,速報3階段年齡-連結(公式)檔105.1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新表號04,05,速報3階段年齡-連結(公式)檔105.1.xls'#年齡結構-另給司長-不用" table:style-name="ta5">
        <table:table-source xlink:href="file:///D:/0662/A.上網月報(含1科)/105年/新表號04,05,速報3階段年齡-連結(公式)檔105.1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新表號04,05,速報3階段年齡-連結(公式)檔105.1.xls'#速報-3階段年齡結構-不用" table:style-name="ta5">
        <table:table-source xlink:href="file:///D:/0662/A.上網月報(含1科)/105年/新表號04,05,速報3階段年齡-連結(公式)檔105.1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2" number:min-integer-digits="1" number:grouping="true"/>
    </number:number-style>
    <number:number-style style:name="N59P1">
      <number:text>－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P2">
      <number:text>—</number:text>
    </number:text-style>
    <number:text-style style:name="N61"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 </number:text>
      <number:number number:decimal-places="2" number:min-integer-digits="1" number:grouping="true"/>
    </number:number-style>
    <number:number-style style:name="N66P1">
      <number:text>－  </number:text>
      <number:number number:decimal-places="2" number:min-integer-digits="1" number:grouping="true"/>
    </number:number-style>
    <number:text-style style:name="N66P2">
      <number:text>—</number:text>
    </number:text-style>
    <number:text-style style:name="N66"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</number:text>
      <number:number number:decimal-places="2" number:min-integer-digits="1" number:grouping="true"/>
      <number:text> </number:text>
    </number:number-style>
    <number:number-style style:name="N67P1">
      <number:text> (</number:text>
      <number:number number:decimal-places="2" number:min-integer-digits="1" number:grouping="true"/>
      <number:text>)</number:text>
    </number:number-style>
    <number:text-style style:name="N67P2">
      <number:text> - </number:text>
    </number:text-style>
    <number:text-style style:name="N67">
      <number:text> </number:text>
      <number:text-content/>
      <number:text> </number:text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">
      <number:number number:decimal-places="6" number:min-integer-digits="1"/>
      <number:text> </number:text>
    </number:number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6299212598425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2-03T03:12:47Z</meta:creation-date>
    <dc:date>2016-08-24T11:01:05Z</dc:date>
    <meta:print-date>2016-02-03T03:38:51Z</meta:print-date>
  </office:meta>
</office:document-meta>
</file>